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21cm" table:align="left"/>
    </style:style>
    <style:style style:name="Table1.A" style:family="table-column">
      <style:table-column-properties style:column-width="9.26cm"/>
    </style:style>
    <style:style style:name="Table1.A1" style:family="table-cell">
      <style:table-cell-properties style:vertical-align="middle"/>
    </style:style>
    <style:style style:name="Table2" style:family="table">
      <style:table-properties style:width="18.521cm" table:align="left"/>
    </style:style>
    <style:style style:name="Table2.A" style:family="table-column">
      <style:table-column-properties style:column-width="0.088cm"/>
    </style:style>
    <style:style style:name="Table2.B" style:family="table-column">
      <style:table-column-properties style:column-width="10.088cm"/>
    </style:style>
    <style:style style:name="Table2.C" style:family="table-column">
      <style:table-column-properties style:column-width="8.343cm"/>
    </style:style>
    <style:style style:name="Table2.A1" style:family="table-cell">
      <style:table-cell-properties style:vertical-align="middle"/>
    </style:style>
    <style:style style:name="Table3" style:family="table">
      <style:table-properties style:width="18.521cm" table:align="left"/>
    </style:style>
    <style:style style:name="Table3.A" style:family="table-column">
      <style:table-column-properties style:column-width="0.074cm"/>
    </style:style>
    <style:style style:name="Table3.B" style:family="table-column">
      <style:table-column-properties style:column-width="8.978cm"/>
    </style:style>
    <style:style style:name="Table3.C" style:family="table-column">
      <style:table-column-properties style:column-width="9.467cm"/>
    </style:style>
    <style:style style:name="Table3.A1" style:family="table-cell">
      <style:table-cell-properties style:vertical-align="middle"/>
    </style:style>
    <style:style style:name="Table4" style:family="table">
      <style:table-properties style:width="18.521cm" table:align="left"/>
    </style:style>
    <style:style style:name="Table4.A" style:family="table-column">
      <style:table-column-properties style:column-width="0.046cm"/>
    </style:style>
    <style:style style:name="Table4.B" style:family="table-column">
      <style:table-column-properties style:column-width="8.673cm"/>
    </style:style>
    <style:style style:name="Table4.C" style:family="table-column">
      <style:table-column-properties style:column-width="9.8cm"/>
    </style:style>
    <style:style style:name="Table4.A1" style:family="table-cell">
      <style:table-cell-properties style:vertical-align="middle"/>
    </style:style>
    <style:style style:name="Table5" style:family="table">
      <style:table-properties style:width="18.521cm" table:align="left"/>
    </style:style>
    <style:style style:name="Table5.A" style:family="table-column">
      <style:table-column-properties style:column-width="9.253cm"/>
    </style:style>
    <style:style style:name="Table5.B" style:family="table-column">
      <style:table-column-properties style:column-width="9.267cm"/>
    </style:style>
    <style:style style:name="Table5.A1" style:family="table-cell">
      <style:table-cell-properties style:vertical-align="middle"/>
    </style:style>
    <style:style style:name="Table6" style:family="table">
      <style:table-properties style:width="18.521cm" table:align="left"/>
    </style:style>
    <style:style style:name="Table6.A" style:family="table-column">
      <style:table-column-properties style:column-width="0.072cm"/>
    </style:style>
    <style:style style:name="Table6.B" style:family="table-column">
      <style:table-column-properties style:column-width="8.932cm"/>
    </style:style>
    <style:style style:name="Table6.C" style:family="table-column">
      <style:table-column-properties style:column-width="9.516cm"/>
    </style:style>
    <style:style style:name="Table6.A1" style:family="table-cell">
      <style:table-cell-properties style:vertical-align="middle"/>
    </style:style>
    <style:style style:name="Table7" style:family="table">
      <style:table-properties style:width="18.521cm" table:align="left"/>
    </style:style>
    <style:style style:name="Table7.A" style:family="table-column">
      <style:table-column-properties style:column-width="0.062cm"/>
    </style:style>
    <style:style style:name="Table7.B" style:family="table-column">
      <style:table-column-properties style:column-width="8.705cm"/>
    </style:style>
    <style:style style:name="Table7.C" style:family="table-column">
      <style:table-column-properties style:column-width="9.753cm"/>
    </style:style>
    <style:style style:name="Table7.A1" style:family="table-cell">
      <style:table-cell-properties style:vertical-align="middle"/>
    </style:style>
    <style:style style:name="Table8" style:family="table">
      <style:table-properties style:width="18.521cm" table:align="left"/>
    </style:style>
    <style:style style:name="Table8.A" style:family="table-column">
      <style:table-column-properties style:column-width="0.056cm"/>
    </style:style>
    <style:style style:name="Table8.B" style:family="table-column">
      <style:table-column-properties style:column-width="8.488cm"/>
    </style:style>
    <style:style style:name="Table8.C" style:family="table-column">
      <style:table-column-properties style:column-width="9.975cm"/>
    </style:style>
    <style:style style:name="Table8.A1" style:family="table-cell">
      <style:table-cell-properties style:vertical-align="middle"/>
    </style:style>
    <style:style style:name="Table9" style:family="table">
      <style:table-properties style:width="18.521cm" table:align="left"/>
    </style:style>
    <style:style style:name="Table9.A" style:family="table-column">
      <style:table-column-properties style:column-width="9.26cm"/>
    </style:style>
    <style:style style:name="Table9.A1" style:family="table-cell">
      <style:table-cell-properties style:vertical-align="middle"/>
    </style:style>
    <style:style style:name="Table10" style:family="table">
      <style:table-properties style:width="18.521cm" table:align="left"/>
    </style:style>
    <style:style style:name="Table10.A" style:family="table-column">
      <style:table-column-properties style:column-width="0.064cm"/>
    </style:style>
    <style:style style:name="Table10.B" style:family="table-column">
      <style:table-column-properties style:column-width="8.213cm"/>
    </style:style>
    <style:style style:name="Table10.C" style:family="table-column">
      <style:table-column-properties style:column-width="10.243cm"/>
    </style:style>
    <style:style style:name="Table10.A1" style:family="table-cell">
      <style:table-cell-properties style:vertical-align="middle"/>
    </style:style>
    <style:style style:name="Table11" style:family="table">
      <style:table-properties style:width="18.521cm" table:align="left"/>
    </style:style>
    <style:style style:name="Table11.A" style:family="table-column">
      <style:table-column-properties style:column-width="0.065cm"/>
    </style:style>
    <style:style style:name="Table11.B" style:family="table-column">
      <style:table-column-properties style:column-width="8.361cm"/>
    </style:style>
    <style:style style:name="Table11.C" style:family="table-column">
      <style:table-column-properties style:column-width="10.091cm"/>
    </style:style>
    <style:style style:name="Table11.A1" style:family="table-cell">
      <style:table-cell-properties style:vertical-align="middle"/>
    </style:style>
    <style:style style:name="Table12" style:family="table">
      <style:table-properties style:width="18.521cm" table:align="left"/>
    </style:style>
    <style:style style:name="Table12.A" style:family="table-column">
      <style:table-column-properties style:column-width="0.086cm"/>
    </style:style>
    <style:style style:name="Table12.B" style:family="table-column">
      <style:table-column-properties style:column-width="8.961cm"/>
    </style:style>
    <style:style style:name="Table12.C" style:family="table-column">
      <style:table-column-properties style:column-width="9.474cm"/>
    </style:style>
    <style:style style:name="Table12.A1" style:family="table-cell">
      <style:table-cell-properties style:vertical-align="middle"/>
    </style:style>
    <style:style style:name="Table13" style:family="table">
      <style:table-properties style:width="18.521cm" table:align="left"/>
    </style:style>
    <style:style style:name="Table13.A" style:family="table-column">
      <style:table-column-properties style:column-width="0.053cm"/>
    </style:style>
    <style:style style:name="Table13.B" style:family="table-column">
      <style:table-column-properties style:column-width="9.536cm"/>
    </style:style>
    <style:style style:name="Table13.C" style:family="table-column">
      <style:table-column-properties style:column-width="8.931cm"/>
    </style:style>
    <style:style style:name="Table13.A1" style:family="table-cell">
      <style:table-cell-properties style:vertical-align="middle"/>
    </style:style>
    <style:style style:name="Table14" style:family="table">
      <style:table-properties style:width="15.875cm" table:align="left"/>
    </style:style>
    <style:style style:name="Table14.A" style:family="table-column">
      <style:table-column-properties style:column-width="7.668cm"/>
    </style:style>
    <style:style style:name="Table14.B" style:family="table-column">
      <style:table-column-properties style:column-width="8.207cm"/>
    </style:style>
    <style:style style:name="Table14.A1" style:family="table-cell">
      <style:table-cell-properties style:vertical-align="middle"/>
    </style:style>
    <style:style style:name="Table15" style:family="table">
      <style:table-properties style:width="15.875cm" table:align="left"/>
    </style:style>
    <style:style style:name="Table15.A" style:family="table-column">
      <style:table-column-properties style:column-width="8.1cm"/>
    </style:style>
    <style:style style:name="Table15.B" style:family="table-column">
      <style:table-column-properties style:column-width="7.775cm"/>
    </style:style>
    <style:style style:name="Table15.A1" style:family="table-cell">
      <style:table-cell-properties style:vertical-align="middle"/>
    </style:style>
    <style:style style:name="Table16" style:family="table">
      <style:table-properties style:width="0.192cm" table:align="left"/>
    </style:style>
    <style:style style:name="Table16.A" style:family="table-column">
      <style:table-column-properties style:column-width="0.192cm"/>
    </style:style>
    <style:style style:name="Table16.A1" style:family="table-cell">
      <style:table-cell-properties style:vertical-align="middle" fo:padding="0.049cm" fo:border="none"/>
    </style:style>
    <style:style style:name="Table17" style:family="table">
      <style:table-properties style:width="10.682cm" table:align="left"/>
    </style:style>
    <style:style style:name="Table17.A" style:family="table-column">
      <style:table-column-properties style:column-width="0.166cm"/>
    </style:style>
    <style:style style:name="Table17.B" style:family="table-column">
      <style:table-column-properties style:column-width="4.475cm"/>
    </style:style>
    <style:style style:name="Table17.C" style:family="table-column">
      <style:table-column-properties style:column-width="6.041cm"/>
    </style:style>
    <style:style style:name="Table17.A1" style:family="table-cell">
      <style:table-cell-properties style:vertical-align="middle" fo:padding="0.049cm" fo:border="none"/>
    </style:style>
    <style:style style:name="Table17.B2" style:family="table-cell">
      <style:table-cell-properties fo:padding="0.049cm" fo:border="none"/>
    </style:style>
    <style:style style:name="Table18" style:family="table">
      <style:table-properties style:width="11.64cm" table:align="left"/>
    </style:style>
    <style:style style:name="Table18.A" style:family="table-column">
      <style:table-column-properties style:column-width="0.166cm"/>
    </style:style>
    <style:style style:name="Table18.B" style:family="table-column">
      <style:table-column-properties style:column-width="6.311cm"/>
    </style:style>
    <style:style style:name="Table18.C" style:family="table-column">
      <style:table-column-properties style:column-width="5.163cm"/>
    </style:style>
    <style:style style:name="Table18.A1" style:family="table-cell">
      <style:table-cell-properties style:vertical-align="middle" fo:padding="0.049cm" fo:border="none"/>
    </style:style>
    <style:style style:name="Table19" style:family="table">
      <style:table-properties style:width="0.192cm" table:align="left"/>
    </style:style>
    <style:style style:name="Table19.A" style:family="table-column">
      <style:table-column-properties style:column-width="0.192cm"/>
    </style:style>
    <style:style style:name="Table19.A1" style:family="table-cell">
      <style:table-cell-properties style:vertical-align="middle" fo:padding="0.049cm" fo:border="none"/>
    </style:style>
    <style:style style:name="Table20" style:family="table">
      <style:table-properties style:width="11.195cm" table:align="left"/>
    </style:style>
    <style:style style:name="Table20.A" style:family="table-column">
      <style:table-column-properties style:column-width="0.166cm"/>
    </style:style>
    <style:style style:name="Table20.B" style:family="table-column">
      <style:table-column-properties style:column-width="4.701cm"/>
    </style:style>
    <style:style style:name="Table20.C" style:family="table-column">
      <style:table-column-properties style:column-width="6.329cm"/>
    </style:style>
    <style:style style:name="Table20.A1" style:family="table-cell">
      <style:table-cell-properties style:vertical-align="middle" fo:padding="0.049cm" fo:border="none"/>
    </style:style>
    <style:style style:name="Table20.B2" style:family="table-cell">
      <style:table-cell-properties fo:padding="0.049cm" fo:border="none"/>
    </style:style>
    <style:style style:name="Table21" style:family="table">
      <style:table-properties style:width="9.042cm" table:align="left"/>
    </style:style>
    <style:style style:name="Table21.A" style:family="table-column">
      <style:table-column-properties style:column-width="0.166cm"/>
    </style:style>
    <style:style style:name="Table21.B" style:family="table-column">
      <style:table-column-properties style:column-width="4.152cm"/>
    </style:style>
    <style:style style:name="Table21.C" style:family="table-column">
      <style:table-column-properties style:column-width="4.724cm"/>
    </style:style>
    <style:style style:name="Table21.A1" style:family="table-cell">
      <style:table-cell-properties style:vertical-align="middle" fo:padding="0.049cm" fo:border="none"/>
    </style:style>
    <style:style style:name="Table21.B2" style:family="table-cell">
      <style:table-cell-properties fo:padding="0.049cm" fo:border="none"/>
    </style:style>
    <style:style style:name="Table22" style:family="table">
      <style:table-properties style:width="8.744cm" table:align="left"/>
    </style:style>
    <style:style style:name="Table22.A" style:family="table-column">
      <style:table-column-properties style:column-width="0.166cm"/>
    </style:style>
    <style:style style:name="Table22.B" style:family="table-column">
      <style:table-column-properties style:column-width="3.505cm"/>
    </style:style>
    <style:style style:name="Table22.C" style:family="table-column">
      <style:table-column-properties style:column-width="5.073cm"/>
    </style:style>
    <style:style style:name="Table22.A1" style:family="table-cell">
      <style:table-cell-properties style:vertical-align="middle" fo:padding="0.049cm" fo:border="none"/>
    </style:style>
    <style:style style:name="Table23" style:family="table">
      <style:table-properties style:width="15.875cm" table:align="left"/>
    </style:style>
    <style:style style:name="Table23.A" style:family="table-column">
      <style:table-column-properties style:column-width="15.875cm"/>
    </style:style>
    <style:style style:name="Table23.A1" style:family="table-cell">
      <style:table-cell-properties style:vertical-align="middle"/>
    </style:style>
    <style:style style:name="Table24" style:family="table">
      <style:table-properties style:width="15.875cm" table:align="left"/>
    </style:style>
    <style:style style:name="Table24.A" style:family="table-column">
      <style:table-column-properties style:column-width="0.041cm"/>
    </style:style>
    <style:style style:name="Table24.B" style:family="table-column">
      <style:table-column-properties style:column-width="7.47cm"/>
    </style:style>
    <style:style style:name="Table24.C" style:family="table-column">
      <style:table-column-properties style:column-width="8.364cm"/>
    </style:style>
    <style:style style:name="Table24.A1" style:family="table-cell">
      <style:table-cell-properties style:vertical-align="middle"/>
    </style:style>
    <style:style style:name="Table25" style:family="table">
      <style:table-properties style:width="15.875cm" table:align="left"/>
    </style:style>
    <style:style style:name="Table25.A" style:family="table-column">
      <style:table-column-properties style:column-width="0.041cm"/>
    </style:style>
    <style:style style:name="Table25.B" style:family="table-column">
      <style:table-column-properties style:column-width="6.768cm"/>
    </style:style>
    <style:style style:name="Table25.C" style:family="table-column">
      <style:table-column-properties style:column-width="9.066cm"/>
    </style:style>
    <style:style style:name="Table25.A1" style:family="table-cell">
      <style:table-cell-properties style:vertical-align="middle"/>
    </style:style>
    <style:style style:name="Table26" style:family="table">
      <style:table-properties style:width="0.192cm" table:align="left"/>
    </style:style>
    <style:style style:name="Table26.A" style:family="table-column">
      <style:table-column-properties style:column-width="0.192cm"/>
    </style:style>
    <style:style style:name="Table26.A1" style:family="table-cell">
      <style:table-cell-properties style:vertical-align="middle" fo:padding="0.049cm" fo:border="none"/>
    </style:style>
    <style:style style:name="Table27" style:family="table">
      <style:table-properties style:width="18.916cm" table:align="left"/>
    </style:style>
    <style:style style:name="Table27.A" style:family="table-column">
      <style:table-column-properties style:column-width="0.166cm"/>
    </style:style>
    <style:style style:name="Table27.B" style:family="table-column">
      <style:table-column-properties style:column-width="8.909cm"/>
    </style:style>
    <style:style style:name="Table27.C" style:family="table-column">
      <style:table-column-properties style:column-width="9.841cm"/>
    </style:style>
    <style:style style:name="Table27.A1" style:family="table-cell">
      <style:table-cell-properties style:vertical-align="middle" fo:padding="0.049cm" fo:border="none"/>
    </style:style>
    <style:style style:name="Table27.B2" style:family="table-cell">
      <style:table-cell-properties fo:padding="0.049cm" fo:border="none"/>
    </style:style>
    <style:style style:name="Table28" style:family="table">
      <style:table-properties style:width="18.948cm" table:align="left"/>
    </style:style>
    <style:style style:name="Table28.A" style:family="table-column">
      <style:table-column-properties style:column-width="0.166cm"/>
    </style:style>
    <style:style style:name="Table28.B" style:family="table-column">
      <style:table-column-properties style:column-width="8.32cm"/>
    </style:style>
    <style:style style:name="Table28.C" style:family="table-column">
      <style:table-column-properties style:column-width="10.462cm"/>
    </style:style>
    <style:style style:name="Table28.A1" style:family="table-cell">
      <style:table-cell-properties style:vertical-align="middle" fo:padding="0.049cm" fo:border="none"/>
    </style:style>
    <style:style style:name="Table29" style:family="table">
      <style:table-properties style:width="0.192cm" table:align="left"/>
    </style:style>
    <style:style style:name="Table29.A" style:family="table-column">
      <style:table-column-properties style:column-width="0.192cm"/>
    </style:style>
    <style:style style:name="Table29.A1" style:family="table-cell">
      <style:table-cell-properties style:vertical-align="middle" fo:padding="0.049cm" fo:border="none"/>
    </style:style>
    <style:style style:name="Table30" style:family="table">
      <style:table-properties style:width="16.242cm" table:align="left"/>
    </style:style>
    <style:style style:name="Table30.A" style:family="table-column">
      <style:table-column-properties style:column-width="0.231cm"/>
    </style:style>
    <style:style style:name="Table30.B" style:family="table-column">
      <style:table-column-properties style:column-width="7.713cm"/>
    </style:style>
    <style:style style:name="Table30.C" style:family="table-column">
      <style:table-column-properties style:column-width="8.297cm"/>
    </style:style>
    <style:style style:name="Table30.A1" style:family="table-cell">
      <style:table-cell-properties style:vertical-align="middle" fo:padding="0.049cm" fo:border="none"/>
    </style:style>
    <style:style style:name="Table31" style:family="table">
      <style:table-properties style:width="0.192cm" table:align="left"/>
    </style:style>
    <style:style style:name="Table31.A" style:family="table-column">
      <style:table-column-properties style:column-width="0.192cm"/>
    </style:style>
    <style:style style:name="Table31.A1" style:family="table-cell">
      <style:table-cell-properties style:vertical-align="middle" fo:padding="0.049cm" fo:border="none"/>
    </style:style>
    <style:style style:name="Table32" style:family="table">
      <style:table-properties style:width="6.44cm" table:align="left"/>
    </style:style>
    <style:style style:name="Table32.A" style:family="table-column">
      <style:table-column-properties style:column-width="0.231cm"/>
    </style:style>
    <style:style style:name="Table32.B" style:family="table-column">
      <style:table-column-properties style:column-width="3.007cm"/>
    </style:style>
    <style:style style:name="Table32.C" style:family="table-column">
      <style:table-column-properties style:column-width="3.201cm"/>
    </style:style>
    <style:style style:name="Table32.A1" style:family="table-cell">
      <style:table-cell-properties style:vertical-align="middle" fo:padding="0.049cm" fo:border="none"/>
    </style:style>
    <style:style style:name="Table32.B3" style:family="table-cell">
      <style:table-cell-properties fo:padding="0.049cm" fo:border="none"/>
    </style:style>
    <style:style style:name="Table33" style:family="table">
      <style:table-properties style:width="8.908cm" table:align="left"/>
    </style:style>
    <style:style style:name="Table33.A" style:family="table-column">
      <style:table-column-properties style:column-width="0.231cm"/>
    </style:style>
    <style:style style:name="Table33.B" style:family="table-column">
      <style:table-column-properties style:column-width="4.094cm"/>
    </style:style>
    <style:style style:name="Table33.C" style:family="table-column">
      <style:table-column-properties style:column-width="4.583cm"/>
    </style:style>
    <style:style style:name="Table33.A1" style:family="table-cell">
      <style:table-cell-properties style:vertical-align="middle" fo:padding="0.049cm" fo:border="none"/>
    </style:style>
    <style:style style:name="Table33.B3" style:family="table-cell">
      <style:table-cell-properties fo:padding="0.049cm" fo:border="none"/>
    </style:style>
    <style:style style:name="Table34" style:family="table">
      <style:table-properties style:width="11.959cm" table:align="left"/>
    </style:style>
    <style:style style:name="Table34.A" style:family="table-column">
      <style:table-column-properties style:column-width="0.166cm"/>
    </style:style>
    <style:style style:name="Table34.B" style:family="table-column">
      <style:table-column-properties style:column-width="5.419cm"/>
    </style:style>
    <style:style style:name="Table34.C" style:family="table-column">
      <style:table-column-properties style:column-width="6.375cm"/>
    </style:style>
    <style:style style:name="Table34.A1" style:family="table-cell">
      <style:table-cell-properties style:vertical-align="middle" fo:padding="0.049cm" fo:border="none"/>
    </style:style>
    <style:style style:name="Table35" style:family="table">
      <style:table-properties style:width="0.192cm" table:align="left"/>
    </style:style>
    <style:style style:name="Table35.A" style:family="table-column">
      <style:table-column-properties style:column-width="0.192cm"/>
    </style:style>
    <style:style style:name="Table35.A1" style:family="table-cell">
      <style:table-cell-properties style:vertical-align="middle" fo:padding="0.049cm" fo:border="none"/>
    </style:style>
    <style:style style:name="Table36" style:family="table">
      <style:table-properties style:width="12.645cm" table:align="left"/>
    </style:style>
    <style:style style:name="Table36.A" style:family="table-column">
      <style:table-column-properties style:column-width="0.231cm"/>
    </style:style>
    <style:style style:name="Table36.B" style:family="table-column">
      <style:table-column-properties style:column-width="6.219cm"/>
    </style:style>
    <style:style style:name="Table36.C" style:family="table-column">
      <style:table-column-properties style:column-width="6.195cm"/>
    </style:style>
    <style:style style:name="Table36.A1" style:family="table-cell">
      <style:table-cell-properties style:vertical-align="middle" fo:padding="0.049cm" fo:border="none"/>
    </style:style>
    <style:style style:name="Table36.B4" style:family="table-cell">
      <style:table-cell-properties fo:padding="0.049cm" fo:border="none"/>
    </style:style>
    <style:style style:name="Table37" style:family="table">
      <style:table-properties style:width="18.865cm" table:align="left"/>
    </style:style>
    <style:style style:name="Table37.A" style:family="table-column">
      <style:table-column-properties style:column-width="0.231cm"/>
    </style:style>
    <style:style style:name="Table37.B" style:family="table-column">
      <style:table-column-properties style:column-width="9.026cm"/>
    </style:style>
    <style:style style:name="Table37.C" style:family="table-column">
      <style:table-column-properties style:column-width="9.608cm"/>
    </style:style>
    <style:style style:name="Table37.A1" style:family="table-cell">
      <style:table-cell-properties style:vertical-align="middle" fo:padding="0.049cm" fo:border="none"/>
    </style:style>
    <style:style style:name="Table37.B4" style:family="table-cell">
      <style:table-cell-properties fo:padding="0.049cm" fo:border="none"/>
    </style:style>
    <style:style style:name="Table38" style:family="table">
      <style:table-properties style:width="17.029cm" table:align="left"/>
    </style:style>
    <style:style style:name="Table38.A" style:family="table-column">
      <style:table-column-properties style:column-width="0.231cm"/>
    </style:style>
    <style:style style:name="Table38.B" style:family="table-column">
      <style:table-column-properties style:column-width="8.712cm"/>
    </style:style>
    <style:style style:name="Table38.C" style:family="table-column">
      <style:table-column-properties style:column-width="8.086cm"/>
    </style:style>
    <style:style style:name="Table38.A1" style:family="table-cell">
      <style:table-cell-properties style:vertical-align="middle" fo:padding="0.049cm" fo:border="none"/>
    </style:style>
    <style:style style:name="Table38.B4" style:family="table-cell">
      <style:table-cell-properties fo:padding="0.049cm" fo:border="none"/>
    </style:style>
    <style:style style:name="Table39" style:family="table">
      <style:table-properties style:width="21.108cm" table:align="left"/>
    </style:style>
    <style:style style:name="Table39.A" style:family="table-column">
      <style:table-column-properties style:column-width="0.231cm"/>
    </style:style>
    <style:style style:name="Table39.B" style:family="table-column">
      <style:table-column-properties style:column-width="9.462cm"/>
    </style:style>
    <style:style style:name="Table39.C" style:family="table-column">
      <style:table-column-properties style:column-width="11.416cm"/>
    </style:style>
    <style:style style:name="Table39.A1" style:family="table-cell">
      <style:table-cell-properties style:vertical-align="middle" fo:padding="0.049cm" fo:border="none"/>
    </style:style>
    <style:style style:name="Table40" style:family="table">
      <style:table-properties style:width="18.521cm" table:align="left"/>
    </style:style>
    <style:style style:name="Table40.A" style:family="table-column">
      <style:table-column-properties style:column-width="9.26cm"/>
    </style:style>
    <style:style style:name="Table40.A1" style:family="table-cell">
      <style:table-cell-properties style:vertical-align="middle"/>
    </style:style>
    <style:style style:name="Table41" style:family="table">
      <style:table-properties style:width="18.521cm" table:align="left"/>
    </style:style>
    <style:style style:name="Table41.A" style:family="table-column">
      <style:table-column-properties style:column-width="0.145cm"/>
    </style:style>
    <style:style style:name="Table41.B" style:family="table-column">
      <style:table-column-properties style:column-width="8.931cm"/>
    </style:style>
    <style:style style:name="Table41.C" style:family="table-column">
      <style:table-column-properties style:column-width="9.444cm"/>
    </style:style>
    <style:style style:name="Table41.A1" style:family="table-cell">
      <style:table-cell-properties style:vertical-align="middle"/>
    </style:style>
    <style:style style:name="Table42" style:family="table">
      <style:table-properties style:width="18.521cm" table:align="left"/>
    </style:style>
    <style:style style:name="Table42.A" style:family="table-column">
      <style:table-column-properties style:column-width="0.129cm"/>
    </style:style>
    <style:style style:name="Table42.B" style:family="table-column">
      <style:table-column-properties style:column-width="9.409cm"/>
    </style:style>
    <style:style style:name="Table42.C" style:family="table-column">
      <style:table-column-properties style:column-width="8.982cm"/>
    </style:style>
    <style:style style:name="Table42.A1" style:family="table-cell">
      <style:table-cell-properties style:vertical-align="middle"/>
    </style:style>
    <style:style style:name="Table43" style:family="table">
      <style:table-properties style:width="18.521cm" table:align="left"/>
    </style:style>
    <style:style style:name="Table43.A" style:family="table-column">
      <style:table-column-properties style:column-width="0.093cm"/>
    </style:style>
    <style:style style:name="Table43.B" style:family="table-column">
      <style:table-column-properties style:column-width="8.747cm"/>
    </style:style>
    <style:style style:name="Table43.C" style:family="table-column">
      <style:table-column-properties style:column-width="9.677cm"/>
    </style:style>
    <style:style style:name="Table43.A1" style:family="table-cell">
      <style:table-cell-properties style:vertical-align="middle"/>
    </style:style>
    <style:style style:name="Table44" style:family="table">
      <style:table-properties style:width="18.521cm" table:align="left"/>
    </style:style>
    <style:style style:name="Table44.A" style:family="table-column">
      <style:table-column-properties style:column-width="0.085cm"/>
    </style:style>
    <style:style style:name="Table44.B" style:family="table-column">
      <style:table-column-properties style:column-width="7.385cm"/>
    </style:style>
    <style:style style:name="Table44.C" style:family="table-column">
      <style:table-column-properties style:column-width="11.047cm"/>
    </style:style>
    <style:style style:name="Table44.A1" style:family="table-cell">
      <style:table-cell-properties style:vertical-align="middle"/>
    </style:style>
    <style:style style:name="Table45" style:family="table">
      <style:table-properties style:width="18.521cm" table:align="left"/>
    </style:style>
    <style:style style:name="Table45.A" style:family="table-column">
      <style:table-column-properties style:column-width="9.26cm"/>
    </style:style>
    <style:style style:name="Table45.A1" style:family="table-cell">
      <style:table-cell-properties style:vertical-align="middle"/>
    </style:style>
    <style:style style:name="Table46" style:family="table">
      <style:table-properties style:width="18.521cm" table:align="left"/>
    </style:style>
    <style:style style:name="Table46.A" style:family="table-column">
      <style:table-column-properties style:column-width="0.092cm"/>
    </style:style>
    <style:style style:name="Table46.B" style:family="table-column">
      <style:table-column-properties style:column-width="7.773cm"/>
    </style:style>
    <style:style style:name="Table46.C" style:family="table-column">
      <style:table-column-properties style:column-width="10.652cm"/>
    </style:style>
    <style:style style:name="Table46.A1" style:family="table-cell">
      <style:table-cell-properties style:vertical-align="middle"/>
    </style:style>
    <style:style style:name="Table47" style:family="table">
      <style:table-properties style:width="18.521cm" table:align="left"/>
    </style:style>
    <style:style style:name="Table47.A" style:family="table-column">
      <style:table-column-properties style:column-width="0.078cm"/>
    </style:style>
    <style:style style:name="Table47.B" style:family="table-column">
      <style:table-column-properties style:column-width="7.722cm"/>
    </style:style>
    <style:style style:name="Table47.C" style:family="table-column">
      <style:table-column-properties style:column-width="10.717cm"/>
    </style:style>
    <style:style style:name="Table47.A1" style:family="table-cell">
      <style:table-cell-properties style:vertical-align="middle"/>
    </style:style>
    <style:style style:name="Table48" style:family="table">
      <style:table-properties style:width="18.521cm" table:align="left"/>
    </style:style>
    <style:style style:name="Table48.A" style:family="table-column">
      <style:table-column-properties style:column-width="0.078cm"/>
    </style:style>
    <style:style style:name="Table48.B" style:family="table-column">
      <style:table-column-properties style:column-width="7.168cm"/>
    </style:style>
    <style:style style:name="Table48.C" style:family="table-column">
      <style:table-column-properties style:column-width="11.271cm"/>
    </style:style>
    <style:style style:name="Table48.A1" style:family="table-cell">
      <style:table-cell-properties style:vertical-align="middle"/>
    </style:style>
    <style:style style:name="Table49" style:family="table">
      <style:table-properties style:width="18.521cm" table:align="left"/>
    </style:style>
    <style:style style:name="Table49.A" style:family="table-column">
      <style:table-column-properties style:column-width="0.056cm"/>
    </style:style>
    <style:style style:name="Table49.B" style:family="table-column">
      <style:table-column-properties style:column-width="8.728cm"/>
    </style:style>
    <style:style style:name="Table49.C" style:family="table-column">
      <style:table-column-properties style:column-width="9.735cm"/>
    </style:style>
    <style:style style:name="Table49.A1" style:family="table-cell">
      <style:table-cell-properties style:vertical-align="middle"/>
    </style:style>
    <style:style style:name="Table50" style:family="table">
      <style:table-properties style:width="18.521cm" table:align="left"/>
    </style:style>
    <style:style style:name="Table50.A" style:family="table-column">
      <style:table-column-properties style:column-width="0.055cm"/>
    </style:style>
    <style:style style:name="Table50.B" style:family="table-column">
      <style:table-column-properties style:column-width="8.62cm"/>
    </style:style>
    <style:style style:name="Table50.C" style:family="table-column">
      <style:table-column-properties style:column-width="9.843cm"/>
    </style:style>
    <style:style style:name="Table50.A1" style:family="table-cell">
      <style:table-cell-properties style:vertical-align="middle"/>
    </style:style>
    <style:style style:name="Table51" style:family="table">
      <style:table-properties style:width="16.669cm" table:align="left"/>
    </style:style>
    <style:style style:name="Table51.A" style:family="table-column">
      <style:table-column-properties style:column-width="8.326cm"/>
    </style:style>
    <style:style style:name="Table51.B" style:family="table-column">
      <style:table-column-properties style:column-width="8.343cm"/>
    </style:style>
    <style:style style:name="Table51.A1" style:family="table-cell">
      <style:table-cell-properties style:vertical-align="middle"/>
    </style:style>
    <style:style style:name="Table52" style:family="table">
      <style:table-properties style:width="16.669cm" table:align="left"/>
    </style:style>
    <style:style style:name="Table52.A" style:family="table-column">
      <style:table-column-properties style:column-width="0.078cm"/>
    </style:style>
    <style:style style:name="Table52.B" style:family="table-column">
      <style:table-column-properties style:column-width="8.932cm"/>
    </style:style>
    <style:style style:name="Table52.C" style:family="table-column">
      <style:table-column-properties style:column-width="7.655cm"/>
    </style:style>
    <style:style style:name="Table52.A1" style:family="table-cell">
      <style:table-cell-properties style:vertical-align="middle"/>
    </style:style>
    <style:style style:name="Table53" style:family="table">
      <style:table-properties style:width="16.669cm" table:align="left"/>
    </style:style>
    <style:style style:name="Table53.A" style:family="table-column">
      <style:table-column-properties style:column-width="0.053cm"/>
    </style:style>
    <style:style style:name="Table53.B" style:family="table-column">
      <style:table-column-properties style:column-width="8.814cm"/>
    </style:style>
    <style:style style:name="Table53.C" style:family="table-column">
      <style:table-column-properties style:column-width="7.8cm"/>
    </style:style>
    <style:style style:name="Table53.A1" style:family="table-cell">
      <style:table-cell-properties style:vertical-align="middle"/>
    </style:style>
    <style:style style:name="Table54" style:family="table">
      <style:table-properties style:width="16.669cm" table:align="left"/>
    </style:style>
    <style:style style:name="Table54.A" style:family="table-column">
      <style:table-column-properties style:column-width="0.041cm"/>
    </style:style>
    <style:style style:name="Table54.B" style:family="table-column">
      <style:table-column-properties style:column-width="8.317cm"/>
    </style:style>
    <style:style style:name="Table54.C" style:family="table-column">
      <style:table-column-properties style:column-width="8.311cm"/>
    </style:style>
    <style:style style:name="Table54.A1" style:family="table-cell">
      <style:table-cell-properties style:vertical-align="middle"/>
    </style:style>
    <style:style style:name="Table55" style:family="table">
      <style:table-properties style:width="16.669cm" table:align="left"/>
    </style:style>
    <style:style style:name="Table55.A" style:family="table-column">
      <style:table-column-properties style:column-width="0.051cm"/>
    </style:style>
    <style:style style:name="Table55.B" style:family="table-column">
      <style:table-column-properties style:column-width="7.682cm"/>
    </style:style>
    <style:style style:name="Table55.C" style:family="table-column">
      <style:table-column-properties style:column-width="8.932cm"/>
    </style:style>
    <style:style style:name="Table55.A1" style:family="table-cell">
      <style:table-cell-properties style:vertical-align="middle"/>
    </style:style>
    <style:style style:name="Table56" style:family="table">
      <style:table-properties style:width="16.669cm" table:align="left"/>
    </style:style>
    <style:style style:name="Table56.A" style:family="table-column">
      <style:table-column-properties style:column-width="0.044cm"/>
    </style:style>
    <style:style style:name="Table56.B" style:family="table-column">
      <style:table-column-properties style:column-width="8.017cm"/>
    </style:style>
    <style:style style:name="Table56.C" style:family="table-column">
      <style:table-column-properties style:column-width="8.606cm"/>
    </style:style>
    <style:style style:name="Table56.1" style:family="table-row">
      <style:table-row-properties style:min-row-height="4.842cm"/>
    </style:style>
    <style:style style:name="Table56.A1" style:family="table-cell">
      <style:table-cell-properties style:vertical-align="middle"/>
    </style:style>
    <style:style style:name="Table57" style:family="table">
      <style:table-properties style:width="15.875cm" table:align="left"/>
    </style:style>
    <style:style style:name="Table57.A" style:family="table-column">
      <style:table-column-properties style:column-width="7.93cm"/>
    </style:style>
    <style:style style:name="Table57.B" style:family="table-column">
      <style:table-column-properties style:column-width="7.945cm"/>
    </style:style>
    <style:style style:name="Table57.A1" style:family="table-cell">
      <style:table-cell-properties style:vertical-align="middle"/>
    </style:style>
    <style:style style:name="Table58" style:family="table">
      <style:table-properties style:width="15.875cm" table:align="left"/>
    </style:style>
    <style:style style:name="Table58.A" style:family="table-column">
      <style:table-column-properties style:column-width="0.049cm"/>
    </style:style>
    <style:style style:name="Table58.B" style:family="table-column">
      <style:table-column-properties style:column-width="7.781cm"/>
    </style:style>
    <style:style style:name="Table58.C" style:family="table-column">
      <style:table-column-properties style:column-width="8.042cm"/>
    </style:style>
    <style:style style:name="Table58.A1" style:family="table-cell">
      <style:table-cell-properties style:vertical-align="middle"/>
    </style:style>
    <style:style style:name="Table59" style:family="table">
      <style:table-properties style:width="15.875cm" table:align="left"/>
    </style:style>
    <style:style style:name="Table59.A" style:family="table-column">
      <style:table-column-properties style:column-width="0.041cm"/>
    </style:style>
    <style:style style:name="Table59.B" style:family="table-column">
      <style:table-column-properties style:column-width="8.117cm"/>
    </style:style>
    <style:style style:name="Table59.C" style:family="table-column">
      <style:table-column-properties style:column-width="7.715cm"/>
    </style:style>
    <style:style style:name="Table59.A1" style:family="table-cell">
      <style:table-cell-properties style:vertical-align="middle"/>
    </style:style>
    <style:style style:name="Table60" style:family="table">
      <style:table-properties style:width="15.875cm" table:align="left"/>
    </style:style>
    <style:style style:name="Table60.A" style:family="table-column">
      <style:table-column-properties style:column-width="0.048cm"/>
    </style:style>
    <style:style style:name="Table60.B" style:family="table-column">
      <style:table-column-properties style:column-width="8.581cm"/>
    </style:style>
    <style:style style:name="Table60.C" style:family="table-column">
      <style:table-column-properties style:column-width="7.244cm"/>
    </style:style>
    <style:style style:name="Table60.A1" style:family="table-cell">
      <style:table-cell-properties style:vertical-align="middle"/>
    </style:style>
    <style:style style:name="Table61" style:family="table">
      <style:table-properties style:width="15.875cm" table:align="left"/>
    </style:style>
    <style:style style:name="Table61.A" style:family="table-column">
      <style:table-column-properties style:column-width="0.041cm"/>
    </style:style>
    <style:style style:name="Table61.B" style:family="table-column">
      <style:table-column-properties style:column-width="7.288cm"/>
    </style:style>
    <style:style style:name="Table61.C" style:family="table-column">
      <style:table-column-properties style:column-width="8.546cm"/>
    </style:style>
    <style:style style:name="Table61.A1" style:family="table-cell">
      <style:table-cell-properties style:vertical-align="middle"/>
    </style:style>
    <style:style style:name="Table62" style:family="table">
      <style:table-properties style:width="15.875cm" table:align="left"/>
    </style:style>
    <style:style style:name="Table62.A" style:family="table-column">
      <style:table-column-properties style:column-width="0.041cm"/>
    </style:style>
    <style:style style:name="Table62.B" style:family="table-column">
      <style:table-column-properties style:column-width="7.719cm"/>
    </style:style>
    <style:style style:name="Table62.C" style:family="table-column">
      <style:table-column-properties style:column-width="8.116cm"/>
    </style:style>
    <style:style style:name="Table62.A1" style:family="table-cell">
      <style:table-cell-properties style:vertical-align="middle"/>
    </style:style>
    <style:style style:name="Table63" style:family="table">
      <style:table-properties style:width="15.875cm" table:align="left"/>
    </style:style>
    <style:style style:name="Table63.A" style:family="table-column">
      <style:table-column-properties style:column-width="7.93cm"/>
    </style:style>
    <style:style style:name="Table63.B" style:family="table-column">
      <style:table-column-properties style:column-width="7.945cm"/>
    </style:style>
    <style:style style:name="Table63.A1" style:family="table-cell">
      <style:table-cell-properties style:vertical-align="middle"/>
    </style:style>
    <style:style style:name="Table64" style:family="table">
      <style:table-properties style:width="15.875cm" table:align="left"/>
    </style:style>
    <style:style style:name="Table64.A" style:family="table-column">
      <style:table-column-properties style:column-width="0.049cm"/>
    </style:style>
    <style:style style:name="Table64.B" style:family="table-column">
      <style:table-column-properties style:column-width="7.781cm"/>
    </style:style>
    <style:style style:name="Table64.C" style:family="table-column">
      <style:table-column-properties style:column-width="8.042cm"/>
    </style:style>
    <style:style style:name="Table64.A1" style:family="table-cell">
      <style:table-cell-properties style:vertical-align="middle"/>
    </style:style>
    <style:style style:name="Table65" style:family="table">
      <style:table-properties style:width="15.875cm" table:align="left"/>
    </style:style>
    <style:style style:name="Table65.A" style:family="table-column">
      <style:table-column-properties style:column-width="0.041cm"/>
    </style:style>
    <style:style style:name="Table65.B" style:family="table-column">
      <style:table-column-properties style:column-width="8.117cm"/>
    </style:style>
    <style:style style:name="Table65.C" style:family="table-column">
      <style:table-column-properties style:column-width="7.715cm"/>
    </style:style>
    <style:style style:name="Table65.A1" style:family="table-cell">
      <style:table-cell-properties style:vertical-align="middle"/>
    </style:style>
    <style:style style:name="Table66" style:family="table">
      <style:table-properties style:width="15.875cm" table:align="left"/>
    </style:style>
    <style:style style:name="Table66.A" style:family="table-column">
      <style:table-column-properties style:column-width="0.048cm"/>
    </style:style>
    <style:style style:name="Table66.B" style:family="table-column">
      <style:table-column-properties style:column-width="8.581cm"/>
    </style:style>
    <style:style style:name="Table66.C" style:family="table-column">
      <style:table-column-properties style:column-width="7.244cm"/>
    </style:style>
    <style:style style:name="Table66.A1" style:family="table-cell">
      <style:table-cell-properties style:vertical-align="middle"/>
    </style:style>
    <style:style style:name="Table67" style:family="table">
      <style:table-properties style:width="15.875cm" table:align="left"/>
    </style:style>
    <style:style style:name="Table67.A" style:family="table-column">
      <style:table-column-properties style:column-width="0.041cm"/>
    </style:style>
    <style:style style:name="Table67.B" style:family="table-column">
      <style:table-column-properties style:column-width="7.288cm"/>
    </style:style>
    <style:style style:name="Table67.C" style:family="table-column">
      <style:table-column-properties style:column-width="8.546cm"/>
    </style:style>
    <style:style style:name="Table67.A1" style:family="table-cell">
      <style:table-cell-properties style:vertical-align="middle"/>
    </style:style>
    <style:style style:name="Table68" style:family="table">
      <style:table-properties style:width="15.875cm" table:align="left"/>
    </style:style>
    <style:style style:name="Table68.A" style:family="table-column">
      <style:table-column-properties style:column-width="0.041cm"/>
    </style:style>
    <style:style style:name="Table68.B" style:family="table-column">
      <style:table-column-properties style:column-width="7.719cm"/>
    </style:style>
    <style:style style:name="Table68.C" style:family="table-column">
      <style:table-column-properties style:column-width="8.116cm"/>
    </style:style>
    <style:style style:name="Table68.A1" style:family="table-cell">
      <style:table-cell-properties style:vertical-align="middle"/>
    </style:style>
    <style:style style:name="Table69" style:family="table">
      <style:table-properties style:width="15.875cm" table:align="left"/>
    </style:style>
    <style:style style:name="Table69.A" style:family="table-column">
      <style:table-column-properties style:column-width="7.93cm"/>
    </style:style>
    <style:style style:name="Table69.B" style:family="table-column">
      <style:table-column-properties style:column-width="7.945cm"/>
    </style:style>
    <style:style style:name="Table69.A1" style:family="table-cell">
      <style:table-cell-properties style:vertical-align="middle"/>
    </style:style>
    <style:style style:name="Table70" style:family="table">
      <style:table-properties style:width="15.875cm" table:align="left"/>
    </style:style>
    <style:style style:name="Table70.A" style:family="table-column">
      <style:table-column-properties style:column-width="0.041cm"/>
    </style:style>
    <style:style style:name="Table70.B" style:family="table-column">
      <style:table-column-properties style:column-width="7.112cm"/>
    </style:style>
    <style:style style:name="Table70.C" style:family="table-column">
      <style:table-column-properties style:column-width="8.722cm"/>
    </style:style>
    <style:style style:name="Table70.A1" style:family="table-cell">
      <style:table-cell-properties style:vertical-align="middle"/>
    </style:style>
    <style:style style:name="Table71" style:family="table">
      <style:table-properties style:width="15.875cm" table:align="left"/>
    </style:style>
    <style:style style:name="Table71.A" style:family="table-column">
      <style:table-column-properties style:column-width="0.106cm"/>
    </style:style>
    <style:style style:name="Table71.B" style:family="table-column">
      <style:table-column-properties style:column-width="7.02cm"/>
    </style:style>
    <style:style style:name="Table71.C" style:family="table-column">
      <style:table-column-properties style:column-width="8.749cm"/>
    </style:style>
    <style:style style:name="Table71.A1" style:family="table-cell">
      <style:table-cell-properties style:vertical-align="middle"/>
    </style:style>
    <style:style style:name="Table72" style:family="table">
      <style:table-properties style:width="18.521cm" table:align="left"/>
    </style:style>
    <style:style style:name="Table72.A" style:family="table-column">
      <style:table-column-properties style:column-width="9.252cm"/>
    </style:style>
    <style:style style:name="Table72.B" style:family="table-column">
      <style:table-column-properties style:column-width="9.269cm"/>
    </style:style>
    <style:style style:name="Table72.A1" style:family="table-cell">
      <style:table-cell-properties style:vertical-align="middle"/>
    </style:style>
    <style:style style:name="Table73" style:family="table">
      <style:table-properties style:width="18.521cm" table:align="left"/>
    </style:style>
    <style:style style:name="Table73.A" style:family="table-column">
      <style:table-column-properties style:column-width="0.069cm"/>
    </style:style>
    <style:style style:name="Table73.B" style:family="table-column">
      <style:table-column-properties style:column-width="7.946cm"/>
    </style:style>
    <style:style style:name="Table73.C" style:family="table-column">
      <style:table-column-properties style:column-width="10.502cm"/>
    </style:style>
    <style:style style:name="Table73.A1" style:family="table-cell">
      <style:table-cell-properties style:vertical-align="middle"/>
    </style:style>
    <style:style style:name="Table74" style:family="table">
      <style:table-properties style:width="18.521cm" table:align="left"/>
    </style:style>
    <style:style style:name="Table74.A" style:family="table-column">
      <style:table-column-properties style:column-width="0.095cm"/>
    </style:style>
    <style:style style:name="Table74.B" style:family="table-column">
      <style:table-column-properties style:column-width="9.634cm"/>
    </style:style>
    <style:style style:name="Table74.C" style:family="table-column">
      <style:table-column-properties style:column-width="8.789cm"/>
    </style:style>
    <style:style style:name="Table74.A1" style:family="table-cell">
      <style:table-cell-properties style:vertical-align="middle"/>
    </style:style>
    <style:style style:name="Table75" style:family="table">
      <style:table-properties style:width="18.521cm" table:align="left"/>
    </style:style>
    <style:style style:name="Table75.A" style:family="table-column">
      <style:table-column-properties style:column-width="0.074cm"/>
    </style:style>
    <style:style style:name="Table75.B" style:family="table-column">
      <style:table-column-properties style:column-width="9.292cm"/>
    </style:style>
    <style:style style:name="Table75.C" style:family="table-column">
      <style:table-column-properties style:column-width="9.153cm"/>
    </style:style>
    <style:style style:name="Table75.A1" style:family="table-cell">
      <style:table-cell-properties style:vertical-align="middle"/>
    </style:style>
    <style:style style:name="Table76" style:family="table">
      <style:table-properties style:width="18.521cm" table:align="left"/>
    </style:style>
    <style:style style:name="Table76.A" style:family="table-column">
      <style:table-column-properties style:column-width="0.051cm"/>
    </style:style>
    <style:style style:name="Table76.B" style:family="table-column">
      <style:table-column-properties style:column-width="9.555cm"/>
    </style:style>
    <style:style style:name="Table76.C" style:family="table-column">
      <style:table-column-properties style:column-width="8.911cm"/>
    </style:style>
    <style:style style:name="Table76.A1" style:family="table-cell">
      <style:table-cell-properties style:vertical-align="middle"/>
    </style:style>
    <style:style style:name="Table77" style:family="table">
      <style:table-properties style:width="18.521cm" table:align="left"/>
    </style:style>
    <style:style style:name="Table77.A" style:family="table-column">
      <style:table-column-properties style:column-width="0.074cm"/>
    </style:style>
    <style:style style:name="Table77.B" style:family="table-column">
      <style:table-column-properties style:column-width="8.797cm"/>
    </style:style>
    <style:style style:name="Table77.C" style:family="table-column">
      <style:table-column-properties style:column-width="9.648cm"/>
    </style:style>
    <style:style style:name="Table77.A1" style:family="table-cell">
      <style:table-cell-properties style:vertical-align="middle"/>
    </style:style>
    <style:style style:name="Table78" style:family="table">
      <style:table-properties style:width="18.521cm" table:align="left"/>
    </style:style>
    <style:style style:name="Table78.A" style:family="table-column">
      <style:table-column-properties style:column-width="0.044cm"/>
    </style:style>
    <style:style style:name="Table78.B" style:family="table-column">
      <style:table-column-properties style:column-width="8.225cm"/>
    </style:style>
    <style:style style:name="Table78.C" style:family="table-column">
      <style:table-column-properties style:column-width="10.25cm"/>
    </style:style>
    <style:style style:name="Table78.A1" style:family="table-cell">
      <style:table-cell-properties style:vertical-align="middle"/>
    </style:style>
    <style:style style:name="Table79" style:family="table">
      <style:table-properties style:width="18.521cm" table:align="left"/>
    </style:style>
    <style:style style:name="Table79.A" style:family="table-column">
      <style:table-column-properties style:column-width="0.048cm"/>
    </style:style>
    <style:style style:name="Table79.B" style:family="table-column">
      <style:table-column-properties style:column-width="9.135cm"/>
    </style:style>
    <style:style style:name="Table79.C" style:family="table-column">
      <style:table-column-properties style:column-width="9.336cm"/>
    </style:style>
    <style:style style:name="Table79.A1" style:family="table-cell">
      <style:table-cell-properties style:vertical-align="middle"/>
    </style:style>
    <style:style style:name="Table80" style:family="table">
      <style:table-properties style:width="18.521cm" table:align="left"/>
    </style:style>
    <style:style style:name="Table80.A" style:family="table-column">
      <style:table-column-properties style:column-width="0.072cm"/>
    </style:style>
    <style:style style:name="Table80.B" style:family="table-column">
      <style:table-column-properties style:column-width="8.991cm"/>
    </style:style>
    <style:style style:name="Table80.C" style:family="table-column">
      <style:table-column-properties style:column-width="9.454cm"/>
    </style:style>
    <style:style style:name="Table80.A1" style:family="table-cell">
      <style:table-cell-properties style:vertical-align="middle"/>
    </style:style>
    <style:style style:name="Table81" style:family="table">
      <style:table-properties style:width="18.521cm" table:align="left"/>
    </style:style>
    <style:style style:name="Table81.A" style:family="table-column">
      <style:table-column-properties style:column-width="9.252cm"/>
    </style:style>
    <style:style style:name="Table81.B" style:family="table-column">
      <style:table-column-properties style:column-width="9.269cm"/>
    </style:style>
    <style:style style:name="Table81.A1" style:family="table-cell">
      <style:table-cell-properties style:vertical-align="middle"/>
    </style:style>
    <style:style style:name="Table82" style:family="table">
      <style:table-properties style:width="18.521cm" table:align="left"/>
    </style:style>
    <style:style style:name="Table82.A" style:family="table-column">
      <style:table-column-properties style:column-width="0.041cm"/>
    </style:style>
    <style:style style:name="Table82.B" style:family="table-column">
      <style:table-column-properties style:column-width="8.916cm"/>
    </style:style>
    <style:style style:name="Table82.C" style:family="table-column">
      <style:table-column-properties style:column-width="0.106cm"/>
    </style:style>
    <style:style style:name="Table82.D" style:family="table-column">
      <style:table-column-properties style:column-width="9.458cm"/>
    </style:style>
    <style:style style:name="Table82.A1" style:family="table-cell">
      <style:table-cell-properties style:vertical-align="middle"/>
    </style:style>
    <style:style style:name="Table83" style:family="table">
      <style:table-properties style:width="18.521cm" table:align="left"/>
    </style:style>
    <style:style style:name="Table83.A" style:family="table-column">
      <style:table-column-properties style:column-width="0.041cm"/>
    </style:style>
    <style:style style:name="Table83.B" style:family="table-column">
      <style:table-column-properties style:column-width="8.426cm"/>
    </style:style>
    <style:style style:name="Table83.C" style:family="table-column">
      <style:table-column-properties style:column-width="0.106cm"/>
    </style:style>
    <style:style style:name="Table83.D" style:family="table-column">
      <style:table-column-properties style:column-width="9.948cm"/>
    </style:style>
    <style:style style:name="Table83.A1" style:family="table-cell">
      <style:table-cell-properties style:vertical-align="middle"/>
    </style:style>
    <style:style style:name="Table84" style:family="table">
      <style:table-properties style:width="18.521cm" table:align="left"/>
    </style:style>
    <style:style style:name="Table84.A" style:family="table-column">
      <style:table-column-properties style:column-width="0.041cm"/>
    </style:style>
    <style:style style:name="Table84.B" style:family="table-column">
      <style:table-column-properties style:column-width="8.595cm"/>
    </style:style>
    <style:style style:name="Table84.C" style:family="table-column">
      <style:table-column-properties style:column-width="0.106cm"/>
    </style:style>
    <style:style style:name="Table84.D" style:family="table-column">
      <style:table-column-properties style:column-width="9.779cm"/>
    </style:style>
    <style:style style:name="Table84.A1" style:family="table-cell">
      <style:table-cell-properties style:vertical-align="middle"/>
    </style:style>
    <style:style style:name="Table85" style:family="table">
      <style:table-properties style:width="18.521cm" table:align="left"/>
    </style:style>
    <style:style style:name="Table85.A" style:family="table-column">
      <style:table-column-properties style:column-width="0.041cm"/>
    </style:style>
    <style:style style:name="Table85.B" style:family="table-column">
      <style:table-column-properties style:column-width="8.149cm"/>
    </style:style>
    <style:style style:name="Table85.C" style:family="table-column">
      <style:table-column-properties style:column-width="0.106cm"/>
    </style:style>
    <style:style style:name="Table85.D" style:family="table-column">
      <style:table-column-properties style:column-width="10.225cm"/>
    </style:style>
    <style:style style:name="Table85.A1" style:family="table-cell">
      <style:table-cell-properties style:vertical-align="middle"/>
    </style:style>
    <style:style style:name="Table86" style:family="table">
      <style:table-properties style:width="18.256cm" table:align="left"/>
    </style:style>
    <style:style style:name="Table86.A" style:family="table-column">
      <style:table-column-properties style:column-width="9.128cm"/>
    </style:style>
    <style:style style:name="Table86.A1" style:family="table-cell">
      <style:table-cell-properties style:vertical-align="middle"/>
    </style:style>
    <style:style style:name="Table87" style:family="table">
      <style:table-properties style:width="18.256cm" table:align="left"/>
    </style:style>
    <style:style style:name="Table87.A" style:family="table-column">
      <style:table-column-properties style:column-width="0.106cm"/>
    </style:style>
    <style:style style:name="Table87.B" style:family="table-column">
      <style:table-column-properties style:column-width="7.99cm"/>
    </style:style>
    <style:style style:name="Table87.C" style:family="table-column">
      <style:table-column-properties style:column-width="10.16cm"/>
    </style:style>
    <style:style style:name="Table87.A1" style:family="table-cell">
      <style:table-cell-properties style:vertical-align="middle"/>
    </style:style>
    <style:style style:name="Table88" style:family="table">
      <style:table-properties style:width="18.256cm" table:align="left"/>
    </style:style>
    <style:style style:name="Table88.A" style:family="table-column">
      <style:table-column-properties style:column-width="0.111cm"/>
    </style:style>
    <style:style style:name="Table88.B" style:family="table-column">
      <style:table-column-properties style:column-width="8.959cm"/>
    </style:style>
    <style:style style:name="Table88.C" style:family="table-column">
      <style:table-column-properties style:column-width="9.142cm"/>
    </style:style>
    <style:style style:name="Table88.D" style:family="table-column">
      <style:table-column-properties style:column-width="0.044cm"/>
    </style:style>
    <style:style style:name="Table88.A1" style:family="table-cell">
      <style:table-cell-properties style:vertical-align="middle"/>
    </style:style>
    <style:style style:name="Table89" style:family="table">
      <style:table-properties style:width="18.256cm" table:align="left"/>
    </style:style>
    <style:style style:name="Table89.A" style:family="table-column">
      <style:table-column-properties style:column-width="0.106cm"/>
    </style:style>
    <style:style style:name="Table89.B" style:family="table-column">
      <style:table-column-properties style:column-width="8.696cm"/>
    </style:style>
    <style:style style:name="Table89.C" style:family="table-column">
      <style:table-column-properties style:column-width="9.454cm"/>
    </style:style>
    <style:style style:name="Table89.A1" style:family="table-cell">
      <style:table-cell-properties style:vertical-align="middle"/>
    </style:style>
    <style:style style:name="Table90" style:family="table">
      <style:table-properties style:width="18.256cm" table:align="left"/>
    </style:style>
    <style:style style:name="Table90.A" style:family="table-column">
      <style:table-column-properties style:column-width="0.106cm"/>
    </style:style>
    <style:style style:name="Table90.B" style:family="table-column">
      <style:table-column-properties style:column-width="9.539cm"/>
    </style:style>
    <style:style style:name="Table90.C" style:family="table-column">
      <style:table-column-properties style:column-width="8.611cm"/>
    </style:style>
    <style:style style:name="Table90.A1" style:family="table-cell">
      <style:table-cell-properties style:vertical-align="middle"/>
    </style:style>
    <style:style style:name="Table91" style:family="table">
      <style:table-properties style:width="25.7cm" table:align="left"/>
    </style:style>
    <style:style style:name="Table91.A" style:family="table-column">
      <style:table-column-properties style:column-width="25.455cm"/>
    </style:style>
    <style:style style:name="Table91.B" style:family="table-column">
      <style:table-column-properties style:column-width="0.245cm"/>
    </style:style>
    <style:style style:name="Table91.A1" style:family="table-cell">
      <style:table-cell-properties style:vertical-align="middle" fo:padding="0.049cm" fo:border="none"/>
    </style:style>
    <style:style style:name="Table91.B2" style:family="table-cell">
      <style:table-cell-properties fo:padding="0.049cm" fo:border="none"/>
    </style:style>
    <style:style style:name="Table92" style:family="table">
      <style:table-properties style:width="18.521cm" table:align="left"/>
    </style:style>
    <style:style style:name="Table92.A" style:family="table-column">
      <style:table-column-properties style:column-width="9.26cm"/>
    </style:style>
    <style:style style:name="Table92.A1" style:family="table-cell">
      <style:table-cell-properties style:vertical-align="middle"/>
    </style:style>
    <style:style style:name="Table93" style:family="table">
      <style:table-properties style:width="18.521cm" table:align="left"/>
    </style:style>
    <style:style style:name="Table93.A" style:family="table-column">
      <style:table-column-properties style:column-width="0.064cm"/>
    </style:style>
    <style:style style:name="Table93.B" style:family="table-column">
      <style:table-column-properties style:column-width="8.576cm"/>
    </style:style>
    <style:style style:name="Table93.C" style:family="table-column">
      <style:table-column-properties style:column-width="9.88cm"/>
    </style:style>
    <style:style style:name="Table93.A1" style:family="table-cell">
      <style:table-cell-properties style:vertical-align="middle"/>
    </style:style>
    <style:style style:name="Table94" style:family="table">
      <style:table-properties style:width="18.521cm" table:align="left"/>
    </style:style>
    <style:style style:name="Table94.A" style:family="table-column">
      <style:table-column-properties style:column-width="0.055cm"/>
    </style:style>
    <style:style style:name="Table94.B" style:family="table-column">
      <style:table-column-properties style:column-width="9.035cm"/>
    </style:style>
    <style:style style:name="Table94.C" style:family="table-column">
      <style:table-column-properties style:column-width="9.428cm"/>
    </style:style>
    <style:style style:name="Table94.A1" style:family="table-cell">
      <style:table-cell-properties style:vertical-align="middle"/>
    </style:style>
    <style:style style:name="Table95" style:family="table">
      <style:table-properties style:width="18.521cm" table:align="left"/>
    </style:style>
    <style:style style:name="Table95.A" style:family="table-column">
      <style:table-column-properties style:column-width="0.056cm"/>
    </style:style>
    <style:style style:name="Table95.B" style:family="table-column">
      <style:table-column-properties style:column-width="7.491cm"/>
    </style:style>
    <style:style style:name="Table95.C" style:family="table-column">
      <style:table-column-properties style:column-width="10.97cm"/>
    </style:style>
    <style:style style:name="Table95.A1" style:family="table-cell">
      <style:table-cell-properties style:vertical-align="middle"/>
    </style:style>
    <style:style style:name="Table96" style:family="table">
      <style:table-properties style:width="18.521cm" table:align="left"/>
    </style:style>
    <style:style style:name="Table96.A" style:family="table-column">
      <style:table-column-properties style:column-width="0.053cm"/>
    </style:style>
    <style:style style:name="Table96.B" style:family="table-column">
      <style:table-column-properties style:column-width="8.768cm"/>
    </style:style>
    <style:style style:name="Table96.C" style:family="table-column">
      <style:table-column-properties style:column-width="9.696cm"/>
    </style:style>
    <style:style style:name="Table96.A1" style:family="table-cell">
      <style:table-cell-properties style:vertical-align="middle"/>
    </style:style>
    <style:style style:name="Table97" style:family="table">
      <style:table-properties style:width="18.521cm" table:align="left"/>
    </style:style>
    <style:style style:name="Table97.A" style:family="table-column">
      <style:table-column-properties style:column-width="0.104cm"/>
    </style:style>
    <style:style style:name="Table97.B" style:family="table-column">
      <style:table-column-properties style:column-width="9.059cm"/>
    </style:style>
    <style:style style:name="Table97.C" style:family="table-column">
      <style:table-column-properties style:column-width="9.356cm"/>
    </style:style>
    <style:style style:name="Table97.A1" style:family="table-cell">
      <style:table-cell-properties style:vertical-align="middle"/>
    </style:style>
    <style:style style:name="Table98" style:family="table">
      <style:table-properties style:width="18.521cm" table:align="left"/>
    </style:style>
    <style:style style:name="Table98.A" style:family="table-column">
      <style:table-column-properties style:column-width="0.069cm"/>
    </style:style>
    <style:style style:name="Table98.B" style:family="table-column">
      <style:table-column-properties style:column-width="9.172cm"/>
    </style:style>
    <style:style style:name="Table98.C" style:family="table-column">
      <style:table-column-properties style:column-width="9.278cm"/>
    </style:style>
    <style:style style:name="Table98.A1" style:family="table-cell">
      <style:table-cell-properties style:vertical-align="middle"/>
    </style:style>
    <style:style style:name="Table99" style:family="table">
      <style:table-properties style:width="18.521cm" table:align="left"/>
    </style:style>
    <style:style style:name="Table99.A" style:family="table-column">
      <style:table-column-properties style:column-width="0.072cm"/>
    </style:style>
    <style:style style:name="Table99.B" style:family="table-column">
      <style:table-column-properties style:column-width="9.047cm"/>
    </style:style>
    <style:style style:name="Table99.C" style:family="table-column">
      <style:table-column-properties style:column-width="9.398cm"/>
    </style:style>
    <style:style style:name="Table99.A1" style:family="table-cell">
      <style:table-cell-properties style:vertical-align="middle"/>
    </style:style>
    <style:style style:name="Table100" style:family="table">
      <style:table-properties style:width="18.521cm" table:align="left"/>
    </style:style>
    <style:style style:name="Table100.A" style:family="table-column">
      <style:table-column-properties style:column-width="0.046cm"/>
    </style:style>
    <style:style style:name="Table100.B" style:family="table-column">
      <style:table-column-properties style:column-width="8.707cm"/>
    </style:style>
    <style:style style:name="Table100.C" style:family="table-column">
      <style:table-column-properties style:column-width="9.767cm"/>
    </style:style>
    <style:style style:name="Table100.A1" style:family="table-cell">
      <style:table-cell-properties style:vertical-align="middle"/>
    </style:style>
    <style:style style:name="Table101" style:family="table">
      <style:table-properties style:width="15.875cm" table:align="left"/>
    </style:style>
    <style:style style:name="Table101.A" style:family="table-column">
      <style:table-column-properties style:column-width="7.93cm"/>
    </style:style>
    <style:style style:name="Table101.B" style:family="table-column">
      <style:table-column-properties style:column-width="7.945cm"/>
    </style:style>
    <style:style style:name="Table101.A1" style:family="table-cell">
      <style:table-cell-properties style:vertical-align="middle"/>
    </style:style>
    <style:style style:name="Table102" style:family="table">
      <style:table-properties style:width="15.875cm" table:align="left"/>
    </style:style>
    <style:style style:name="Table102.A" style:family="table-column">
      <style:table-column-properties style:column-width="0.085cm"/>
    </style:style>
    <style:style style:name="Table102.B" style:family="table-column">
      <style:table-column-properties style:column-width="7.828cm"/>
    </style:style>
    <style:style style:name="Table102.C" style:family="table-column">
      <style:table-column-properties style:column-width="7.96cm"/>
    </style:style>
    <style:style style:name="Table102.A1" style:family="table-cell">
      <style:table-cell-properties style:vertical-align="middle"/>
    </style:style>
    <style:style style:name="Table103" style:family="table">
      <style:table-properties style:width="15.875cm" table:align="left"/>
    </style:style>
    <style:style style:name="Table103.A" style:family="table-column">
      <style:table-column-properties style:column-width="0.101cm"/>
    </style:style>
    <style:style style:name="Table103.B" style:family="table-column">
      <style:table-column-properties style:column-width="8.116cm"/>
    </style:style>
    <style:style style:name="Table103.C" style:family="table-column">
      <style:table-column-properties style:column-width="7.657cm"/>
    </style:style>
    <style:style style:name="Table103.A1" style:family="table-cell">
      <style:table-cell-properties style:vertical-align="middle"/>
    </style:style>
    <style:style style:name="Table104" style:family="table">
      <style:table-properties style:width="15.875cm" table:align="left"/>
    </style:style>
    <style:style style:name="Table104.A" style:family="table-column">
      <style:table-column-properties style:column-width="0.15cm"/>
    </style:style>
    <style:style style:name="Table104.B" style:family="table-column">
      <style:table-column-properties style:column-width="6.516cm"/>
    </style:style>
    <style:style style:name="Table104.C" style:family="table-column">
      <style:table-column-properties style:column-width="9.206cm"/>
    </style:style>
    <style:style style:name="Table104.A1" style:family="table-cell">
      <style:table-cell-properties style:vertical-align="middle"/>
    </style:style>
    <style:style style:name="Table105" style:family="table">
      <style:table-properties style:width="15.875cm" table:align="left"/>
    </style:style>
    <style:style style:name="Table105.A" style:family="table-column">
      <style:table-column-properties style:column-width="0.148cm"/>
    </style:style>
    <style:style style:name="Table105.B" style:family="table-column">
      <style:table-column-properties style:column-width="8.043cm"/>
    </style:style>
    <style:style style:name="Table105.C" style:family="table-column">
      <style:table-column-properties style:column-width="7.68cm"/>
    </style:style>
    <style:style style:name="Table105.A1" style:family="table-cell">
      <style:table-cell-properties style:vertical-align="middle"/>
    </style:style>
    <style:style style:name="Table106" style:family="table">
      <style:table-properties style:width="15.875cm" table:align="left"/>
    </style:style>
    <style:style style:name="Table106.A" style:family="table-column">
      <style:table-column-properties style:column-width="0.108cm"/>
    </style:style>
    <style:style style:name="Table106.B" style:family="table-column">
      <style:table-column-properties style:column-width="9.41cm"/>
    </style:style>
    <style:style style:name="Table106.C" style:family="table-column">
      <style:table-column-properties style:column-width="6.354cm"/>
    </style:style>
    <style:style style:name="Table106.A1" style:family="table-cell">
      <style:table-cell-properties style:vertical-align="middle"/>
    </style:style>
    <style:style style:name="Table107" style:family="table">
      <style:table-properties style:width="15.875cm" table:align="left"/>
    </style:style>
    <style:style style:name="Table107.A" style:family="table-column">
      <style:table-column-properties style:column-width="0.136cm"/>
    </style:style>
    <style:style style:name="Table107.B" style:family="table-column">
      <style:table-column-properties style:column-width="8.705cm"/>
    </style:style>
    <style:style style:name="Table107.C" style:family="table-column">
      <style:table-column-properties style:column-width="7.031cm"/>
    </style:style>
    <style:style style:name="Table107.A1" style:family="table-cell">
      <style:table-cell-properties style:vertical-align="middle"/>
    </style:style>
    <style:style style:name="Table108" style:family="table">
      <style:table-properties style:width="15.875cm" table:align="left"/>
    </style:style>
    <style:style style:name="Table108.A" style:family="table-column">
      <style:table-column-properties style:column-width="0.113cm"/>
    </style:style>
    <style:style style:name="Table108.B" style:family="table-column">
      <style:table-column-properties style:column-width="8.347cm"/>
    </style:style>
    <style:style style:name="Table108.C" style:family="table-column">
      <style:table-column-properties style:column-width="7.412cm"/>
    </style:style>
    <style:style style:name="Table108.A1" style:family="table-cell">
      <style:table-cell-properties style:vertical-align="middle"/>
    </style:style>
    <style:style style:name="Table109" style:family="table">
      <style:table-properties style:width="15.875cm" table:align="left"/>
    </style:style>
    <style:style style:name="Table109.A" style:family="table-column">
      <style:table-column-properties style:column-width="0.079cm"/>
    </style:style>
    <style:style style:name="Table109.B" style:family="table-column">
      <style:table-column-properties style:column-width="8.668cm"/>
    </style:style>
    <style:style style:name="Table109.C" style:family="table-column">
      <style:table-column-properties style:column-width="7.126cm"/>
    </style:style>
    <style:style style:name="Table109.A1" style:family="table-cell">
      <style:table-cell-properties style:vertical-align="middle"/>
    </style:style>
    <style:style style:name="Table110" style:family="table">
      <style:table-properties style:width="15.875cm" table:align="left"/>
    </style:style>
    <style:style style:name="Table110.A" style:family="table-column">
      <style:table-column-properties style:column-width="0.062cm"/>
    </style:style>
    <style:style style:name="Table110.B" style:family="table-column">
      <style:table-column-properties style:column-width="8.154cm"/>
    </style:style>
    <style:style style:name="Table110.C" style:family="table-column">
      <style:table-column-properties style:column-width="7.655cm"/>
    </style:style>
    <style:style style:name="Table110.A1" style:family="table-cell">
      <style:table-cell-properties style:vertical-align="middle"/>
    </style:style>
    <style:style style:name="Table111" style:family="table">
      <style:table-properties style:width="15.875cm" table:align="left"/>
    </style:style>
    <style:style style:name="Table111.A" style:family="table-column">
      <style:table-column-properties style:column-width="0.09cm"/>
    </style:style>
    <style:style style:name="Table111.B" style:family="table-column">
      <style:table-column-properties style:column-width="8.394cm"/>
    </style:style>
    <style:style style:name="Table111.C" style:family="table-column">
      <style:table-column-properties style:column-width="7.387cm"/>
    </style:style>
    <style:style style:name="Table111.A1" style:family="table-cell">
      <style:table-cell-properties style:vertical-align="middle"/>
    </style:style>
    <style:style style:name="Table112" style:family="table">
      <style:table-properties style:width="15.875cm" table:align="left"/>
    </style:style>
    <style:style style:name="Table112.A" style:family="table-column">
      <style:table-column-properties style:column-width="7.929cm"/>
    </style:style>
    <style:style style:name="Table112.B" style:family="table-column">
      <style:table-column-properties style:column-width="7.946cm"/>
    </style:style>
    <style:style style:name="Table112.A1" style:family="table-cell">
      <style:table-cell-properties style:vertical-align="middle"/>
    </style:style>
    <style:style style:name="Table113" style:family="table">
      <style:table-properties style:width="15.875cm" table:align="left"/>
    </style:style>
    <style:style style:name="Table113.A" style:family="table-column">
      <style:table-column-properties style:column-width="0.058cm"/>
    </style:style>
    <style:style style:name="Table113.B" style:family="table-column">
      <style:table-column-properties style:column-width="15.815cm"/>
    </style:style>
    <style:style style:name="Table113.A1" style:family="table-cell">
      <style:table-cell-properties style:vertical-align="middle"/>
    </style:style>
    <style:style style:name="Table114" style:family="table">
      <style:table-properties style:width="15.875cm" table:align="left"/>
    </style:style>
    <style:style style:name="Table114.A" style:family="table-column">
      <style:table-column-properties style:column-width="0.104cm"/>
    </style:style>
    <style:style style:name="Table114.B" style:family="table-column">
      <style:table-column-properties style:column-width="15.771cm"/>
    </style:style>
    <style:style style:name="Table114.A1" style:family="table-cell">
      <style:table-cell-properties style:vertical-align="middle"/>
    </style:style>
    <style:style style:name="Table115" style:family="table">
      <style:table-properties style:width="15.875cm" table:align="left"/>
    </style:style>
    <style:style style:name="Table115.A" style:family="table-column">
      <style:table-column-properties style:column-width="7.93cm"/>
    </style:style>
    <style:style style:name="Table115.B" style:family="table-column">
      <style:table-column-properties style:column-width="7.945cm"/>
    </style:style>
    <style:style style:name="Table115.A1" style:family="table-cell">
      <style:table-cell-properties style:vertical-align="middle"/>
    </style:style>
    <style:style style:name="Table116" style:family="table">
      <style:table-properties style:width="15.875cm" table:align="left"/>
    </style:style>
    <style:style style:name="Table116.A" style:family="table-column">
      <style:table-column-properties style:column-width="0.041cm"/>
    </style:style>
    <style:style style:name="Table116.B" style:family="table-column">
      <style:table-column-properties style:column-width="6.793cm"/>
    </style:style>
    <style:style style:name="Table116.C" style:family="table-column">
      <style:table-column-properties style:column-width="9.042cm"/>
    </style:style>
    <style:style style:name="Table116.A1" style:family="table-cell">
      <style:table-cell-properties style:vertical-align="middle"/>
    </style:style>
    <style:style style:name="Table117" style:family="table">
      <style:table-properties style:width="15.875cm" table:align="left"/>
    </style:style>
    <style:style style:name="Table117.A" style:family="table-column">
      <style:table-column-properties style:column-width="0.041cm"/>
    </style:style>
    <style:style style:name="Table117.B" style:family="table-column">
      <style:table-column-properties style:column-width="8.188cm"/>
    </style:style>
    <style:style style:name="Table117.C" style:family="table-column">
      <style:table-column-properties style:column-width="7.646cm"/>
    </style:style>
    <style:style style:name="Table117.A1" style:family="table-cell">
      <style:table-cell-properties style:vertical-align="middle"/>
    </style:style>
    <style:style style:name="Table118" style:family="table">
      <style:table-properties style:width="15.875cm" table:align="left"/>
    </style:style>
    <style:style style:name="Table118.A" style:family="table-column">
      <style:table-column-properties style:column-width="0.041cm"/>
    </style:style>
    <style:style style:name="Table118.B" style:family="table-column">
      <style:table-column-properties style:column-width="7.869cm"/>
    </style:style>
    <style:style style:name="Table118.C" style:family="table-column">
      <style:table-column-properties style:column-width="7.966cm"/>
    </style:style>
    <style:style style:name="Table118.A1" style:family="table-cell">
      <style:table-cell-properties style:vertical-align="middle"/>
    </style:style>
    <style:style style:name="Table119" style:family="table">
      <style:table-properties style:width="15.875cm" table:align="left"/>
    </style:style>
    <style:style style:name="Table119.A" style:family="table-column">
      <style:table-column-properties style:column-width="0.041cm"/>
    </style:style>
    <style:style style:name="Table119.B" style:family="table-column">
      <style:table-column-properties style:column-width="7.138cm"/>
    </style:style>
    <style:style style:name="Table119.C" style:family="table-column">
      <style:table-column-properties style:column-width="8.692cm"/>
    </style:style>
    <style:style style:name="Table119.A1" style:family="table-cell">
      <style:table-cell-properties style:vertical-align="middle"/>
    </style:style>
    <style:style style:name="Table120" style:family="table">
      <style:table-properties style:width="15.875cm" table:align="left"/>
    </style:style>
    <style:style style:name="Table120.A" style:family="table-column">
      <style:table-column-properties style:column-width="0.048cm"/>
    </style:style>
    <style:style style:name="Table120.B" style:family="table-column">
      <style:table-column-properties style:column-width="7.456cm"/>
    </style:style>
    <style:style style:name="Table120.C" style:family="table-column">
      <style:table-column-properties style:column-width="8.37cm"/>
    </style:style>
    <style:style style:name="Table120.A1" style:family="table-cell">
      <style:table-cell-properties style:vertical-align="middle"/>
    </style:style>
    <style:style style:name="Table121" style:family="table">
      <style:table-properties style:width="15.875cm" table:align="left"/>
    </style:style>
    <style:style style:name="Table121.A" style:family="table-column">
      <style:table-column-properties style:column-width="0.041cm"/>
    </style:style>
    <style:style style:name="Table121.B" style:family="table-column">
      <style:table-column-properties style:column-width="7.401cm"/>
    </style:style>
    <style:style style:name="Table121.C" style:family="table-column">
      <style:table-column-properties style:column-width="8.433cm"/>
    </style:style>
    <style:style style:name="Table121.A1" style:family="table-cell">
      <style:table-cell-properties style:vertical-align="middle"/>
    </style:style>
    <style:style style:name="Table122" style:family="table">
      <style:table-properties style:width="15.875cm" table:align="left"/>
    </style:style>
    <style:style style:name="Table122.A" style:family="table-column">
      <style:table-column-properties style:column-width="0.041cm"/>
    </style:style>
    <style:style style:name="Table122.B" style:family="table-column">
      <style:table-column-properties style:column-width="8.204cm"/>
    </style:style>
    <style:style style:name="Table122.C" style:family="table-column">
      <style:table-column-properties style:column-width="7.631cm"/>
    </style:style>
    <style:style style:name="Table122.A1" style:family="table-cell">
      <style:table-cell-properties style:vertical-align="middle"/>
    </style:style>
    <style:style style:name="Table123" style:family="table">
      <style:table-properties style:width="15.875cm" table:align="left"/>
    </style:style>
    <style:style style:name="Table123.A" style:family="table-column">
      <style:table-column-properties style:column-width="0.041cm"/>
    </style:style>
    <style:style style:name="Table123.B" style:family="table-column">
      <style:table-column-properties style:column-width="7.848cm"/>
    </style:style>
    <style:style style:name="Table123.C" style:family="table-column">
      <style:table-column-properties style:column-width="7.987cm"/>
    </style:style>
    <style:style style:name="Table123.A1" style:family="table-cell">
      <style:table-cell-properties style:vertical-align="middle"/>
    </style:style>
    <style:style style:name="Table124" style:family="table">
      <style:table-properties style:width="15.875cm" table:align="left"/>
    </style:style>
    <style:style style:name="Table124.A" style:family="table-column">
      <style:table-column-properties style:column-width="7.938cm"/>
    </style:style>
    <style:style style:name="Table124.A1" style:family="table-cell">
      <style:table-cell-properties style:vertical-align="middle"/>
    </style:style>
    <style:style style:name="Table125" style:family="table">
      <style:table-properties style:width="15.875cm" table:align="left"/>
    </style:style>
    <style:style style:name="Table125.A" style:family="table-column">
      <style:table-column-properties style:column-width="0.065cm"/>
    </style:style>
    <style:style style:name="Table125.B" style:family="table-column">
      <style:table-column-properties style:column-width="15.808cm"/>
    </style:style>
    <style:style style:name="Table125.A1" style:family="table-cell">
      <style:table-cell-properties style:vertical-align="middle"/>
    </style:style>
    <style:style style:name="Table126" style:family="table">
      <style:table-properties style:width="15.875cm" table:align="left"/>
    </style:style>
    <style:style style:name="Table126.A" style:family="table-column">
      <style:table-column-properties style:column-width="0.155cm"/>
    </style:style>
    <style:style style:name="Table126.B" style:family="table-column">
      <style:table-column-properties style:column-width="15.72cm"/>
    </style:style>
    <style:style style:name="Table126.A1" style:family="table-cell">
      <style:table-cell-properties style:vertical-align="middle"/>
    </style:style>
    <style:style style:name="Table127" style:family="table">
      <style:table-properties style:width="15.875cm" table:align="left"/>
    </style:style>
    <style:style style:name="Table127.A" style:family="table-column">
      <style:table-column-properties style:column-width="7.93cm"/>
    </style:style>
    <style:style style:name="Table127.B" style:family="table-column">
      <style:table-column-properties style:column-width="7.943cm"/>
    </style:style>
    <style:style style:name="Table127.A1" style:family="table-cell">
      <style:table-cell-properties style:vertical-align="middle"/>
    </style:style>
    <style:style style:name="Table128" style:family="table">
      <style:table-properties style:width="15.875cm" table:align="left"/>
    </style:style>
    <style:style style:name="Table128.A" style:family="table-column">
      <style:table-column-properties style:column-width="0.041cm"/>
    </style:style>
    <style:style style:name="Table128.B" style:family="table-column">
      <style:table-column-properties style:column-width="7.699cm"/>
    </style:style>
    <style:style style:name="Table128.C" style:family="table-column">
      <style:table-column-properties style:column-width="8.135cm"/>
    </style:style>
    <style:style style:name="Table128.A1" style:family="table-cell">
      <style:table-cell-properties style:vertical-align="middle"/>
    </style:style>
    <style:style style:name="Table129" style:family="table">
      <style:table-properties style:width="15.875cm" table:align="left"/>
    </style:style>
    <style:style style:name="Table129.A" style:family="table-column">
      <style:table-column-properties style:column-width="0.106cm"/>
    </style:style>
    <style:style style:name="Table129.B" style:family="table-column">
      <style:table-column-properties style:column-width="7.507cm"/>
    </style:style>
    <style:style style:name="Table129.C" style:family="table-column">
      <style:table-column-properties style:column-width="8.262cm"/>
    </style:style>
    <style:style style:name="Table129.A1" style:family="table-cell">
      <style:table-cell-properties style:vertical-align="middle"/>
    </style:style>
    <style:style style:name="Table130" style:family="table">
      <style:table-properties style:width="15.875cm" table:align="left"/>
    </style:style>
    <style:style style:name="Table130.A" style:family="table-column">
      <style:table-column-properties style:column-width="0.041cm"/>
    </style:style>
    <style:style style:name="Table130.B" style:family="table-column">
      <style:table-column-properties style:column-width="7.698cm"/>
    </style:style>
    <style:style style:name="Table130.C" style:family="table-column">
      <style:table-column-properties style:column-width="8.137cm"/>
    </style:style>
    <style:style style:name="Table130.A1" style:family="table-cell">
      <style:table-cell-properties style:vertical-align="middle"/>
    </style:style>
    <style:style style:name="Table131" style:family="table">
      <style:table-properties style:width="15.875cm" table:align="left"/>
    </style:style>
    <style:style style:name="Table131.A" style:family="table-column">
      <style:table-column-properties style:column-width="0.041cm"/>
    </style:style>
    <style:style style:name="Table131.B" style:family="table-column">
      <style:table-column-properties style:column-width="7.634cm"/>
    </style:style>
    <style:style style:name="Table131.C" style:family="table-column">
      <style:table-column-properties style:column-width="8.2cm"/>
    </style:style>
    <style:style style:name="Table131.A1" style:family="table-cell">
      <style:table-cell-properties style:vertical-align="middle"/>
    </style:style>
    <style:style style:name="Table132" style:family="table">
      <style:table-properties style:width="15.875cm" table:align="left"/>
    </style:style>
    <style:style style:name="Table132.A" style:family="table-column">
      <style:table-column-properties style:column-width="0.106cm"/>
    </style:style>
    <style:style style:name="Table132.B" style:family="table-column">
      <style:table-column-properties style:column-width="7.74cm"/>
    </style:style>
    <style:style style:name="Table132.C" style:family="table-column">
      <style:table-column-properties style:column-width="8.029cm"/>
    </style:style>
    <style:style style:name="Table132.A1" style:family="table-cell">
      <style:table-cell-properties style:vertical-align="middle"/>
    </style:style>
    <style:style style:name="P1" style:family="paragraph" style:parent-style-name="Standard">
      <style:paragraph-properties fo:margin-top="0cm" fo:margin-bottom="0.499cm" style:contextual-spacing="false"/>
    </style:style>
    <style:style style:name="P2" style:family="paragraph" style:parent-style-name="Standard">
      <style:text-properties loext:padding="0cm" loext:border="non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cm" fo:margin-bottom="0.499cm" style:contextual-spacing="false"/>
    </style:style>
    <style:style style:name="P5" style:family="paragraph" style:parent-style-name="Text_20_body">
      <style:text-properties loext:padding="0cm" loext:border="non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T1" style:family="text">
      <style:text-properties style:text-line-through-style="solid" style:text-line-through-type="single"/>
    </style:style>
    <style:style style:name="T2" style:family="text"/>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Text_20_body"><text:span text:style-name="Strong_20_Emphasis">Sintomas médicos básicos</text:span><text:line-break/> </text:p>
      <table:table table:name="Table40" table:style-name="Table40">
        <table:table-column table:style-name="Table40.A" table:number-columns-repeated="2"/>
        <table:table-row>
          <table:table-cell table:style-name="Table40.A1" table:number-columns-spanned="2" office:value-type="string">
            <text:p text:style-name="Table_20_Contents">Use o seguinte vocabulário médico com o verbo <text:span text:style-name="Strong_20_Emphasis">have</text:span> para descrever sintomas médicos.<text:line-break/> </text:p>
          </table:table-cell>
          <table:covered-table-cell/>
        </table:table-row>
        <table:table-row>
          <table:table-cell table:style-name="Table40.A1" office:value-type="string">
            <text:section text:style-name="Sect1" text:name="Section38">
              <text:p text:style-name="P3"><text:bookmark text:name="mep_431"/></text:p>
            </text:section>
          </table:table-cell>
          <table:table-cell office:value-type="string">
            <text:p text:style-name="P3"/>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section text:style-name="Sect1" text:name="Section39">
              <text:p text:style-name="P3"><text:bookmark text:name="mep_432"/></text:p>
            </text:section>
          </table:table-cell>
          <table:table-cell table:style-name="Table41.A1" office:value-type="string">
            <text:p text:style-name="Table_20_Contents"><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text:p>
          </table:table-cell>
          <table:table-cell table:style-name="Table41.A1" office:value-type="string">
            <text:p text:style-name="Table_20_Contents">Eu tenho febre.</text:p>
          </table:table-cell>
        </table:table-row>
        <table:table-row>
          <table:table-cell table:style-name="Table41.A1" office:value-type="string">
            <text:section text:style-name="Sect1" text:name="Section40">
              <text:p text:style-name="P3"><text:bookmark text:name="mep_441"/></text:p>
            </text:section>
          </table:table-cell>
          <table:table-cell table:number-columns-spanned="2" office:value-type="string">
            <text:p text:style-name="P3"/>
          </table:table-cell>
          <table:covered-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section text:style-name="Sect1" text:name="Section41">
              <text:p text:style-name="P3"><text:bookmark text:name="mep_442"/></text:p>
            </text:section>
          </table:table-cell>
          <table:table-cell table:style-name="Table42.A1" office:value-type="string">
            <text:p text:style-name="Table_20_Contents"><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text:p>
          </table:table-cell>
          <table:table-cell table:style-name="Table42.A1" office:value-type="string">
            <text:p text:style-name="Table_20_Contents">Ele tem diarreia.</text:p>
          </table:table-cell>
        </table:table-row>
        <table:table-row>
          <table:table-cell table:style-name="Table42.A1" office:value-type="string">
            <text:section text:style-name="Sect1" text:name="Section42">
              <text:p text:style-name="P3"><text:bookmark text:name="mep_451"/></text:p>
            </text:section>
          </table:table-cell>
          <table:table-cell table:number-columns-spanned="2" office:value-type="string">
            <text:p text:style-name="P3"/>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section text:style-name="Sect1" text:name="Section43">
              <text:p text:style-name="P3"><text:bookmark text:name="mep_452"/></text:p>
            </text:section>
          </table:table-cell>
          <table:table-cell table:style-name="Table43.A1" office:value-type="string">
            <text:p text:style-name="Table_20_Contents"><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text:p>
          </table:table-cell>
          <table:table-cell table:style-name="Table43.A1" office:value-type="string">
            <text:p text:style-name="Table_20_Contents">Ela tem uma tosse ruim.</text:p>
          </table:table-cell>
        </table:table-row>
        <table:table-row>
          <table:table-cell table:style-name="Table43.A1" table:number-columns-spanned="3" office:value-type="string">
            <text:p text:style-name="Table_20_Contents"><text:line-break/>Use a palavra <text:span text:style-name="Strong_20_Emphasis">sore</text:span> para indicar uma parte do seu corpo que dói.<text:line-break/> </text:p>
          </table:table-cell>
          <table:covered-table-cell/>
          <table:covered-table-cell/>
        </table:table-row>
        <table:table-row>
          <table:table-cell table:style-name="Table43.A1" office:value-type="string">
            <text:section text:style-name="Sect1" text:name="Section44">
              <text:p text:style-name="P3"><text:bookmark text:name="mep_461"/></text:p>
            </text:section>
          </table:table-cell>
          <table:table-cell table:number-columns-spanned="2" office:value-type="string">
            <text:p text:style-name="P3"/>
          </table:table-cell>
          <table:covered-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section text:style-name="Sect1" text:name="Section45">
              <text:p text:style-name="P3"><text:bookmark text:name="mep_462"/></text:p>
            </text:section>
          </table:table-cell>
          <table:table-cell table:style-name="Table44.A1" office:value-type="string">
            <text:p text:style-name="Table_20_Contents"><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text:p>
          </table:table-cell>
          <table:table-cell table:style-name="Table44.A1" office:value-type="string">
            <text:p text:style-name="Table_20_Contents">Eu tenho uma dor de garganta.</text:p>
          </table:table-cell>
        </table:table-row>
      </table:table>
      <text:p text:style-name="Text_20_body"> </text:p>
      <text:p text:style-name="Standard"/>
      <table:table table:name="Table45" table:style-name="Table45">
        <table:table-column table:style-name="Table45.A" table:number-columns-repeated="2"/>
        <table:table-row>
          <table:table-cell table:style-name="Table45.A1" table:number-columns-spanned="2" office:value-type="string">
            <text:p text:style-name="Table_20_Contents">Use o sufixo <text:span text:style-name="Strong_20_Emphasis">-ache</text:span> para indicar uma parte do seu corpo que dói. Isto não vai funcionar com todas as partes do corpo, apenas com <text:span text:style-name="Strong_20_Emphasis">head</text:span>, <text:span text:style-name="Strong_20_Emphasis">stomach</text:span>, <text:span text:style-name="Strong_20_Emphasis">back</text:span> e <text:span text:style-name="Strong_20_Emphasis">tooth</text:span>.<text:line-break/> </text:p>
          </table:table-cell>
          <table:covered-table-cell/>
        </table:table-row>
        <table:table-row>
          <table:table-cell table:style-name="Table45.A1" office:value-type="string">
            <text:section text:style-name="Sect1" text:name="mep_47">
              <text:p text:style-name="P3"/>
            </text:section>
          </table:table-cell>
          <table:table-cell office:value-type="string">
            <text:p text:style-name="P3"/>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section text:style-name="Sect1" text:name="Section46">
              <text:p text:style-name="P3"><text:bookmark text:name="mep_47"/></text:p>
            </text:section>
          </table:table-cell>
          <table:table-cell table:style-name="Table46.A1" office:value-type="string">
            <text:p text:style-name="Table_20_Contents"><text:span text:style-name="Emphasis">He has a </text:span><text:span text:style-name="Emphasis"><text:span text:style-name="Strong_20_Emphasis">headache</text:span></text:span><text:span text:style-name="Emphasis">.</text:span></text:p>
          </table:table-cell>
          <table:table-cell table:style-name="Table46.A1" office:value-type="string">
            <text:p text:style-name="Table_20_Contents">Ele tem uma dor de cabeça.</text:p>
          </table:table-cell>
        </table:table-row>
        <table:table-row>
          <table:table-cell table:style-name="Table46.A1" office:value-type="string">
            <text:section text:style-name="Sect1" text:name="mep_48">
              <text:p text:style-name="P3"/>
            </text:section>
          </table:table-cell>
          <table:table-cell table:number-columns-spanned="2" office:value-type="string">
            <text:p text:style-name="P3"/>
          </table:table-cell>
          <table:covered-table-cell/>
        </table:table-row>
      </table:table>
      <table:table table:name="Table47" table:style-name="Table47">
        <table:table-column table:style-name="Table47.A"/>
        <table:table-column table:style-name="Table47.B"/>
        <table:table-column table:style-name="Table47.C"/>
        <table:table-row>
          <table:table-cell table:style-name="Table47.A1" office:value-type="string">
            <text:section text:style-name="Sect1" text:name="Section47">
              <text:p text:style-name="P3"><text:bookmark text:name="mep_48"/></text:p>
            </text:section>
          </table:table-cell>
          <table:table-cell table:style-name="Table47.A1" office:value-type="string">
            <text:p text:style-name="Table_20_Contents"><text:span text:style-name="Emphasis">I have a </text:span><text:span text:style-name="Emphasis"><text:span text:style-name="Strong_20_Emphasis">stomachache</text:span></text:span><text:span text:style-name="Emphasis">.</text:span></text:p>
          </table:table-cell>
          <table:table-cell table:style-name="Table47.A1" office:value-type="string">
            <text:p text:style-name="Table_20_Contents">Eu tenho uma dor de estômago.</text:p>
          </table:table-cell>
        </table:table-row>
        <table:table-row>
          <table:table-cell table:style-name="Table47.A1" table:number-columns-spanned="3" office:value-type="string">
            <text:p text:style-name="Table_20_Contents"><text:line-break/>Use o seguinte vocabulário médico com o verbo <text:span text:style-name="Strong_20_Emphasis">be</text:span> ou o verbo <text:span text:style-name="Strong_20_Emphasis">feel*.<text:line-break/> </text:span></text:p>
          </table:table-cell>
          <table:covered-table-cell/>
          <table:covered-table-cell/>
        </table:table-row>
        <table:table-row>
          <table:table-cell table:style-name="Table47.A1" office:value-type="string">
            <text:section text:style-name="Sect1" text:name="mep_49">
              <text:p text:style-name="P3"/>
            </text:section>
          </table:table-cell>
          <table:table-cell table:number-columns-spanned="2" office:value-type="string">
            <text:p text:style-name="P3"/>
          </table:table-cell>
          <table:covered-table-cell/>
        </table:table-row>
      </table:table>
      <table:table table:name="Table48" table:style-name="Table48">
        <table:table-column table:style-name="Table48.A"/>
        <table:table-column table:style-name="Table48.B"/>
        <table:table-column table:style-name="Table48.C"/>
        <table:table-row>
          <table:table-cell table:style-name="Table48.A1" office:value-type="string">
            <text:section text:style-name="Sect1" text:name="Section48">
              <text:p text:style-name="P3"><text:bookmark text:name="mep_49"/></text:p>
            </text:section>
          </table:table-cell>
          <table:table-cell table:style-name="Table48.A1" office:value-type="string">
            <text:p text:style-name="Table_20_Contents"><text:span text:style-name="Emphasis">I</text:span><text:span text:style-name="Emphasis"><text:span text:style-name="Strong_20_Emphasis">'m dizzy</text:span></text:span><text:span text:style-name="Emphasis">. I </text:span><text:span text:style-name="Emphasis"><text:span text:style-name="Strong_20_Emphasis">feel dizzy</text:span></text:span><text:span text:style-name="Emphasis">.</text:span></text:p>
          </table:table-cell>
          <table:table-cell table:style-name="Table48.A1" office:value-type="string">
            <text:p text:style-name="Table_20_Contents">Eu estou tonto. Eu me sinto tonto.</text:p>
          </table:table-cell>
        </table:table-row>
        <table:table-row>
          <table:table-cell table:style-name="Table48.A1" office:value-type="string">
            <text:section text:style-name="Sect1" text:name="mep_50">
              <text:p text:style-name="P3"/>
            </text:section>
          </table:table-cell>
          <table:table-cell table:number-columns-spanned="2" office:value-type="string">
            <text:p text:style-name="P3"/>
          </table:table-cell>
          <table:covered-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section text:style-name="Sect1" text:name="Section49">
              <text:p text:style-name="P3"><text:bookmark text:name="mep_50"/></text:p>
            </text:section>
          </table:table-cell>
          <table:table-cell table:style-name="Table49.A1" office:value-type="string">
            <text:p text:style-name="Table_20_Contents"><text:span text:style-name="Emphasis">She</text:span><text:span text:style-name="Emphasis"><text:span text:style-name="Strong_20_Emphasis">'s nauseous</text:span></text:span><text:span text:style-name="Emphasis">. She </text:span><text:span text:style-name="Emphasis"><text:span text:style-name="Strong_20_Emphasis">feels</text:span></text:span><text:span text:style-name="Emphasis"> </text:span><text:span text:style-name="Emphasis"><text:span text:style-name="Strong_20_Emphasis">nauseous</text:span></text:span><text:span text:style-name="Emphasis">.</text:span></text:p>
          </table:table-cell>
          <table:table-cell table:style-name="Table49.A1" office:value-type="string">
            <text:p text:style-name="Table_20_Contents">Ela está nauseada. Ela se sente nauseada.</text:p>
          </table:table-cell>
        </table:table-row>
        <table:table-row>
          <table:table-cell table:style-name="Table49.A1" table:number-columns-spanned="3" office:value-type="string">
            <text:p text:style-name="Table_20_Contents"><text:line-break/>Para vômito, use o verbo vomiting**.<text:line-break/> </text:p>
          </table:table-cell>
          <table:covered-table-cell/>
          <table:covered-table-cell/>
        </table:table-row>
        <table:table-row>
          <table:table-cell table:style-name="Table49.A1" office:value-type="string">
            <text:section text:style-name="Sect1" text:name="mep_51">
              <text:p text:style-name="P3"/>
            </text:section>
          </table:table-cell>
          <table:table-cell table:number-columns-spanned="2" office:value-type="string">
            <text:p text:style-name="P3"/>
          </table:table-cell>
          <table:covered-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section text:style-name="Sect1" text:name="Section50">
              <text:p text:style-name="P3"><text:bookmark text:name="mep_51"/></text:p>
            </text:section>
          </table:table-cell>
          <table:table-cell table:style-name="Table50.A1" office:value-type="string">
            <text:p text:style-name="Table_20_Contents"><text:span text:style-name="Emphasis">I've been </text:span><text:span text:style-name="Emphasis"><text:span text:style-name="Strong_20_Emphasis">vomiting</text:span></text:span><text:span text:style-name="Emphasis"> for about an hour.</text:span></text:p>
          </table:table-cell>
          <table:table-cell table:style-name="Table50.A1" office:value-type="string">
            <text:p text:style-name="Table_20_Contents">Eu estou vomitando há cerca de uma hora.</text:p>
          </table:table-cell>
        </table:table-row>
      </table:table>
      <text:p text:style-name="P5"><text:soft-page-break/>I feel terrible. I didn't sleep last night because I had a bad fever . I was just too hot! I have a bad cough , too – maybe because I smoke? My colleagues always complain about the noise I make, but I can't answer them because I have a sore throat and I can't speak. I didn't eat all day because I felt nauseous and I had a stomachache , and every time I wanted to stand up, I couldn't because I was so dizzy .</text:p>
      <text:p text:style-name="Standard">I have a headache, and I'm dizzy.</text:p>
      <text:p text:style-name="Standard">Estou com dor de cabeça e tonto.</text:p>
      <text:p text:style-name="Standard">I have a bad cough and a sore throat.</text:p>
      <text:p text:style-name="Standard">Estou com tosse e dor de garganta.</text:p>
      <text:p text:style-name="Standard">I have a bad cough and a sore throat.</text:p>
      <text:p text:style-name="Standard">Estou com tosse e dor de garganta.</text:p>
      <text:p text:style-name="Standard">I have a stomachache, and I feel nauseous.</text:p>
      <text:p text:style-name="Standard">Estou com dor de estômago e me sinto enjoado.</text:p>
      <text:p text:style-name="Standard">I had a fever last night.</text:p>
      <text:p text:style-name="Standard">Eu tive febre ontem à noite.</text:p>
      <text:p text:style-name="Standard">I have diarrhea.</text:p>
      <text:p text:style-name="Standard">Estou com diarreia.</text:p>
      <text:p text:style-name="Standard">I've been vomiting.</text:p>
      <text:p text:style-name="Standard">Estive vomitando.</text:p>
      <text:p text:style-name="Standard"/>
      <text:p text:style-name="Text_20_body"><text:span text:style-name="Strong_20_Emphasis">Present perfect continuous</text:span><text:line-break/> </text:p>
      <table:table table:name="Table51" table:style-name="Table51">
        <table:table-column table:style-name="Table51.A"/>
        <table:table-column table:style-name="Table51.B"/>
        <table:table-row>
          <table:table-cell table:style-name="Table51.A1" table:number-columns-spanned="2" office:value-type="string">
            <text:p text:style-name="Table_20_Contents">Use o present perfect continuous para descrever um sintoma ou doença que começou no passado e continua até o presente. Use a estrutura <text:span text:style-name="Strong_20_Emphasis">I have been +</text:span> verbo <text:span text:style-name="Strong_20_Emphasis">+ -ing</text:span>.</text:p>
          </table:table-cell>
          <table:covered-table-cell/>
        </table:table-row>
        <table:table-row>
          <table:table-cell table:style-name="Table51.A1" office:value-type="string">
            <text:section text:style-name="Sect1" text:name="mep_81">
              <text:p text:style-name="P3"/>
            </text:section>
          </table:table-cell>
          <table:table-cell office:value-type="string">
            <text:p text:style-name="P3"/>
          </table:table-cell>
        </table:table-row>
      </table:table>
      <table:table table:name="Table52" table:style-name="Table52">
        <table:table-column table:style-name="Table52.A"/>
        <table:table-column table:style-name="Table52.B"/>
        <table:table-column table:style-name="Table52.C"/>
        <table:table-row>
          <table:table-cell table:style-name="Table52.A1" office:value-type="string">
            <text:section text:style-name="Sect1" text:name="Section51">
              <text:p text:style-name="P3"><text:bookmark text:name="mep_81"/></text:p>
            </text:section>
          </table:table-cell>
          <table:table-cell table:style-name="Table52.A1" office:value-type="string">
            <text:p text:style-name="Table_20_Contents"><text:span text:style-name="Emphasis"><text:span text:style-name="Strong_20_Emphasis">I have been vomiting</text:span></text:span><text:span text:style-name="Emphasis"> a lot.</text:span></text:p>
          </table:table-cell>
          <table:table-cell table:style-name="Table52.A1" office:value-type="string">
            <text:p text:style-name="Table_20_Contents">Tenho vomitado muito.</text:p>
          </table:table-cell>
        </table:table-row>
        <table:table-row>
          <table:table-cell table:style-name="Table52.A1" office:value-type="string">
            <text:section text:style-name="Sect1" text:name="mep_82">
              <text:p text:style-name="P3"/>
            </text:section>
          </table:table-cell>
          <table:table-cell table:number-columns-spanned="2" office:value-type="string">
            <text:p text:style-name="P3"/>
          </table:table-cell>
          <table:covered-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section text:style-name="Sect1" text:name="Section52">
              <text:p text:style-name="P3"><text:bookmark text:name="mep_82"/></text:p>
            </text:section>
          </table:table-cell>
          <table:table-cell table:style-name="Table53.A1" office:value-type="string">
            <text:p text:style-name="Table_20_Contents"><text:span text:style-name="Emphasis"><text:span text:style-name="Strong_20_Emphasis">I have been having</text:span></text:span><text:span text:style-name="Emphasis"> problems sleeping.</text:span></text:p>
          </table:table-cell>
          <table:table-cell table:style-name="Table53.A1" office:value-type="string">
            <text:p text:style-name="Table_20_Contents">Tenho tido problemas para dormir.</text:p>
          </table:table-cell>
        </table:table-row>
        <table:table-row>
          <table:table-cell table:style-name="Table53.A1" table:number-columns-spanned="3" office:value-type="string">
            <text:p text:style-name="Table_20_Contents"><text:line-break/>Use <text:span text:style-name="Strong_20_Emphasis">for</text:span> para acrescentar informações sobre o tempo.</text:p>
          </table:table-cell>
          <table:covered-table-cell/>
          <table:covered-table-cell/>
        </table:table-row>
        <table:table-row>
          <table:table-cell table:style-name="Table53.A1" office:value-type="string">
            <text:section text:style-name="Sect1" text:name="mep_83">
              <text:p text:style-name="P3"/>
            </text:section>
          </table:table-cell>
          <table:table-cell table:number-columns-spanned="2" office:value-type="string">
            <text:p text:style-name="P3"/>
          </table:table-cell>
          <table:covered-table-cell/>
        </table:table-row>
      </table:table>
      <table:table table:name="Table54" table:style-name="Table54">
        <table:table-column table:style-name="Table54.A"/>
        <table:table-column table:style-name="Table54.B"/>
        <table:table-column table:style-name="Table54.C"/>
        <table:table-row>
          <table:table-cell table:style-name="Table54.A1" office:value-type="string">
            <text:section text:style-name="Sect1" text:name="Section53">
              <text:p text:style-name="P3"><text:bookmark text:name="mep_83"/></text:p>
            </text:section>
          </table:table-cell>
          <table:table-cell table:style-name="Table54.A1" office:value-type="string">
            <text:p text:style-name="Table_20_Contents"><text:span text:style-name="Emphasis">I have been feeling very bad </text:span><text:span text:style-name="Emphasis"><text:span text:style-name="Strong_20_Emphasis">for</text:span></text:span><text:span text:style-name="Emphasis"> the last two days. </text:span></text:p>
          </table:table-cell>
          <table:table-cell table:style-name="Table54.A1" office:value-type="string">
            <text:p text:style-name="Table_20_Contents">Tenho me sentido muito mal nos últimos dois dias.</text:p>
          </table:table-cell>
        </table:table-row>
        <table:table-row>
          <table:table-cell table:style-name="Table54.A1" table:number-columns-spanned="3" office:value-type="string">
            <text:p text:style-name="Table_20_Contents"><text:line-break/>O médico também pode usar o present perfect continuous para fazer perguntas.</text:p>
          </table:table-cell>
          <table:covered-table-cell/>
          <table:covered-table-cell/>
        </table:table-row>
        <table:table-row>
          <table:table-cell table:style-name="Table54.A1" office:value-type="string">
            <text:section text:style-name="Sect1" text:name="mep_84">
              <text:p text:style-name="P3"/>
            </text:section>
          </table:table-cell>
          <table:table-cell table:number-columns-spanned="2" office:value-type="string">
            <text:p text:style-name="P3"/>
          </table:table-cell>
          <table:covered-table-cell/>
        </table:table-row>
      </table:table>
      <table:table table:name="Table55" table:style-name="Table55">
        <table:table-column table:style-name="Table55.A"/>
        <table:table-column table:style-name="Table55.B"/>
        <table:table-column table:style-name="Table55.C"/>
        <table:table-row>
          <table:table-cell table:style-name="Table55.A1" office:value-type="string">
            <text:section text:style-name="Sect1" text:name="Section54">
              <text:p text:style-name="P3"><text:bookmark text:name="mep_84"/></text:p>
            </text:section>
          </table:table-cell>
          <table:table-cell table:style-name="Table55.A1" office:value-type="string">
            <text:p text:style-name="Table_20_Contents"><text:span text:style-name="Emphasis">How long </text:span><text:span text:style-name="Emphasis"><text:span text:style-name="Strong_20_Emphasis">has</text:span></text:span><text:span text:style-name="Emphasis"> this </text:span><text:span text:style-name="Emphasis"><text:span text:style-name="Strong_20_Emphasis">been going on</text:span></text:span><text:span text:style-name="Emphasis">?</text:span></text:p>
          </table:table-cell>
          <table:table-cell table:style-name="Table55.A1" office:value-type="string">
            <text:p text:style-name="Table_20_Contents">Há quanto tempo isso está acontecendo?</text:p>
          </table:table-cell>
        </table:table-row>
        <table:table-row>
          <table:table-cell table:style-name="Table55.A1" office:value-type="string">
            <text:section text:style-name="Sect1" text:name="mep_85">
              <text:p text:style-name="P3"/>
            </text:section>
          </table:table-cell>
          <table:table-cell table:number-columns-spanned="2" office:value-type="string">
            <text:p text:style-name="P3"/>
          </table:table-cell>
          <table:covered-table-cell/>
        </table:table-row>
      </table:table>
      <table:table table:name="Table56" table:style-name="Table56">
        <table:table-column table:style-name="Table56.A"/>
        <table:table-column table:style-name="Table56.B"/>
        <table:table-column table:style-name="Table56.C"/>
        <text:soft-page-break/>
        <table:table-row table:style-name="Table56.1">
          <table:table-cell table:style-name="Table56.A1" office:value-type="string">
            <text:section text:style-name="Sect1" text:name="Section55">
              <text:p text:style-name="P3"><text:bookmark text:name="mep_85"/></text:p>
            </text:section>
          </table:table-cell>
          <table:table-cell table:style-name="Table56.A1" office:value-type="string">
            <text:p text:style-name="Table_20_Contents"><text:span text:style-name="Emphasis">How long </text:span><text:span text:style-name="Emphasis"><text:span text:style-name="Strong_20_Emphasis">have</text:span></text:span><text:span text:style-name="Emphasis"> you </text:span><text:span text:style-name="Emphasis"><text:span text:style-name="Strong_20_Emphasis">been feeling</text:span></text:span><text:span text:style-name="Emphasis"> like this? </text:span></text:p>
          </table:table-cell>
          <table:table-cell table:style-name="Table56.A1" office:value-type="string">
            <text:p text:style-name="Table_20_Contents">Há quanto tempo você está se sentindo assim?</text:p>
          </table:table-cell>
        </table:table-row>
      </table:table>
      <text:p text:style-name="Standard"/>
      <text:p text:style-name="P5">RECEPTIONIST: What seems to be the problem?<text:line-break/>JENNY: Well, I've been vomiting, and I have diarrhea.<text:line-break/>RECEPTIONIST: Oh, I'm very sorry to hear that. How long has this been going on ?<text:line-break/>JENNY: For three days.<text:line-break/>RECEPTIONIST: Have you been experiencing any other problems?<text:line-break/>JENNY: I've been feeling really tired for a few days now. I haven't been sleeping well.</text:p>
      <text:p text:style-name="Standard">How have you been feeling?</text:p>
      <text:p text:style-name="Standard">Como você tem se sentindo?</text:p>
      <text:p text:style-name="Standard">How long has this been going on?</text:p>
      <text:p text:style-name="Standard">Há quanto tempo isso vem acontecendo?</text:p>
      <text:p text:style-name="Standard">I've been vomiting all night.</text:p>
      <text:p text:style-name="Standard">Vomitei a noite toda.</text:p>
      <text:p text:style-name="Standard">I've been feeling sick for three days.</text:p>
      <text:p text:style-name="Standard">Estou me sentindo mal faz três dias.</text:p>
      <text:p text:style-name="Standard">I've been having problems sleeping.</text:p>
      <text:p text:style-name="Standard">Estou tendo problemas para dormir.</text:p>
      <text:p text:style-name="Standard"/>
      <text:p text:style-name="Standard">Good morning. Doctor Brennan's office.</text:p>
      <text:p text:style-name="Standard">Bom dia. Consultório do Dr. Brennan.</text:p>
      <text:p text:style-name="Standard">Good morning. I'm a patient of Doctor Brennan's.</text:p>
      <text:p text:style-name="Standard">Bom dia. Sou paciente do Dr. Brennan.</text:p>
      <text:p text:style-name="Standard">How can I help you?</text:p>
      <text:p text:style-name="Standard"><text:soft-page-break/>Como posso ajudar?</text:p>
      <text:p text:style-name="Standard">I want to make an appointment to see the doctor.</text:p>
      <text:p text:style-name="Standard">Eu quero marcar uma consulta para ver o médico.</text:p>
      <text:p text:style-name="Standard">What seems to be the problem?</text:p>
      <text:p text:style-name="Standard">Qual é o problema?</text:p>
      <text:p text:style-name="Standard">I've been feeling nauseous and tired.</text:p>
      <text:p text:style-name="Standard">Tenho me sentido enjoado e cansado.</text:p>
      <text:p text:style-name="Standard">The doctor has some time at 1 o'clock.</text:p>
      <text:p text:style-name="Standard">O médico tem horário à 1 hora.</text:p>
      <text:p text:style-name="Standard">Is there anything earlier?</text:p>
      <text:p text:style-name="Standard">Não tem nada mais cedo?</text:p>
      <text:p text:style-name="Standard"/>
      <text:h text:style-name="Heading_20_4" text:outline-level="4">prescription</text:h>
      <text:p text:style-name="P6">receita, fórmula, prescrição ou receita médica </text:p>
      <text:p text:style-name="P6">/prɪˈskrɪpʃn/ </text:p>
      <text:p text:style-name="Text_20_body">an official piece of paper on which a doctor writes the type of medicine you should have, and which enables you to get it from a chemist's shop/drugstore</text:p>
      <text:list xml:id="list1503577060" text:style-name="L1">
        <text:list-item>
          <text:p text:style-name="P7">The doctor gave me a prescription for antibiotics.</text:p>
        </text:list-item>
      </text:list>
      <text:h text:style-name="Heading_20_4" text:outline-level="4">blood pressure</text:h>
      <text:p text:style-name="P6">pressão sanguínea </text:p>
      <text:p text:style-name="P6">/blʌd ˈpreʃər/ </text:p>
      <text:p text:style-name="Text_20_body">the pressure of blood as it travels around the body</text:p>
      <text:list xml:id="list772759370" text:style-name="L2">
        <text:list-item>
          <text:p text:style-name="P8">to have high/low blood pressure</text:p>
        </text:list-item>
      </text:list>
      <text:h text:style-name="Heading_20_4" text:outline-level="4">the flu</text:h>
      <text:p text:style-name="P6">gripe </text:p>
      <text:p text:style-name="P6">/ðə fluː/ </text:p>
      <text:p text:style-name="Text_20_body">short for influenza; an infectious disease like a very bad cold, that causes fever, pains and weakness</text:p>
      <text:list xml:id="list1997969234" text:style-name="L3">
        <text:list-item>
          <text:p text:style-name="P9"><text:soft-page-break/>James thought he had caught the flu.</text:p>
        </text:list-item>
        <text:list-item>
          <text:p text:style-name="P10">What medicine can I take for the flu?</text:p>
        </text:list-item>
      </text:list>
      <text:h text:style-name="Heading_20_4" text:outline-level="4">symptoms</text:h>
      <text:p text:style-name="P6">sintoma </text:p>
      <text:p text:style-name="P6">/ˈsɪmptəm/ </text:p>
      <text:p text:style-name="Text_20_body">a change in your body or mind that shows that you are not healthy</text:p>
      <text:list xml:id="list2036401947" text:style-name="L4">
        <text:list-item>
          <text:p text:style-name="P11">Symptoms include a headache and sore throat.</text:p>
        </text:list-item>
      </text:list>
      <text:h text:style-name="Heading_20_4" text:outline-level="4">liquids</text:h>
      <text:p text:style-name="P6">líquidos </text:p>
      <text:p text:style-name="P6">/ˈlɪkwɪd/ </text:p>
      <text:p text:style-name="Text_20_body">a substance that flows freely and is not a solid or a gas, for example water or oil</text:p>
      <text:list xml:id="list2881246562" text:style-name="L5">
        <text:list-item>
          <text:p text:style-name="P12">the transition from liquid to vapor</text:p>
        </text:list-item>
      </text:list>
      <text:h text:style-name="Heading_20_4" text:outline-level="4">medicine</text:h>
      <text:p text:style-name="P6">medicina, medicamento, remédio </text:p>
      <text:p text:style-name="P6">/ˈmedsn/ </text:p>
      <text:p text:style-name="Text_20_body">A substance, either a liquid or pills, that you drink or swallow…</text:p>
      <text:list xml:id="list1474506386" text:style-name="L6">
        <text:list-item>
          <text:p text:style-name="P13">Did you take your medicine?</text:p>
        </text:list-item>
      </text:list>
      <text:h text:style-name="Heading_20_4" text:outline-level="4">nurse</text:h>
      <text:p text:style-name="P6">enfermeira </text:p>
      <text:p text:style-name="P6">/nɜːrs/ </text:p>
      <text:p text:style-name="Text_20_body">a person whose job is to take care of sick or injured people, usually in a hospital</text:p>
      <text:list xml:id="list3221375479" text:style-name="L7">
        <text:list-item>
          <text:p text:style-name="P14">a qualified/registered nurse</text:p>
        </text:list-item>
      </text:list>
      <text:p text:style-name="Text_20_body"><text:span text:style-name="Strong_20_Emphasis">Present perfect continuous com 'for' e 'since'</text:span><text:line-break/> </text:p>
      <table:table table:name="Table57" table:style-name="Table57">
        <table:table-column table:style-name="Table57.A"/>
        <table:table-column table:style-name="Table57.B"/>
        <text:soft-page-break/>
        <table:table-row>
          <table:table-cell table:style-name="Table57.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57.A1" table:number-columns-spanned="2" office:value-type="string">
            <text:p text:style-name="Table_20_Contents"> </text:p>
          </table:table-cell>
          <table:covered-table-cell/>
        </table:table-row>
        <table:table-row>
          <table:table-cell table:style-name="Table57.A1" office:value-type="string">
            <text:section text:style-name="Sect1" text:name="mep_139">
              <text:p text:style-name="P3"/>
            </text:section>
          </table:table-cell>
          <table:table-cell office:value-type="string">
            <text:p text:style-name="P3"/>
          </table:table-cell>
        </table:table-row>
      </table:table>
      <table:table table:name="Table58" table:style-name="Table58">
        <table:table-column table:style-name="Table58.A"/>
        <table:table-column table:style-name="Table58.B"/>
        <table:table-column table:style-name="Table58.C"/>
        <table:table-row>
          <table:table-cell table:style-name="Table58.A1" office:value-type="string">
            <text:section text:style-name="Sect1" text:name="Section56">
              <text:p text:style-name="P3"><text:bookmark text:name="mep_139"/></text:p>
            </text:section>
          </table:table-cell>
          <table:table-cell table:style-name="Table58.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58.A1" office:value-type="string">
            <text:p text:style-name="Table_20_Contents">Estou me sentindo mal há alguns dias.</text:p>
          </table:table-cell>
        </table:table-row>
        <table:table-row>
          <table:table-cell table:style-name="Table58.A1" office:value-type="string">
            <text:section text:style-name="Sect1" text:name="mep_140">
              <text:p text:style-name="P3"/>
            </text:section>
          </table:table-cell>
          <table:table-cell table:number-columns-spanned="2" office:value-type="string">
            <text:p text:style-name="P3"/>
          </table:table-cell>
          <table:covered-table-cell/>
        </table:table-row>
      </table:table>
      <table:table table:name="Table59" table:style-name="Table59">
        <table:table-column table:style-name="Table59.A"/>
        <table:table-column table:style-name="Table59.B"/>
        <table:table-column table:style-name="Table59.C"/>
        <table:table-row>
          <table:table-cell table:style-name="Table59.A1" office:value-type="string">
            <text:section text:style-name="Sect1" text:name="Section57">
              <text:p text:style-name="P3"><text:bookmark text:name="mep_140"/></text:p>
            </text:section>
          </table:table-cell>
          <table:table-cell table:style-name="Table59.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59.A1" office:value-type="string">
            <text:p text:style-name="Table_20_Contents">Estou esperando a enfermeira há 20 minutos.</text:p>
          </table:table-cell>
        </table:table-row>
        <table:table-row>
          <table:table-cell table:style-name="Table59.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59.A1" table:number-columns-spanned="3" office:value-type="string">
            <text:p text:style-name="Table_20_Contents"> </text:p>
          </table:table-cell>
          <table:covered-table-cell/>
          <table:covered-table-cell/>
        </table:table-row>
        <table:table-row>
          <table:table-cell table:style-name="Table59.A1" office:value-type="string">
            <text:section text:style-name="Sect1" text:name="mep_141">
              <text:p text:style-name="P3"/>
            </text:section>
          </table:table-cell>
          <table:table-cell table:number-columns-spanned="2" office:value-type="string">
            <text:p text:style-name="P3"/>
          </table:table-cell>
          <table:covered-table-cell/>
        </table:table-row>
      </table:table>
      <table:table table:name="Table60" table:style-name="Table60">
        <table:table-column table:style-name="Table60.A"/>
        <table:table-column table:style-name="Table60.B"/>
        <table:table-column table:style-name="Table60.C"/>
        <table:table-row>
          <table:table-cell table:style-name="Table60.A1" office:value-type="string">
            <text:section text:style-name="Sect1" text:name="Section58">
              <text:p text:style-name="P3"><text:bookmark text:name="mep_1411"/></text:p>
            </text:section>
          </table:table-cell>
          <table:table-cell table:style-name="Table60.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0.A1" office:value-type="string">
            <text:p text:style-name="Table_20_Contents">Estou sentindo náuseas desde terça.</text:p>
          </table:table-cell>
        </table:table-row>
        <table:table-row>
          <table:table-cell table:style-name="Table60.A1" office:value-type="string">
            <text:section text:style-name="Sect1" text:name="mep_142">
              <text:p text:style-name="P3"/>
            </text:section>
          </table:table-cell>
          <table:table-cell table:number-columns-spanned="2" office:value-type="string">
            <text:p text:style-name="P3"/>
          </table:table-cell>
          <table:covered-table-cell/>
        </table:table-row>
      </table:table>
      <table:table table:name="Table61" table:style-name="Table61">
        <table:table-column table:style-name="Table61.A"/>
        <table:table-column table:style-name="Table61.B"/>
        <table:table-column table:style-name="Table61.C"/>
        <table:table-row>
          <table:table-cell table:style-name="Table61.A1" office:value-type="string">
            <text:section text:style-name="Sect1" text:name="Section59">
              <text:p text:style-name="P3"><text:bookmark text:name="mep_1421"/></text:p>
            </text:section>
          </table:table-cell>
          <table:table-cell table:style-name="Table61.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1.A1" office:value-type="string">
            <text:p text:style-name="Table_20_Contents">Tenho tido problemas para dormir desde sexta-feira passada.</text:p>
          </table:table-cell>
        </table:table-row>
        <table:table-row>
          <table:table-cell table:style-name="Table61.A1" office:value-type="string">
            <text:section text:style-name="Sect1" text:name="mep_143">
              <text:p text:style-name="P3"/>
            </text:section>
          </table:table-cell>
          <table:table-cell table:number-columns-spanned="2" office:value-type="string">
            <text:p text:style-name="P3"/>
          </table:table-cell>
          <table:covered-table-cell/>
        </table:table-row>
      </table:table>
      <table:table table:name="Table62" table:style-name="Table62">
        <table:table-column table:style-name="Table62.A"/>
        <table:table-column table:style-name="Table62.B"/>
        <table:table-column table:style-name="Table62.C"/>
        <table:table-row>
          <table:table-cell table:style-name="Table62.A1" office:value-type="string">
            <text:section text:style-name="Sect1" text:name="Section60">
              <text:p text:style-name="P3"><text:bookmark text:name="mep_143"/></text:p>
            </text:section>
          </table:table-cell>
          <table:table-cell table:style-name="Table62.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2.A1" office:value-type="string">
            <text:p text:style-name="Table_20_Contents">Estou esperando a enfermeira desde que cheguei.</text:p>
          </table:table-cell>
        </table:table-row>
        <table:table-row>
          <table:table-cell table:style-name="Table62.A1" table:number-columns-spanned="3" office:value-type="string">
            <text:p text:style-name="Table_20_Contents"> </text:p>
          </table:table-cell>
          <table:covered-table-cell/>
          <table:covered-table-cell/>
        </table:table-row>
      </table:table>
      <text:p text:style-name="Standard"/>
      <text:p text:style-name="Standard"/>
      <text:section text:style-name="Sect1" text:name="ets-act-lpn-view">
        <text:section text:style-name="Sect1" text:name="mep_146">
          <text:p text:style-name="Text_20_body">Present perfect continuous com <text:span text:style-name="Strong_20_Emphasis">for</text:span> e <text:span text:style-name="Strong_20_Emphasis">since</text:span></text:p>
        </text:section>
      </text:section>
      <text:p text:style-name="Standard">00:00</text:p>
      <text:p text:style-name="Standard">00:00</text:p>
      <text:section text:style-name="Sect1" text:name="Section61">
        <text:p text:style-name="Standard"><text:bookmark text:name="mep_146"/></text:p>
      </text:section>
      <text:section text:style-name="Sect1" text:name="mep_138">
        <text:p text:style-name="Standard"/>
      </text:section>
      <text:section text:style-name="Sect1" text:name="Section62">
        <text:p text:style-name="Standard"><text:bookmark text:name="mep_138"/></text:p>
      </text:section>
      <text:p text:style-name="Text_20_body"><text:span text:style-name="Strong_20_Emphasis">Present perfect continuous com 'for' e 'since'</text:span><text:line-break/> </text:p>
      <table:table table:name="Table63" table:style-name="Table63">
        <table:table-column table:style-name="Table63.A"/>
        <table:table-column table:style-name="Table63.B"/>
        <table:table-row>
          <table:table-cell table:style-name="Table63.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63.A1" table:number-columns-spanned="2" office:value-type="string">
            <text:p text:style-name="Table_20_Contents"> </text:p>
          </table:table-cell>
          <table:covered-table-cell/>
        </table:table-row>
        <table:table-row>
          <table:table-cell table:style-name="Table63.A1" office:value-type="string">
            <text:section text:style-name="Sect1" text:name="Section63">
              <text:p text:style-name="P3"><text:bookmark text:name="mep_1391"/></text:p>
            </text:section>
          </table:table-cell>
          <table:table-cell office:value-type="string">
            <text:p text:style-name="P3"/>
          </table:table-cell>
        </table:table-row>
      </table:table>
      <table:table table:name="Table64" table:style-name="Table64">
        <table:table-column table:style-name="Table64.A"/>
        <table:table-column table:style-name="Table64.B"/>
        <table:table-column table:style-name="Table64.C"/>
        <table:table-row>
          <table:table-cell table:style-name="Table64.A1" office:value-type="string">
            <text:section text:style-name="Sect1" text:name="Section64">
              <text:p text:style-name="P3"><text:bookmark text:name="mep_1392"/></text:p>
            </text:section>
          </table:table-cell>
          <table:table-cell table:style-name="Table64.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64.A1" office:value-type="string">
            <text:p text:style-name="Table_20_Contents">Estou me sentindo mal há alguns dias.</text:p>
          </table:table-cell>
        </table:table-row>
        <table:table-row>
          <table:table-cell table:style-name="Table64.A1" office:value-type="string">
            <text:section text:style-name="Sect1" text:name="Section65">
              <text:p text:style-name="P3"><text:bookmark text:name="mep_1401"/></text:p>
            </text:section>
          </table:table-cell>
          <table:table-cell table:number-columns-spanned="2" office:value-type="string">
            <text:p text:style-name="P3"/>
          </table:table-cell>
          <table:covered-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section text:style-name="Sect1" text:name="Section66">
              <text:p text:style-name="P3"><text:bookmark text:name="mep_1402"/></text:p>
            </text:section>
          </table:table-cell>
          <table:table-cell table:style-name="Table65.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65.A1" office:value-type="string">
            <text:p text:style-name="Table_20_Contents">Estou esperando a enfermeira há 20 minutos.</text:p>
          </table:table-cell>
        </table:table-row>
        <table:table-row>
          <table:table-cell table:style-name="Table65.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65.A1" table:number-columns-spanned="3" office:value-type="string">
            <text:p text:style-name="Table_20_Contents"> </text:p>
          </table:table-cell>
          <table:covered-table-cell/>
          <table:covered-table-cell/>
        </table:table-row>
        <table:table-row>
          <table:table-cell table:style-name="Table65.A1" office:value-type="string">
            <text:section text:style-name="Sect1" text:name="Section67">
              <text:p text:style-name="P3"><text:bookmark text:name="mep_1412"/></text:p>
            </text:section>
          </table:table-cell>
          <table:table-cell table:number-columns-spanned="2" office:value-type="string">
            <text:p text:style-name="P3"/>
          </table:table-cell>
          <table:covered-table-cell/>
        </table:table-row>
      </table:table>
      <table:table table:name="Table66" table:style-name="Table66">
        <table:table-column table:style-name="Table66.A"/>
        <table:table-column table:style-name="Table66.B"/>
        <table:table-column table:style-name="Table66.C"/>
        <text:soft-page-break/>
        <table:table-row>
          <table:table-cell table:style-name="Table66.A1" office:value-type="string">
            <text:section text:style-name="Sect1" text:name="Section68">
              <text:p text:style-name="P3"><text:bookmark text:name="mep_1413"/></text:p>
            </text:section>
          </table:table-cell>
          <table:table-cell table:style-name="Table66.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6.A1" office:value-type="string">
            <text:p text:style-name="Table_20_Contents">Estou sentindo náuseas desde terça.</text:p>
          </table:table-cell>
        </table:table-row>
        <table:table-row>
          <table:table-cell table:style-name="Table66.A1" office:value-type="string">
            <text:section text:style-name="Sect1" text:name="Section69">
              <text:p text:style-name="P3"><text:bookmark text:name="mep_1422"/></text:p>
            </text:section>
          </table:table-cell>
          <table:table-cell table:number-columns-spanned="2" office:value-type="string">
            <text:p text:style-name="P3"/>
          </table:table-cell>
          <table:covered-table-cell/>
        </table:table-row>
      </table:table>
      <table:table table:name="Table67" table:style-name="Table67">
        <table:table-column table:style-name="Table67.A"/>
        <table:table-column table:style-name="Table67.B"/>
        <table:table-column table:style-name="Table67.C"/>
        <table:table-row>
          <table:table-cell table:style-name="Table67.A1" office:value-type="string">
            <text:section text:style-name="Sect1" text:name="Section70">
              <text:p text:style-name="P3"><text:bookmark text:name="mep_1423"/></text:p>
            </text:section>
          </table:table-cell>
          <table:table-cell table:style-name="Table67.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7.A1" office:value-type="string">
            <text:p text:style-name="Table_20_Contents">Tenho tido problemas para dormir desde sexta-feira passada.</text:p>
          </table:table-cell>
        </table:table-row>
        <table:table-row>
          <table:table-cell table:style-name="Table67.A1" office:value-type="string">
            <text:section text:style-name="Sect1" text:name="Section71">
              <text:p text:style-name="P3"><text:bookmark text:name="mep_1431"/></text:p>
            </text:section>
          </table:table-cell>
          <table:table-cell table:number-columns-spanned="2" office:value-type="string">
            <text:p text:style-name="P3"/>
          </table:table-cell>
          <table:covered-table-cell/>
        </table:table-row>
      </table:table>
      <table:table table:name="Table68" table:style-name="Table68">
        <table:table-column table:style-name="Table68.A"/>
        <table:table-column table:style-name="Table68.B"/>
        <table:table-column table:style-name="Table68.C"/>
        <table:table-row>
          <table:table-cell table:style-name="Table68.A1" office:value-type="string">
            <text:section text:style-name="Sect1" text:name="Section72">
              <text:p text:style-name="P3"><text:bookmark text:name="mep_1432"/></text:p>
            </text:section>
          </table:table-cell>
          <table:table-cell table:style-name="Table68.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8.A1" office:value-type="string">
            <text:p text:style-name="Table_20_Contents">Estou esperando a enfermeira desde que cheguei.</text:p>
          </table:table-cell>
        </table:table-row>
        <table:table-row>
          <table:table-cell table:style-name="Table68.A1" table:number-columns-spanned="3" office:value-type="string">
            <text:p text:style-name="Table_20_Contents"> </text:p>
          </table:table-cell>
          <table:covered-table-cell/>
          <table:covered-table-cell/>
        </table:table-row>
      </table:table>
      <text:p text:style-name="Text_20_body"> </text:p>
      <table:table table:name="Table69" table:style-name="Table69">
        <table:table-column table:style-name="Table69.A"/>
        <table:table-column table:style-name="Table69.B"/>
        <table:table-row>
          <table:table-cell table:style-name="Table69.A1" table:number-columns-spanned="2" office:value-type="string">
            <text:p text:style-name="Table_20_Contents">Note que, com <text:span text:style-name="Strong_20_Emphasis">since</text:span>, você pode mudar a ordem das orações. Acrescente uma vírgula depois da oração com <text:span text:style-name="Strong_20_Emphasis">since</text:span> caso ela venha primeiro na frase.</text:p>
          </table:table-cell>
          <table:covered-table-cell/>
        </table:table-row>
        <table:table-row>
          <table:table-cell table:style-name="Table69.A1" table:number-columns-spanned="2" office:value-type="string">
            <text:p text:style-name="Table_20_Contents"> </text:p>
          </table:table-cell>
          <table:covered-table-cell/>
        </table:table-row>
        <table:table-row>
          <table:table-cell table:style-name="Table69.A1" office:value-type="string">
            <text:section text:style-name="Sect1" text:name="mep_144">
              <text:p text:style-name="P3"/>
            </text:section>
          </table:table-cell>
          <table:table-cell office:value-type="string">
            <text:p text:style-name="P3"/>
          </table:table-cell>
        </table:table-row>
      </table:table>
      <table:table table:name="Table70" table:style-name="Table70">
        <table:table-column table:style-name="Table70.A"/>
        <table:table-column table:style-name="Table70.B"/>
        <table:table-column table:style-name="Table70.C"/>
        <table:table-row>
          <table:table-cell table:style-name="Table70.A1" office:value-type="string">
            <text:section text:style-name="Sect1" text:name="Section73">
              <text:p text:style-name="P3"><text:bookmark text:name="mep_144"/></text:p>
            </text:section>
          </table:table-cell>
          <table:table-cell table:style-name="Table70.A1" office:value-type="string">
            <text:p text:style-name="Table_20_Contents"><text:span text:style-name="Emphasis"><text:span text:style-name="Strong_20_Emphasis">Since</text:span></text:span><text:span text:style-name="Emphasis"> I got home, </text:span><text:span text:style-name="Emphasis"><text:span text:style-name="Strong_20_Emphasis">I've been feeling</text:span></text:span><text:span text:style-name="Emphasis"> terrible.</text:span></text:p>
          </table:table-cell>
          <table:table-cell table:style-name="Table70.A1" office:value-type="string">
            <text:p text:style-name="Table_20_Contents">Desde que cheguei em casa, tenho me sentido terrível.</text:p>
          </table:table-cell>
        </table:table-row>
        <table:table-row>
          <table:table-cell table:style-name="Table70.A1" office:value-type="string">
            <text:section text:style-name="Sect1" text:name="mep_145">
              <text:p text:style-name="P3"/>
            </text:section>
          </table:table-cell>
          <table:table-cell table:number-columns-spanned="2" office:value-type="string">
            <text:p text:style-name="P3"/>
          </table:table-cell>
          <table:covered-table-cell/>
        </table:table-row>
      </table:table>
      <table:table table:name="Table71" table:style-name="Table71">
        <table:table-column table:style-name="Table71.A"/>
        <table:table-column table:style-name="Table71.B"/>
        <table:table-column table:style-name="Table71.C"/>
        <table:table-row>
          <table:table-cell table:style-name="Table71.A1" office:value-type="string">
            <text:section text:style-name="Sect1" text:name="Section74">
              <text:p text:style-name="P3"><text:bookmark text:name="mep_145"/></text:p>
            </text:section>
          </table:table-cell>
          <table:table-cell table:style-name="Table71.A1" office:value-type="string">
            <text:p text:style-name="Table_20_Contents"><text:span text:style-name="Emphasis"><text:span text:style-name="Strong_20_Emphasis">I've been feeling</text:span></text:span><text:span text:style-name="Emphasis"> terrible </text:span><text:span text:style-name="Emphasis"><text:span text:style-name="Strong_20_Emphasis">since</text:span></text:span><text:span text:style-name="Emphasis"> I got home.</text:span></text:p>
          </table:table-cell>
          <table:table-cell table:style-name="Table71.A1" office:value-type="string">
            <text:p text:style-name="Table_20_Contents">Tenho me sentido terrível desde que cheguei em casa.</text:p>
          </table:table-cell>
        </table:table-row>
        <table:table-row>
          <table:table-cell table:style-name="Table71.A1" office:value-type="string">
            <text:p text:style-name="Table_20_Contents"> </text:p>
          </table:table-cell>
          <table:table-cell table:style-name="Table71.A1" office:value-type="string">
            <text:p text:style-name="Table_20_Contents"> </text:p>
          </table:table-cell>
          <table:table-cell table:style-name="Table71.A1" office:value-type="string">
            <text:p text:style-name="Table_20_Contents"> </text:p>
          </table:table-cell>
        </table:table-row>
        <table:table-row>
          <table:table-cell table:style-name="Table71.A1" table:number-columns-spanned="3" office:value-type="string">
            <text:p text:style-name="Table_20_Contents">Nota: As orações com <text:span text:style-name="Strong_20_Emphasis">for</text:span> geralmente não são mudadas dessa forma.</text:p>
          </table:table-cell>
          <table:covered-table-cell/>
          <table:covered-table-cell/>
        </table:table-row>
      </table:table>
      <text:p text:style-name="Text_20_body"> </text:p>
      <text:p text:style-name="P5">DOCTOR: How long have you been feeling bad?<text:line-break/>PATIENT: Since the weekend.<text:line-break/>DOCTOR: And how have you been feeling?<text:line-break/>PATIENT: Tired, and for the last few days I've been feeling nauseous, too.<text:line-break/>DOCTOR: Have you been taking anything?<text:line-break/>PATIENT: Yes. I've been taking medicine since I started feeling sick.</text:p>
      <text:p text:style-name="Standard">He's had the same symptoms for three days.</text:p>
      <text:p text:style-name="Standard">Ele teve os mesmos sintomas por três dias.</text:p>
      <text:p text:style-name="Standard">I've been waiting for my prescription since 12 p.m.</text:p>
      <text:p text:style-name="Standard">Estou esperando pela minha receita desde o meio-dia</text:p>
      <text:p text:style-name="Standard">She's had the flu for a week.</text:p>
      <text:p text:style-name="Standard">Ela está gripada há uma semana.</text:p>
      <text:p text:style-name="Standard">Since I got sick, I've been drinking lots of liquids.</text:p>
      <text:p text:style-name="Standard">Desde que fiquei doente, tenho tomado muito líquido</text:p>
      <text:p text:style-name="Standard"><text:soft-page-break/>He's been vomiting since last night.</text:p>
      <text:p text:style-name="Standard">Ele está vomitando desde ontem à noite.</text:p>
      <text:p text:style-name="Standard">I've been having trouble sleeping for two weeks.</text:p>
      <text:p text:style-name="Standard">Tenho tido problemas para dormir por duas semanas</text:p>
      <text:p text:style-name="Standard"/>
      <text:p text:style-name="Standard">So, how long have you been feeling like this?</text:p>
      <text:p text:style-name="Standard">Então, há quanto tempo você tem se sentido assim?</text:p>
      <text:p text:style-name="Standard">I got really sick in the middle of the night.</text:p>
      <text:p text:style-name="Standard">Eu fiquei muito mal no meio da noite.</text:p>
      <text:p text:style-name="Standard">What are your symptoms?</text:p>
      <text:p text:style-name="Standard">Quais são seus sintomas?</text:p>
      <text:p text:style-name="Standard">I have a stomachache and diarrhea.</text:p>
      <text:p text:style-name="Standard">Estou com dor de estômago e diarreia.</text:p>
      <text:p text:style-name="Standard">I think that you have a stomach flu.</text:p>
      <text:p text:style-name="Standard">Eu acho que você está com gastroenterite.</text:p>
      <text:p text:style-name="Standard">I'll write you a prescription for some medicine.</text:p>
      <text:p text:style-name="Standard">Vou dar uma receita para alguns remédios a você.</text:p>
      <text:p text:style-name="Standard"/>
      <text:p text:style-name="Standard"/>
      <text:p text:style-name="Standard"/>
      <text:p text:style-name="Text_20_body"><text:span text:style-name="Strong_20_Emphasis">Vocabulário de farmácia</text:span><text:line-break/> </text:p>
      <table:table table:name="Table1" table:style-name="Table1">
        <table:table-column table:style-name="Table1.A" table:number-columns-repeated="2"/>
        <table:table-row>
          <table:table-cell table:style-name="Table1.A1" table:number-columns-spanned="2" office:value-type="string">
            <text:p text:style-name="Table_20_Contents">Há muito vocabulário especializado relacionado a farmácias e medicamentos. É importante sabê-lo, para que você possa se comunicar com o farmacêutico e conseguir o que precisa. Use o verbo <text:span text:style-name="Strong_20_Emphasis">fill</text:span> para o ato de aviar sua <text:span text:style-name="Strong_20_Emphasis">prescription</text:span>. Use o verbo <text:span text:style-name="Strong_20_Emphasis">pick up</text:span> quando estiver indo à farmácia pegar seu medicamento.<text:line-break/> </text:p>
          </table:table-cell>
          <table:covered-table-cell/>
        </table:table-row>
        <table:table-row>
          <table:table-cell table:style-name="Table1.A1" office:value-type="string">
            <text:section text:style-name="Sect1" text:name="mep_9">
              <text:p text:style-name="P3"/>
            </text:section>
          </table:table-cell>
          <table:table-cell office:value-type="string">
            <text:p text:style-name="P3"/>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section text:style-name="Sect1" text:name="Section1">
              <text:p text:style-name="P3"><text:bookmark text:name="mep_9"/></text:p>
            </text:section>
          </table:table-cell>
          <table:table-cell table:style-name="Table2.A1" office:value-type="string">
            <text:p text:style-name="Table_20_Contents"><text:span text:style-name="Emphasis">I'm going to the </text:span><text:span text:style-name="Emphasis"><text:span text:style-name="Strong_20_Emphasis">pharmacy</text:span></text:span><text:span text:style-name="Emphasis">.</text:span></text:p>
          </table:table-cell>
          <table:table-cell table:style-name="Table2.A1" office:value-type="string">
            <text:p text:style-name="Table_20_Contents">Estou indo à farmácia.</text:p>
          </table:table-cell>
        </table:table-row>
        <table:table-row>
          <table:table-cell table:style-name="Table2.A1" office:value-type="string">
            <text:section text:style-name="Sect1" text:name="mep_10">
              <text:p text:style-name="P3"/>
            </text:section>
          </table:table-cell>
          <table:table-cell table:number-columns-spanned="2" office:value-type="string">
            <text:p text:style-name="P3"/>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section text:style-name="Sect1" text:name="Section2">
              <text:p text:style-name="P3"><text:bookmark text:name="mep_10"/></text:p>
            </text:section>
          </table:table-cell>
          <table:table-cell table:style-name="Table3.A1" office:value-type="string">
            <text:p text:style-name="Table_20_Contents"><text:span text:style-name="Emphasis">He talked to the </text:span><text:span text:style-name="Emphasis"><text:span text:style-name="Strong_20_Emphasis">pharmacist</text:span></text:span><text:span text:style-name="Emphasis">.</text:span></text:p>
          </table:table-cell>
          <table:table-cell table:style-name="Table3.A1" office:value-type="string">
            <text:p text:style-name="Table_20_Contents">Ele falou com o farmacêutico.</text:p>
          </table:table-cell>
        </table:table-row>
        <table:table-row>
          <table:table-cell table:style-name="Table3.A1" office:value-type="string">
            <text:section text:style-name="Sect1" text:name="mep_11">
              <text:p text:style-name="P3"/>
            </text:section>
          </table:table-cell>
          <table:table-cell table:number-columns-spanned="2" office:value-type="string">
            <text:p text:style-name="P3"/>
          </table:table-cell>
          <table:covered-table-cell/>
        </table:table-row>
      </table:table>
      <table:table table:name="Table4" table:style-name="Table4">
        <table:table-column table:style-name="Table4.A"/>
        <table:table-column table:style-name="Table4.B"/>
        <table:table-column table:style-name="Table4.C"/>
        <table:table-row>
          <table:table-cell table:style-name="Table4.A1" office:value-type="string">
            <text:section text:style-name="Sect1" text:name="Section3">
              <text:p text:style-name="P3"><text:bookmark text:name="mep_11"/></text:p>
            </text:section>
          </table:table-cell>
          <table:table-cell table:style-name="Table4.A1" office:value-type="string">
            <text:p text:style-name="Table_20_Contents"><text:span text:style-name="Emphasis">She </text:span><text:span text:style-name="Emphasis"><text:span text:style-name="Strong_20_Emphasis">filled</text:span></text:span><text:span text:style-name="Emphasis"> </text:span><text:span text:style-name="Emphasis"><text:span text:style-name="Strong_20_Emphasis">a</text:span></text:span><text:span text:style-name="Emphasis"> </text:span><text:span text:style-name="Emphasis"><text:span text:style-name="Strong_20_Emphasis">prescription</text:span></text:span><text:span text:style-name="Emphasis"> for her medication.</text:span></text:p>
          </table:table-cell>
          <table:table-cell table:style-name="Table4.A1" office:value-type="string">
            <text:p text:style-name="Table_20_Contents">Ela preencheu uma receita para seu medicamento.</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Contents">O farmacêutico pode perguntar se você tem qualquer problema com medicamentos em particular. Note a estrutura de adjetivo <text:span text:style-name="Strong_20_Emphasis">+ to</text:span>:<text:line-break/><text:soft-page-break/> </text:p>
          </table:table-cell>
          <table:covered-table-cell/>
        </table:table-row>
        <table:table-row>
          <table:table-cell table:style-name="Table5.A1" office:value-type="string">
            <text:section text:style-name="Sect1" text:name="mep_12">
              <text:p text:style-name="P3"/>
            </text:section>
          </table:table-cell>
          <table:table-cell office:value-type="string">
            <text:p text:style-name="P3"/>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section text:style-name="Sect1" text:name="Section4">
              <text:p text:style-name="P3"><text:bookmark text:name="mep_12"/></text:p>
            </text:section>
          </table:table-cell>
          <table:table-cell table:style-name="Table6.A1" office:value-type="string">
            <text:p text:style-name="Table_20_Contents"><text:span text:style-name="Emphasis">Are you </text:span><text:span text:style-name="Emphasis"><text:span text:style-name="Strong_20_Emphasis">allergic to </text:span></text:span><text:span text:style-name="Emphasis">any medications?</text:span><text:span text:style-name="Emphasis"><text:span text:style-name="Strong_20_Emphasis">Sintomas médicos básicos</text:span></text:span><text:span text:style-name="Emphasis"><text:line-break/> </text:span></text:p>
            <text:p text:style-name="P6">Use o seguinte vocabulário médico com o verbo <text:span text:style-name="Strong_20_Emphasis">have</text:span> para descrever sintomas médicos.<text:line-break/>  </text:p>
            <text:section text:style-name="Sect1" text:name="mep_43">
              <text:p text:style-name="P6"/>
            </text:section>
            <text:section text:style-name="Sect1" text:name="Section34">
              <text:p text:style-name="P6"><text:bookmark text:name="mep_43"/></text:p>
            </text:section>
            <text:p text:style-name="P6"><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 Eu tenho febre. </text:p>
            <text:section text:style-name="Sect1" text:name="mep_44">
              <text:p text:style-name="P6"/>
            </text:section>
            <text:section text:style-name="Sect1" text:name="Section35">
              <text:p text:style-name="P6"><text:bookmark text:name="mep_44"/></text:p>
            </text:section>
            <text:p text:style-name="P6"><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 Ele tem diarreia. </text:p>
            <text:section text:style-name="Sect1" text:name="mep_45">
              <text:p text:style-name="P6"/>
            </text:section>
            <text:section text:style-name="Sect1" text:name="Section36">
              <text:p text:style-name="P6"><text:bookmark text:name="mep_45"/></text:p>
            </text:section>
            <text:p text:style-name="P6"><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 Ela tem uma tosse ruim. <text:line-break/>Use a palavra <text:span text:style-name="Strong_20_Emphasis">sore</text:span> para indicar uma parte do seu corpo que dói.<text:line-break/>  </text:p>
            <text:section text:style-name="Sect1" text:name="mep_46">
              <text:p text:style-name="P6"/>
            </text:section>
            <text:section text:style-name="Sect1" text:name="Section37">
              <text:p text:style-name="P6"><text:bookmark text:name="mep_46"/></text:p>
            </text:section>
            <text:p text:style-name="Text_20_body"><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 Eu tenho uma dor de garganta. </text:p>
            <text:p text:style-name="Text_20_body"> </text:p>
            <text:p text:style-name="Table_20_Contents"><text:span text:style-name="Emphasis"/></text:p>
          </table:table-cell>
          <table:table-cell table:style-name="Table6.A1" office:value-type="string">
            <text:p text:style-name="Table_20_Contents">Você é alérgico a algum medicamento?</text:p>
          </table:table-cell>
        </table:table-row>
        <table:table-row>
          <table:table-cell table:style-name="Table6.A1" table:number-columns-spanned="3" office:value-type="string">
            <text:p text:style-name="Table_20_Contents"><text:line-break/>Use as palavras abaixo para falar sobre seus medicamentos. Use <text:span text:style-name="Strong_20_Emphasis">medicine</text:span> com o verbo <text:span text:style-name="Strong_20_Emphasis">take</text:span> quando estiver falando sobre usá-lo em casa. Quando você vai à farmácia, use a palavra mais formal <text:span text:style-name="Strong_20_Emphasis">medication</text:span>.<text:line-break/> </text:p>
          </table:table-cell>
          <table:covered-table-cell/>
          <table:covered-table-cell/>
        </table:table-row>
        <table:table-row>
          <table:table-cell table:style-name="Table6.A1" office:value-type="string">
            <text:section text:style-name="Sect1" text:name="mep_13">
              <text:p text:style-name="P3"/>
            </text:section>
          </table:table-cell>
          <table:table-cell table:number-columns-spanned="2" office:value-type="string">
            <text:p text:style-name="P3"/>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section text:style-name="Sect1" text:name="Section5">
              <text:p text:style-name="P3"><text:bookmark text:name="mep_13"/></text:p>
            </text:section>
          </table:table-cell>
          <table:table-cell table:style-name="Table7.A1" office:value-type="string">
            <text:p text:style-name="Table_20_Contents"><text:span text:style-name="Emphasis">You forgot to </text:span><text:span text:style-name="Emphasis"><text:span text:style-name="Strong_20_Emphasis">take</text:span></text:span><text:span text:style-name="Emphasis"> your </text:span><text:span text:style-name="Emphasis"><text:span text:style-name="Strong_20_Emphasis">medicine</text:span></text:span><text:span text:style-name="Emphasis">.</text:span></text:p>
          </table:table-cell>
          <table:table-cell table:style-name="Table7.A1" office:value-type="string">
            <text:p text:style-name="Table_20_Contents">Você esqueceu de tomar seu remédio.</text:p>
          </table:table-cell>
        </table:table-row>
        <table:table-row>
          <table:table-cell table:style-name="Table7.A1" office:value-type="string">
            <text:section text:style-name="Sect1" text:name="mep_14">
              <text:p text:style-name="P3"/>
            </text:section>
          </table:table-cell>
          <table:table-cell table:number-columns-spanned="2" office:value-type="string">
            <text:p text:style-name="P3"/>
          </table:table-cell>
          <table:covered-table-cell/>
        </table:table-row>
      </table:table>
      <table:table table:name="Table8" table:style-name="Table8">
        <table:table-column table:style-name="Table8.A"/>
        <table:table-column table:style-name="Table8.B"/>
        <table:table-column table:style-name="Table8.C"/>
        <table:table-row>
          <table:table-cell table:style-name="Table8.A1" office:value-type="string">
            <text:section text:style-name="Sect1" text:name="Section6">
              <text:p text:style-name="P3"><text:bookmark text:name="mep_14"/></text:p>
            </text:section>
          </table:table-cell>
          <table:table-cell table:style-name="Table8.A1" office:value-type="string">
            <text:p text:style-name="Table_20_Contents"><text:span text:style-name="Emphasis">I'm here to </text:span><text:span text:style-name="Emphasis"><text:span text:style-name="Strong_20_Emphasis">pick up</text:span></text:span><text:span text:style-name="Emphasis"> my </text:span><text:span text:style-name="Emphasis"><text:span text:style-name="Strong_20_Emphasis">medication</text:span></text:span><text:span text:style-name="Emphasis">.</text:span></text:p>
          </table:table-cell>
          <table:table-cell table:style-name="Table8.A1" office:value-type="string">
            <text:p text:style-name="Table_20_Contents">Estou aqui para pegar meu medicamento.</text:p>
          </table:table-cell>
        </table:table-row>
      </table:table>
      <text:p text:style-name="Standard"><text:soft-page-break/></text:p>
      <text:p text:style-name="Standard"/>
      <table:table table:name="Table9" table:style-name="Table9">
        <table:table-column table:style-name="Table9.A" table:number-columns-repeated="2"/>
        <table:table-row>
          <table:table-cell table:style-name="Table9.A1" table:number-columns-spanned="2" office:value-type="string">
            <text:p text:style-name="Table_20_Contents">Os medicamentos vêm em diferentes formas. Use a palavra <text:span text:style-name="Strong_20_Emphasis">pill</text:span> como uma palavra genérica para medicamentos sólidos. <text:span text:style-name="Strong_20_Emphasis">Capsules</text:span> e <text:span text:style-name="Strong_20_Emphasis">tablets</text:span> são as duas formas mais comuns de medicamentos. Use o verbo <text:span text:style-name="Strong_20_Emphasis">take</text:span> para o ato de tomar um medicamento.<text:line-break/> </text:p>
          </table:table-cell>
          <table:covered-table-cell/>
        </table:table-row>
        <table:table-row>
          <table:table-cell table:style-name="Table9.A1" office:value-type="string">
            <text:section text:style-name="Sect1" text:name="mep_15">
              <text:p text:style-name="P3"/>
            </text:section>
          </table:table-cell>
          <table:table-cell office:value-type="string">
            <text:p text:style-name="P3"/>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section text:style-name="Sect1" text:name="Section7">
              <text:p text:style-name="P3"><text:bookmark text:name="mep_15"/></text:p>
            </text:section>
          </table:table-cell>
          <table:table-cell table:style-name="Table10.A1" office:value-type="string">
            <text:p text:style-name="Table_20_Contents"><text:span text:style-name="Emphasis">I have to </text:span><text:span text:style-name="Emphasis"><text:span text:style-name="Strong_20_Emphasis">take</text:span></text:span><text:span text:style-name="Emphasis"> three </text:span><text:span text:style-name="Emphasis"><text:span text:style-name="Strong_20_Emphasis">pills</text:span></text:span><text:span text:style-name="Emphasis"> a day.</text:span></text:p>
          </table:table-cell>
          <table:table-cell table:style-name="Table10.A1" office:value-type="string">
            <text:p text:style-name="Table_20_Contents">Eu tenho que tomar três pílulas ao dia.</text:p>
          </table:table-cell>
        </table:table-row>
        <table:table-row>
          <table:table-cell table:style-name="Table10.A1" office:value-type="string">
            <text:section text:style-name="Sect1" text:name="mep_16">
              <text:p text:style-name="P3"/>
            </text:section>
          </table:table-cell>
          <table:table-cell table:number-columns-spanned="2" office:value-type="string">
            <text:p text:style-name="P3"/>
          </table:table-cell>
          <table:covered-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section text:style-name="Sect1" text:name="Section8">
              <text:p text:style-name="P3"><text:bookmark text:name="mep_16"/></text:p>
            </text:section>
          </table:table-cell>
          <table:table-cell table:style-name="Table11.A1" office:value-type="string">
            <text:p text:style-name="Table_20_Contents"><text:span text:style-name="Emphasis">My medicine comes in </text:span><text:span text:style-name="Emphasis"><text:span text:style-name="Strong_20_Emphasis">tablets</text:span></text:span><text:span text:style-name="Emphasis">.</text:span></text:p>
          </table:table-cell>
          <table:table-cell table:style-name="Table11.A1" office:value-type="string">
            <text:p text:style-name="Table_20_Contents">Meu remédio vem em comprimidos.</text:p>
          </table:table-cell>
        </table:table-row>
        <table:table-row>
          <table:table-cell table:style-name="Table11.A1" office:value-type="string">
            <text:section text:style-name="Sect1" text:name="mep_17">
              <text:p text:style-name="P3"/>
            </text:section>
          </table:table-cell>
          <table:table-cell table:number-columns-spanned="2" office:value-type="string">
            <text:p text:style-name="P3"/>
          </table:table-cell>
          <table:covered-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section text:style-name="Sect1" text:name="Section9">
              <text:p text:style-name="P3"><text:bookmark text:name="mep_17"/></text:p>
            </text:section>
          </table:table-cell>
          <table:table-cell table:style-name="Table12.A1" office:value-type="string">
            <text:p text:style-name="Table_20_Contents"><text:span text:style-name="Emphasis">She </text:span><text:span text:style-name="Emphasis"><text:span text:style-name="Strong_20_Emphasis">takes</text:span></text:span><text:span text:style-name="Emphasis"> four </text:span><text:span text:style-name="Emphasis"><text:span text:style-name="Strong_20_Emphasis">capsules</text:span></text:span><text:span text:style-name="Emphasis"> a day.</text:span></text:p>
          </table:table-cell>
          <table:table-cell table:style-name="Table12.A1" office:value-type="string">
            <text:p text:style-name="Table_20_Contents">Ela toma quatro cápsulas ao dia.</text:p>
          </table:table-cell>
        </table:table-row>
        <table:table-row>
          <table:table-cell table:style-name="Table12.A1" table:number-columns-spanned="3" office:value-type="string">
            <text:p text:style-name="Table_20_Contents"><text:line-break/>Porque as receitas às vezes são pagas ou têm desconto pelo convênio, você pode perguntar ao farmacêutico se seu plano de saúde vai pagar por um medicamento em particular. Use o verbo <text:span text:style-name="Strong_20_Emphasis">cover</text:span> para perguntar por quais custos você é responsável.<text:line-break/> </text:p>
          </table:table-cell>
          <table:covered-table-cell/>
          <table:covered-table-cell/>
        </table:table-row>
        <table:table-row>
          <table:table-cell table:style-name="Table12.A1" office:value-type="string">
            <text:section text:style-name="Sect1" text:name="mep_18">
              <text:p text:style-name="P3"/>
            </text:section>
          </table:table-cell>
          <table:table-cell table:number-columns-spanned="2" office:value-type="string">
            <text:p text:style-name="P3"/>
          </table:table-cell>
          <table:covered-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section text:style-name="Sect1" text:name="Section10">
              <text:p text:style-name="P3"><text:bookmark text:name="mep_18"/></text:p>
            </text:section>
          </table:table-cell>
          <table:table-cell table:style-name="Table13.A1" office:value-type="string">
            <text:p text:style-name="Table_20_Contents"><text:span text:style-name="Emphasis">Does my </text:span><text:span text:style-name="Emphasis"><text:span text:style-name="Strong_20_Emphasis">insurance cover</text:span></text:span><text:span text:style-name="Emphasis"> this medication?</text:span></text:p>
          </table:table-cell>
          <table:table-cell table:style-name="Table13.A1" office:value-type="string">
            <text:p text:style-name="Table_20_Contents">Meu convênio cobre este medicamento?</text:p>
          </table:table-cell>
        </table:table-row>
      </table:table>
      <text:p text:style-name="Standard"/>
      <text:p text:style-name="Text_20_body">Um médico está dando algumas instruções para um paciente sobre seu remédio.</text:p>
      <text:p text:style-name="P5">DOCTOR: I'm going to write you a prescription for some medication . The dosage is two tablets, twice a day.<text:line-break/>PATIENT: Okay.<text:line-break/>DOCTOR: You aren't allergic to anything, are you?<text:line-break/>PATIENT: No, I'm not.<text:line-break/>DOCTOR: Good. And you're not currently taking any other medication?<text:line-break/>PATIENT: No.<text:line-break/>DOCTOR: Great. Take it easy when you have an appetite again – nothing spicy for the first week, OK? By the way, I'm sorry to say your insurance won't cover this. You'll need to pay for it yourself.</text:p>
      <text:p text:style-name="P2">I hope my insurance will cover this.</text:p>
      <text:p text:style-name="Standard">Espero que meu seguro cubra isso.</text:p>
      <text:p text:style-name="P2">I need to go to the pharmacy to fill a prescription.</text:p>
      <text:p text:style-name="Standard">Eu preciso ir à farmácia para comprar os remédios receitados</text:p>
      <text:p text:style-name="P2">The pharmacist asked if I'm allergic to any medication.</text:p>
      <text:p text:style-name="Standard">O farmacêutico perguntou se eu tenho alergia a algum medicamento.</text:p>
      <text:p text:style-name="P2"><text:soft-page-break/>Hello. I'm here to pick up my medication.</text:p>
      <text:p text:style-name="Standard">Olá. Estou aqui para buscar minha medicação.</text:p>
      <text:p text:style-name="P2">The dosage is three tablets twice a day.</text:p>
      <text:p text:style-name="Standard">A dosagem é de três comprimidos, duas vezes ao dia.</text:p>
      <text:p text:style-name="P2">She takes these pills for nausea and vomiting.</text:p>
      <text:p text:style-name="Standard">Ela toma esses comprimidos para náusea e vômito.</text:p>
      <text:p text:style-name="P5"/>
      <text:p text:style-name="P5"/>
      <text:p text:style-name="Text_20_body"><text:span text:style-name="Strong_20_Emphasis">Lendo bulas de medicamentos</text:span><text:line-break/> </text:p>
      <table:table table:name="Table14" table:style-name="Table14">
        <table:table-column table:style-name="Table14.A"/>
        <table:table-column table:style-name="Table14.B"/>
        <table:table-row>
          <table:table-cell table:style-name="Table14.A1" table:number-columns-spanned="2" office:value-type="string">
            <text:p text:style-name="Table_20_Contents">Medicamentos vêm em formas diferentes - sólidas, como <text:span text:style-name="Strong_20_Emphasis">tablets</text:span> ou <text:span text:style-name="Strong_20_Emphasis">capsules</text:span>, ou líquida, como <text:span text:style-name="Strong_20_Emphasis">syrups</text:span> que você toma em <text:span text:style-name="Strong_20_Emphasis">teaspoons</text:span>. Você pode encontrar informações sobre seus medicamentos na bula.<text:line-break/> </text:p>
          </table:table-cell>
          <table:covered-table-cell/>
        </table:table-row>
        <table:table-row>
          <table:table-cell table:style-name="Table14.A1" office:value-type="string">
            <text:p text:style-name="Table_20_Contents"><text:span text:style-name="Emphasis">Take four </text:span><text:span text:style-name="Emphasis"><text:span text:style-name="Strong_20_Emphasis">tablets</text:span></text:span><text:span text:style-name="Emphasis">, twice a day. </text:span></text:p>
          </table:table-cell>
          <table:table-cell table:style-name="Table14.A1" office:value-type="string">
            <text:p text:style-name="Table_20_Contents">Tome quatro tabletes, duas vezes ao dia.</text:p>
          </table:table-cell>
        </table:table-row>
        <table:table-row>
          <table:table-cell table:style-name="Table14.A1" office:value-type="string">
            <text:p text:style-name="Table_20_Contents"><text:span text:style-name="Emphasis">The medicine comes in </text:span><text:span text:style-name="Emphasis"><text:span text:style-name="Strong_20_Emphasis">capsules</text:span></text:span><text:span text:style-name="Emphasis">. Take two every day.</text:span></text:p>
          </table:table-cell>
          <table:table-cell table:style-name="Table14.A1" office:value-type="string">
            <text:p text:style-name="Table_20_Contents">O remédio vem em cápsulas. Tome duas todos os dias.</text:p>
          </table:table-cell>
        </table:table-row>
        <table:table-row>
          <table:table-cell table:style-name="Table14.A1" office:value-type="string">
            <text:p text:style-name="Table_20_Contents"><text:span text:style-name="Emphasis">Take one </text:span><text:span text:style-name="Emphasis"><text:span text:style-name="Strong_20_Emphasis">teaspoon</text:span></text:span><text:span text:style-name="Emphasis">, after meals.  </text:span></text:p>
          </table:table-cell>
          <table:table-cell table:style-name="Table14.A1" office:value-type="string">
            <text:p text:style-name="Table_20_Contents">Tome uma colher de chá após as refeições.</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table:number-columns-spanned="2" office:value-type="string">
            <text:p text:style-name="P4"> </text:p>
            <text:p text:style-name="P4">A bula também pode alertá-lo sobre os <text:span text:style-name="Strong_20_Emphasis">side effects</text:span>, os problemas que você pode ter quando tomar o remédio. Eles podem incluir <text:span text:style-name="Strong_20_Emphasis">drowsiness</text:span> ou <text:span text:style-name="Strong_20_Emphasis">loss of appetite</text:span>.<text:line-break/> </text:p>
          </table:table-cell>
          <table:covered-table-cell/>
        </table:table-row>
        <table:table-row>
          <table:table-cell table:style-name="Table14.A1" office:value-type="string">
            <text:p text:style-name="Table_20_Contents"><text:span text:style-name="Emphasis">The </text:span><text:span text:style-name="Emphasis"><text:span text:style-name="Strong_20_Emphasis">side effect</text:span></text:span><text:span text:style-name="Emphasis"> of this medicine is that it may cause </text:span><text:span text:style-name="Emphasis"><text:span text:style-name="Strong_20_Emphasis">drowsiness</text:span></text:span><text:span text:style-name="Emphasis">.</text:span></text:p>
          </table:table-cell>
          <table:table-cell table:style-name="Table14.A1" office:value-type="string">
            <text:p text:style-name="Table_20_Contents">O efeito colateral desse medicamento é que ele pode causa tontura.</text:p>
          </table:table-cell>
        </table:table-row>
        <table:table-row>
          <table:table-cell table:style-name="Table14.A1" office:value-type="string">
            <text:p text:style-name="Table_20_Contents"><text:span text:style-name="Emphasis"><text:span text:style-name="Strong_20_Emphasis">Side effects</text:span></text:span><text:span text:style-name="Emphasis"> may include </text:span><text:span text:style-name="Emphasis"><text:span text:style-name="Strong_20_Emphasis">loss of appetite</text:span></text:span><text:span text:style-name="Emphasis">.</text:span></text:p>
          </table:table-cell>
          <table:table-cell table:style-name="Table14.A1" office:value-type="string">
            <text:p text:style-name="Table_20_Contents">Os efeitos colaterais podem incluir a perda de apetite.</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
      <text:p text:style-name="Standard"/>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p text:style-name="Table_20_Contents">A bula também pode dizer quanto do medicamento você pode tomar - a <text:span text:style-name="Strong_20_Emphasis">maximum dosage</text:span> - e para quem o medicamento é <text:span text:style-name="Strong_20_Emphasis">suitable for</text:span> - adultos ou crianças.<text:line-break/> </text:p>
          </table:table-cell>
          <table:covered-table-cell/>
        </table:table-row>
        <table:table-row>
          <table:table-cell table:style-name="Table15.A1" office:value-type="string">
            <text:p text:style-name="Table_20_Contents"><text:span text:style-name="Emphasis"><text:span text:style-name="Strong_20_Emphasis">Maximum dosage:</text:span></text:span><text:span text:style-name="Emphasis"> four capsules per day</text:span></text:p>
          </table:table-cell>
          <table:table-cell table:style-name="Table15.A1" office:value-type="string">
            <text:p text:style-name="Table_20_Contents">Dosagem máxima: quatro cápsulas por dia</text:p>
          </table:table-cell>
        </table:table-row>
        <table:table-row>
          <table:table-cell table:style-name="Table15.A1" office:value-type="string">
            <text:p text:style-name="Table_20_Contents"><text:span text:style-name="Emphasis"><text:span text:style-name="Strong_20_Emphasis">Suitable for: </text:span></text:span><text:span text:style-name="Emphasis">adults and children over 12 years old</text:span></text:p>
          </table:table-cell>
          <table:table-cell table:style-name="Table15.A1" office:value-type="string">
            <text:p text:style-name="Table_20_Contents">Próprio para: adultos e crianças acima dos 12 anos</text:p>
          </table:table-cell>
        </table:table-row>
      </table:table>
      <text:p text:style-name="Standard"/>
      <text:p text:style-name="Text_20_body"><text:span text:style-name="Strong_20_Emphasis">Flaxo</text:span></text:p>
      <text:p text:style-name="Text_20_body">Max dosage: 2 teaspoons every 6 hours</text:p>
      <text:p text:style-name="Text_20_body">Side effects: may cause loss of appetite</text:p>
      <text:p text:style-name="Text_20_body">Suitable for: 12 years old +</text:p>
      <text:p text:style-name="Text_20_body">- - - - - - - - - - - - - - - - - - - - - - - - - - - - - - -</text:p>
      <text:p text:style-name="Text_20_body"><text:span text:style-name="Strong_20_Emphasis">Lemonboy</text:span></text:p>
      <text:p text:style-name="Text_20_body">Take one capsule every 24 hours. May cause drowsiness. Suitable for all ages.</text:p>
      <text:p text:style-name="Standard"><text:span text:style-name="Strong_20_Emphasis"/></text:p>
      <text:p text:style-name="Standard"><text:span text:style-name="Strong_20_Emphasis">I'd like to fill a prescription.</text:span></text:p>
      <text:p text:style-name="Standard">Gostaria de comprar os remédios receitados.</text:p>
      <text:p text:style-name="Standard"><text:span text:style-name="Strong_20_Emphasis">Does my insurance cover this?</text:span></text:p>
      <text:p text:style-name="Standard">O meu seguro cobre isso?</text:p>
      <text:p text:style-name="Standard"><text:span text:style-name="Strong_20_Emphasis">I'm not currently taking any medication.</text:span></text:p>
      <text:p text:style-name="Standard">Não estou tomando nenhum remédio atualmente.</text:p>
      <text:p text:style-name="Standard"><text:span text:style-name="Strong_20_Emphasis">It's better if you take it with some plain food.</text:span></text:p>
      <text:p text:style-name="Standard">É melhor que você tome isso com uma comida leve.</text:p>
      <text:p text:style-name="Standard"><text:span text:style-name="Strong_20_Emphasis">Take two capsules twice a day for three days.</text:span></text:p>
      <text:p text:style-name="Standard">Tome duas cápsulas, duas vezes ao dia, por três dias.</text:p>
      <text:p text:style-name="Standard"><text:span text:style-name="Strong_20_Emphasis">I hope you feel better.</text:span></text:p>
      <text:p text:style-name="Standard">Espero que se sinta melhor</text:p>
      <text:p text:style-name="Text_20_body"><text:span text:style-name="Strong_20_Emphasis"/></text:p>
      <text:p text:style-name="Text_20_body"><text:span text:style-name="Strong_20_Emphasis"/></text:p>
      <text:p text:style-name="Text_20_body"><text:soft-page-break/><text:span text:style-name="Strong_20_Emphasis">Acidentes e ferimentos</text:span><text:line-break/> </text:p>
      <text:p text:style-name="Text_20_body">Você pode descrever acidentes e ferimentos explicando o que aconteceu, ou o resultado.</text:p>
      <text:p text:style-name="Text_20_body"> </text:p>
      <text:p text:style-name="Text_20_body"> </text:p>
      <text:p text:style-name="Text_20_body"><text:span text:style-name="Strong_20_Emphasis">O que aconteceu</text:span></text:p>
      <text:p text:style-name="Text_20_body"> </text:p>
      <table:table table:name="Table16" table:style-name="Table16">
        <table:table-column table:style-name="Table16.A"/>
        <table:table-row>
          <table:table-cell table:style-name="Table16.A1" office:value-type="string">
            <text:section text:style-name="Sect1" text:name="mep_5">
              <text:p text:style-name="P3"/>
            </text:section>
          </table:table-cell>
        </table:table-row>
      </table:table>
      <table:table table:name="Table17" table:style-name="Table17">
        <table:table-column table:style-name="Table17.A"/>
        <table:table-column table:style-name="Table17.B"/>
        <table:table-column table:style-name="Table17.C"/>
        <table:table-row>
          <table:table-cell table:style-name="Table17.A1" office:value-type="string">
            <text:section text:style-name="Sect1" text:name="Section11">
              <text:p text:style-name="P3"><text:bookmark text:name="mep_5"/></text:p>
            </text:section>
          </table:table-cell>
          <table:table-cell table:style-name="Table17.A1" office:value-type="string">
            <text:p text:style-name="P4"><text:span text:style-name="Emphasis">I slipped and cut my arm.</text:span></text:p>
          </table:table-cell>
          <table:table-cell table:style-name="Table17.A1" office:value-type="string">
            <text:p text:style-name="Table_20_Contents">Eu escorreguei e cortei meu braço.</text:p>
          </table:table-cell>
        </table:table-row>
        <table:table-row>
          <table:table-cell table:style-name="Table17.A1" office:value-type="string">
            <text:section text:style-name="Sect1" text:name="mep_6">
              <text:p text:style-name="P3"/>
            </text:section>
          </table:table-cell>
          <table:table-cell table:style-name="Table17.B2" table:number-columns-spanned="2" office:value-type="string">
            <text:p text:style-name="P3"/>
          </table:table-cell>
          <table:covered-table-cell/>
        </table:table-row>
      </table:table>
      <table:table table:name="Table18" table:style-name="Table18">
        <table:table-column table:style-name="Table18.A"/>
        <table:table-column table:style-name="Table18.B"/>
        <table:table-column table:style-name="Table18.C"/>
        <table:table-row>
          <table:table-cell table:style-name="Table18.A1" office:value-type="string">
            <text:section text:style-name="Sect1" text:name="Section12">
              <text:p text:style-name="P3"><text:bookmark text:name="mep_6"/></text:p>
            </text:section>
          </table:table-cell>
          <table:table-cell table:style-name="Table18.A1" office:value-type="string">
            <text:p text:style-name="P4"><text:span text:style-name="Emphasis">I fell down and bruised my shoulder.</text:span></text:p>
          </table:table-cell>
          <table:table-cell table:style-name="Table18.A1" office:value-type="string">
            <text:p text:style-name="Table_20_Contents">Caí e machuquei meu ombro.</text:p>
          </table:table-cell>
        </table:table-row>
      </table:table>
      <text:p text:style-name="Text_20_body"> </text:p>
      <text:p text:style-name="Text_20_body"><text:span text:style-name="Strong_20_Emphasis">Resultado</text:span></text:p>
      <text:p text:style-name="Text_20_body"> </text:p>
      <table:table table:name="Table19" table:style-name="Table19">
        <table:table-column table:style-name="Table19.A"/>
        <table:table-row>
          <table:table-cell table:style-name="Table19.A1" office:value-type="string">
            <text:section text:style-name="Sect1" text:name="mep_7">
              <text:p text:style-name="P3"/>
            </text:section>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section text:style-name="Sect1" text:name="Section13">
              <text:p text:style-name="P3"><text:bookmark text:name="mep_7"/></text:p>
            </text:section>
          </table:table-cell>
          <table:table-cell table:style-name="Table20.A1" office:value-type="string">
            <text:p text:style-name="P4"><text:span text:style-name="Emphasis">I have a bruise on my arm.</text:span></text:p>
          </table:table-cell>
          <table:table-cell table:style-name="Table20.A1" office:value-type="string">
            <text:p text:style-name="Table_20_Contents">Estou com um machucado no braço.</text:p>
          </table:table-cell>
        </table:table-row>
        <table:table-row>
          <table:table-cell table:style-name="Table20.A1" office:value-type="string">
            <text:section text:style-name="Sect1" text:name="mep_8">
              <text:p text:style-name="P3"/>
            </text:section>
          </table:table-cell>
          <table:table-cell table:style-name="Table20.B2" table:number-columns-spanned="2" office:value-type="string">
            <text:p text:style-name="P3"/>
          </table:table-cell>
          <table:covered-table-cell/>
        </table:table-row>
      </table:table>
      <table:table table:name="Table21" table:style-name="Table21">
        <table:table-column table:style-name="Table21.A"/>
        <table:table-column table:style-name="Table21.B"/>
        <table:table-column table:style-name="Table21.C"/>
        <table:table-row>
          <table:table-cell table:style-name="Table21.A1" office:value-type="string">
            <text:section text:style-name="Sect1" text:name="Section14">
              <text:p text:style-name="P3"><text:bookmark text:name="mep_8"/></text:p>
            </text:section>
          </table:table-cell>
          <table:table-cell table:style-name="Table21.A1" office:value-type="string">
            <text:p text:style-name="P4"><text:span text:style-name="Emphasis">I have a sprained wrist.</text:span></text:p>
          </table:table-cell>
          <table:table-cell table:style-name="Table21.A1" office:value-type="string">
            <text:p text:style-name="Table_20_Contents">Estou com o pulso torcido.</text:p>
          </table:table-cell>
        </table:table-row>
        <table:table-row>
          <table:table-cell table:style-name="Table21.A1" office:value-type="string">
            <text:section text:style-name="Sect1" text:name="Section15">
              <text:p text:style-name="P3"><text:bookmark text:name="mep_91"/></text:p>
            </text:section>
          </table:table-cell>
          <table:table-cell table:style-name="Table21.B2" table:number-columns-spanned="2" office:value-type="string">
            <text:p text:style-name="P3"/>
          </table:table-cell>
          <table:covered-table-cell/>
        </table:table-row>
      </table:table>
      <table:table table:name="Table22" table:style-name="Table22">
        <table:table-column table:style-name="Table22.A"/>
        <table:table-column table:style-name="Table22.B"/>
        <table:table-column table:style-name="Table22.C"/>
        <table:table-row>
          <table:table-cell table:style-name="Table22.A1" office:value-type="string">
            <text:section text:style-name="Sect1" text:name="Section16">
              <text:p text:style-name="P3"><text:bookmark text:name="mep_92"/></text:p>
            </text:section>
          </table:table-cell>
          <table:table-cell table:style-name="Table22.A1" office:value-type="string">
            <text:p text:style-name="P4"><text:span text:style-name="Emphasis">I have a broken leg.</text:span></text:p>
          </table:table-cell>
          <table:table-cell table:style-name="Table22.A1" office:value-type="string">
            <text:p text:style-name="Table_20_Contents">Estou com a perna quebrada.</text:p>
          </table:table-cell>
        </table:table-row>
      </table:table>
      <text:p text:style-name="Standard"/>
      <text:p text:style-name="Text_20_body"><text:span text:style-name="Strong_20_Emphasis">While</text:span> e <text:span text:style-name="Strong_20_Emphasis">when</text:span> para ações interrompidas<text:line-break/> </text:p>
      <text:p text:style-name="Text_20_body">Ao descrever um acidente, você normalmente pode incluir duas ações, sendo uma ação (<text:span text:style-name="Strong_20_Emphasis">was +</text:span> verbo <text:span text:style-name="Strong_20_Emphasis">+ ing</text:span>) interrompida pela outra.</text:p>
      <text:p text:style-name="Text_20_body"><text:soft-page-break/> </text:p>
      <table:table table:name="Table23" table:style-name="Table23">
        <table:table-column table:style-name="Table23.A"/>
        <table:table-row>
          <table:table-cell table:style-name="Table23.A1" office:value-type="string">
            <text:section text:style-name="Sect1" text:name="Section17">
              <text:p text:style-name="P3"><text:bookmark text:name="mep_101"/></text:p>
            </text:section>
          </table:table-cell>
        </table:table-row>
      </table:table>
      <table:table table:name="Table24" table:style-name="Table24">
        <table:table-column table:style-name="Table24.A"/>
        <table:table-column table:style-name="Table24.B"/>
        <table:table-column table:style-name="Table24.C"/>
        <table:table-row>
          <table:table-cell table:style-name="Table24.A1" office:value-type="string">
            <text:section text:style-name="Sect1" text:name="Section18">
              <text:p text:style-name="P3"><text:bookmark text:name="mep_102"/></text:p>
            </text:section>
          </table:table-cell>
          <table:table-cell table:style-name="Table24.A1" office:value-type="string">
            <text:p text:style-name="Table_20_Contents"><text:span text:style-name="Emphasis"><text:span text:style-name="Strong_20_Emphasis">I sprained</text:span></text:span><text:span text:style-name="Emphasis"> my ankle </text:span><text:span text:style-name="Emphasis"><text:span text:style-name="Strong_20_Emphasis">while I was playing</text:span></text:span><text:span text:style-name="Emphasis"> soccer.</text:span></text:p>
          </table:table-cell>
          <table:table-cell table:style-name="Table24.A1" office:value-type="string">
            <text:p text:style-name="Table_20_Contents">Torci meu tornozelo enquanto estava jogando futebol.</text:p>
          </table:table-cell>
        </table:table-row>
        <table:table-row>
          <table:table-cell table:style-name="Table24.A1" office:value-type="string">
            <text:section text:style-name="Sect1" text:name="Section19">
              <text:p text:style-name="P3"><text:bookmark text:name="mep_111"/></text:p>
            </text:section>
          </table:table-cell>
          <table:table-cell table:number-columns-spanned="2" office:value-type="string">
            <text:p text:style-name="P3"/>
          </table:table-cell>
          <table:covered-table-cell/>
        </table:table-row>
      </table:table>
      <table:table table:name="Table25" table:style-name="Table25">
        <table:table-column table:style-name="Table25.A"/>
        <table:table-column table:style-name="Table25.B"/>
        <table:table-column table:style-name="Table25.C"/>
        <table:table-row>
          <table:table-cell table:style-name="Table25.A1" office:value-type="string">
            <text:section text:style-name="Sect1" text:name="Section20">
              <text:p text:style-name="P3"><text:bookmark text:name="mep_112"/></text:p>
            </text:section>
          </table:table-cell>
          <table:table-cell table:style-name="Table25.A1" office:value-type="string">
            <text:p text:style-name="Table_20_Contents"><text:span text:style-name="Emphasis"><text:span text:style-name="Strong_20_Emphasis">I was walking</text:span></text:span><text:span text:style-name="Emphasis"> on an icy road </text:span><text:span text:style-name="Emphasis"><text:span text:style-name="Strong_20_Emphasis">when I slipped</text:span></text:span><text:span text:style-name="Emphasis"> and </text:span><text:span text:style-name="Emphasis"><text:span text:style-name="Strong_20_Emphasis">broke</text:span></text:span><text:span text:style-name="Emphasis"> my leg. </text:span></text:p>
          </table:table-cell>
          <table:table-cell table:style-name="Table25.A1" office:value-type="string">
            <text:p text:style-name="Table_20_Contents">Estava andando em uma rua escorregadia quando escorreguei e quebrei minha perna.</text:p>
          </table:table-cell>
        </table:table-row>
      </table:table>
      <text:p text:style-name="Text_20_body"> </text:p>
      <text:p text:style-name="Text_20_body">Como deve ter percebido, você pode usar as palavras <text:span text:style-name="Strong_20_Emphasis">while</text:span> e <text:span text:style-name="Strong_20_Emphasis">when</text:span> para introduzir a ação que estava acontecendo naquele momento.</text:p>
      <text:p text:style-name="Text_20_body"> </text:p>
      <table:table table:name="Table26" table:style-name="Table26">
        <table:table-column table:style-name="Table26.A"/>
        <table:table-row>
          <table:table-cell table:style-name="Table26.A1" office:value-type="string">
            <text:section text:style-name="Sect1" text:name="Section21">
              <text:p text:style-name="P3"><text:bookmark text:name="mep_121"/></text:p>
            </text:section>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section text:style-name="Sect1" text:name="Section22">
              <text:p text:style-name="P3"><text:bookmark text:name="mep_122"/></text:p>
            </text:section>
          </table:table-cell>
          <table:table-cell table:style-name="Table27.A1" office:value-type="string">
            <text:p text:style-name="P4"><text:span text:style-name="Strong_20_Emphasis"><text:span text:style-name="Emphasis">While I was crossing</text:span></text:span><text:span text:style-name="Emphasis"> the road, a woman fell down. </text:span></text:p>
          </table:table-cell>
          <table:table-cell table:style-name="Table27.A1" office:value-type="string">
            <text:p text:style-name="Table_20_Contents">Enquanto eu estava atravessando a rua, uma mulher caiu.</text:p>
          </table:table-cell>
        </table:table-row>
        <table:table-row>
          <table:table-cell table:style-name="Table27.A1" office:value-type="string">
            <text:section text:style-name="Sect1" text:name="Section23">
              <text:p text:style-name="P3"><text:bookmark text:name="mep_131"/></text:p>
            </text:section>
          </table:table-cell>
          <table:table-cell table:style-name="Table27.B2" table:number-columns-spanned="2" office:value-type="string">
            <text:p text:style-name="P3"/>
          </table:table-cell>
          <table:covered-table-cell/>
        </table:table-row>
      </table:table>
      <table:table table:name="Table28" table:style-name="Table28">
        <table:table-column table:style-name="Table28.A"/>
        <table:table-column table:style-name="Table28.B"/>
        <table:table-column table:style-name="Table28.C"/>
        <table:table-row>
          <table:table-cell table:style-name="Table28.A1" office:value-type="string">
            <text:section text:style-name="Sect1" text:name="Section24">
              <text:p text:style-name="P3"><text:bookmark text:name="mep_132"/></text:p>
            </text:section>
          </table:table-cell>
          <table:table-cell table:style-name="Table28.A1" office:value-type="string">
            <text:p text:style-name="P4"><text:span text:style-name="Strong_20_Emphasis"><text:span text:style-name="Emphasis">When I was driving</text:span></text:span><text:span text:style-name="Emphasis"> to work, I saw the accident.</text:span></text:p>
          </table:table-cell>
          <table:table-cell table:style-name="Table28.A1" office:value-type="string">
            <text:p text:style-name="Table_20_Contents">Quando eu estava dirigindo para o trabalho, eu vi o acidente.</text:p>
          </table:table-cell>
        </table:table-row>
      </table:table>
      <text:p text:style-name="Text_20_body"> </text:p>
      <text:p text:style-name="Text_20_body">Você também pode usar <text:span text:style-name="Strong_20_Emphasis">when</text:span> para introduzir a segunda ação.</text:p>
      <text:p text:style-name="Text_20_body"> </text:p>
      <table:table table:name="Table29" table:style-name="Table29">
        <table:table-column table:style-name="Table29.A"/>
        <table:table-row>
          <table:table-cell table:style-name="Table29.A1" office:value-type="string">
            <text:section text:style-name="Sect1" text:name="Section25">
              <text:p text:style-name="P3"><text:bookmark text:name="mep_141"/></text:p>
            </text:section>
          </table:table-cell>
        </table:table-row>
      </table:table>
      <table:table table:name="Table30" table:style-name="Table30">
        <table:table-column table:style-name="Table30.A"/>
        <table:table-column table:style-name="Table30.B"/>
        <table:table-column table:style-name="Table30.C"/>
        <table:table-row>
          <table:table-cell table:style-name="Table30.A1" office:value-type="string">
            <text:section text:style-name="Sect1" text:name="Section26">
              <text:p text:style-name="P3"><text:bookmark text:name="mep_142"/></text:p>
            </text:section>
          </table:table-cell>
          <table:table-cell table:style-name="Table30.A1" office:value-type="string">
            <text:p text:style-name="P4">A:<text:span text:style-name="Emphasis"> What happened? </text:span></text:p>
          </table:table-cell>
          <table:table-cell table:style-name="Table30.A1" office:value-type="string">
            <text:p text:style-name="Table_20_Contents">O que aconteceu?</text:p>
          </table:table-cell>
        </table:table-row>
        <table:table-row>
          <table:table-cell table:style-name="Table30.A1" office:value-type="string">
            <text:p text:style-name="Table_20_Contents"> </text:p>
          </table:table-cell>
          <table:table-cell table:style-name="Table30.A1" office:value-type="string">
            <text:p text:style-name="P4">B:<text:span text:style-name="Emphasis"> I was climbing the ladder </text:span><text:span text:style-name="Emphasis"><text:span text:style-name="Strong_20_Emphasis">when I slipped</text:span></text:span><text:span text:style-name="Emphasis">.</text:span></text:p>
          </table:table-cell>
          <table:table-cell table:style-name="Table30.A1" office:value-type="string">
            <text:p text:style-name="Table_20_Contents">Eu estava subindo a escada quando escorreguei.</text:p>
          </table:table-cell>
        </table:table-row>
      </table:table>
      <text:p text:style-name="Standard"/>
      <text:p text:style-name="Standard">From </text:p>
      <text:p text:style-name="P1">Boz</text:p>
      <text:p text:style-name="Text_20_body">Hi, there.</text:p>
      <text:p text:style-name="Text_20_body"><text:soft-page-break/> </text:p>
      <text:p text:style-name="Text_20_body">Terrible weekend! I was walking in the park when a cyclist hit me! I fell down, and now I have a sprained wrist and a bruise on my shoulder. Hope your weekend was better.</text:p>
      <text:p text:style-name="Text_20_body"> </text:p>
      <text:p text:style-name="Text_20_body">Boz</text:p>
      <text:p text:style-name="Standard">I bruised my shoulder while I was cycling.</text:p>
      <text:p text:style-name="Standard">Eu machuquei meu ombro enquanto estava andando de bicicleta.</text:p>
      <text:p text:style-name="Standard">I sprained my wrist and bruised my leg.</text:p>
      <text:p text:style-name="Standard">Eu torci meu punho e machuquei minha perna.</text:p>
      <text:p text:style-name="Standard">I fell off a wall and broke my leg.</text:p>
      <text:p text:style-name="Standard">Eu cai de um muro e quebrei minha perna.</text:p>
      <text:p text:style-name="Standard">I was running for a bus when I sprained my ankle.</text:p>
      <text:p text:style-name="Standard">Eu estava correndo atrás de um ônibus quando torci meu tornozelo.</text:p>
      <text:p text:style-name="Standard">I have a bruise on my arm.</text:p>
      <text:p text:style-name="Standard">Eu tenho um hematoma no meu braço.</text:p>
      <text:p text:style-name="Standard">I broke my arm while I was playing volleyball.</text:p>
      <text:p text:style-name="Standard">Eu quebrei meu braço enquanto estava jogando vôlei.</text:p>
      <text:p text:style-name="Standard"/>
      <text:p text:style-name="Text_20_body"><text:span text:style-name="Strong_20_Emphasis">Perguntando sobre um acidente</text:span></text:p>
      <text:p text:style-name="Text_20_body"> </text:p>
      <text:p text:style-name="Text_20_body">Existem algumas perguntas típicas a se fazer quando alguém sofreu um acidente recentemente.</text:p>
      <text:p text:style-name="Text_20_body"> </text:p>
      <text:p text:style-name="Text_20_body"> </text:p>
      <table:table table:name="Table31" table:style-name="Table31">
        <table:table-column table:style-name="Table31.A"/>
        <table:table-row>
          <table:table-cell table:style-name="Table31.A1" office:value-type="string">
            <text:section text:style-name="Sect1" text:name="mep_22">
              <text:p text:style-name="P3"/>
            </text:section>
          </table:table-cell>
        </table:table-row>
      </table:table>
      <table:table table:name="Table32" table:style-name="Table32">
        <table:table-column table:style-name="Table32.A"/>
        <table:table-column table:style-name="Table32.B"/>
        <table:table-column table:style-name="Table32.C"/>
        <table:table-row>
          <table:table-cell table:style-name="Table32.A1" office:value-type="string">
            <text:section text:style-name="Sect1" text:name="Section27">
              <text:p text:style-name="P3"><text:bookmark text:name="mep_22"/></text:p>
            </text:section>
          </table:table-cell>
          <table:table-cell table:style-name="Table32.A1" office:value-type="string">
            <text:p text:style-name="P4"><text:span text:style-name="Emphasis">What happened?</text:span></text:p>
          </table:table-cell>
          <table:table-cell table:style-name="Table32.A1" office:value-type="string">
            <text:p text:style-name="Table_20_Contents">O que aconteceu?</text:p>
          </table:table-cell>
        </table:table-row>
        <table:table-row>
          <table:table-cell table:style-name="Table32.A1" office:value-type="string">
            <text:p text:style-name="Table_20_Contents"> </text:p>
          </table:table-cell>
          <table:table-cell table:style-name="Table32.A1" office:value-type="string">
            <text:p text:style-name="Table_20_Contents"> </text:p>
          </table:table-cell>
          <table:table-cell table:style-name="Table32.A1" office:value-type="string">
            <text:p text:style-name="Table_20_Contents"> </text:p>
          </table:table-cell>
        </table:table-row>
        <table:table-row>
          <table:table-cell table:style-name="Table32.A1" office:value-type="string">
            <text:section text:style-name="Sect1" text:name="mep_23">
              <text:p text:style-name="P3"/>
            </text:section>
          </table:table-cell>
          <table:table-cell table:style-name="Table32.B3" table:number-columns-spanned="2" office:value-type="string">
            <text:p text:style-name="P3"/>
          </table:table-cell>
          <table:covered-table-cell/>
        </table:table-row>
      </table:table>
      <table:table table:name="Table33" table:style-name="Table33">
        <table:table-column table:style-name="Table33.A"/>
        <table:table-column table:style-name="Table33.B"/>
        <table:table-column table:style-name="Table33.C"/>
        <table:table-row>
          <table:table-cell table:style-name="Table33.A1" office:value-type="string">
            <text:section text:style-name="Sect1" text:name="Section28">
              <text:p text:style-name="P3"><text:bookmark text:name="mep_23"/></text:p>
            </text:section>
          </table:table-cell>
          <table:table-cell table:style-name="Table33.A1" office:value-type="string">
            <text:p text:style-name="P4"><text:span text:style-name="Emphasis">Oh, no! </text:span><text:span text:style-name="Emphasis"><text:span text:style-name="Strong_20_Emphasis">Were you OK?</text:span></text:span><text:soft-page-break/></text:p>
          </table:table-cell>
          <table:table-cell table:style-name="Table33.A1" office:value-type="string">
            <text:p text:style-name="Table_20_Contents">Ah, não! Você ficou bem?</text:p>
          </table:table-cell>
        </table:table-row>
        <table:table-row>
          <table:table-cell table:style-name="Table33.A1" office:value-type="string">
            <text:p text:style-name="Table_20_Contents"> </text:p>
          </table:table-cell>
          <table:table-cell table:style-name="Table33.A1" office:value-type="string">
            <text:p text:style-name="Table_20_Contents"> </text:p>
          </table:table-cell>
          <table:table-cell table:style-name="Table33.A1" office:value-type="string">
            <text:p text:style-name="Table_20_Contents"> </text:p>
          </table:table-cell>
        </table:table-row>
        <table:table-row>
          <table:table-cell table:style-name="Table33.A1" office:value-type="string">
            <text:section text:style-name="Sect1" text:name="mep_24">
              <text:p text:style-name="P3"/>
            </text:section>
          </table:table-cell>
          <table:table-cell table:style-name="Table33.B3" table:number-columns-spanned="2" office:value-type="string">
            <text:p text:style-name="P3"/>
          </table:table-cell>
          <table:covered-table-cell/>
        </table:table-row>
      </table:table>
      <table:table table:name="Table34" table:style-name="Table34">
        <table:table-column table:style-name="Table34.A"/>
        <table:table-column table:style-name="Table34.B"/>
        <table:table-column table:style-name="Table34.C"/>
        <table:table-row>
          <table:table-cell table:style-name="Table34.A1" office:value-type="string">
            <text:section text:style-name="Sect1" text:name="Section29">
              <text:p text:style-name="P3"><text:bookmark text:name="mep_24"/></text:p>
            </text:section>
          </table:table-cell>
          <table:table-cell table:style-name="Table34.A1" office:value-type="string">
            <text:p text:style-name="P4"><text:span text:style-name="Emphasis">And </text:span><text:span text:style-name="Emphasis"><text:span text:style-name="Strong_20_Emphasis">how are you feeling </text:span></text:span><text:span text:style-name="Emphasis">now?</text:span></text:p>
          </table:table-cell>
          <table:table-cell table:style-name="Table34.A1" office:value-type="string">
            <text:p text:style-name="Table_20_Contents">E como você está se sentindo agora?</text:p>
          </table:table-cell>
        </table:table-row>
      </table:table>
      <text:p text:style-name="Text_20_body"> </text:p>
      <text:p text:style-name="Text_20_body">E aqui estão algumas respostas típicas, normalmente diminuindo a gravidade do acidente.</text:p>
      <text:p text:style-name="Text_20_body"> </text:p>
      <text:p text:style-name="Text_20_body"> </text:p>
      <table:table table:name="Table35" table:style-name="Table35">
        <table:table-column table:style-name="Table35.A"/>
        <table:table-row>
          <table:table-cell table:style-name="Table35.A1" office:value-type="string">
            <text:section text:style-name="Sect1" text:name="mep_25">
              <text:p text:style-name="P3"/>
            </text:section>
          </table:table-cell>
        </table:table-row>
      </table:table>
      <table:table table:name="Table36" table:style-name="Table36">
        <table:table-column table:style-name="Table36.A"/>
        <table:table-column table:style-name="Table36.B"/>
        <table:table-column table:style-name="Table36.C"/>
        <table:table-row>
          <table:table-cell table:style-name="Table36.A1" office:value-type="string">
            <text:section text:style-name="Sect1" text:name="Section30">
              <text:p text:style-name="P3"><text:bookmark text:name="mep_25"/></text:p>
            </text:section>
          </table:table-cell>
          <table:table-cell table:style-name="Table36.A1" office:value-type="string">
            <text:p text:style-name="P4">A: <text:span text:style-name="Emphasis">Hey. How was your weekend?</text:span></text:p>
          </table:table-cell>
          <table:table-cell table:style-name="Table36.A1" office:value-type="string">
            <text:p text:style-name="Table_20_Contents">Ei, como foi o seu final de semana?</text:p>
          </table:table-cell>
        </table:table-row>
        <table:table-row>
          <table:table-cell table:style-name="Table36.A1" office:value-type="string">
            <text:p text:style-name="Table_20_Contents"> </text:p>
          </table:table-cell>
          <table:table-cell table:style-name="Table36.A1" office:value-type="string">
            <text:p text:style-name="P4">B: <text:span text:style-name="Emphasis">Mmmm, it was OK. Not so great.</text:span></text:p>
          </table:table-cell>
          <table:table-cell table:style-name="Table36.A1" office:value-type="string">
            <text:p text:style-name="Table_20_Contents">Ah, foi tudo certo. Não tão bom.</text:p>
          </table:table-cell>
        </table:table-row>
        <table:table-row>
          <table:table-cell table:style-name="Table36.A1" office:value-type="string">
            <text:p text:style-name="Table_20_Contents"> </text:p>
          </table:table-cell>
          <table:table-cell table:style-name="Table36.A1" office:value-type="string">
            <text:p text:style-name="Table_20_Contents"> </text:p>
          </table:table-cell>
          <table:table-cell table:style-name="Table36.A1" office:value-type="string">
            <text:p text:style-name="Table_20_Contents"> </text:p>
          </table:table-cell>
        </table:table-row>
        <table:table-row>
          <table:table-cell table:style-name="Table36.A1" office:value-type="string">
            <text:section text:style-name="Sect1" text:name="mep_26">
              <text:p text:style-name="P3"/>
            </text:section>
          </table:table-cell>
          <table:table-cell table:style-name="Table36.B4" table:number-columns-spanned="2" office:value-type="string">
            <text:p text:style-name="P3"/>
          </table:table-cell>
          <table:covered-table-cell/>
        </table:table-row>
      </table:table>
      <table:table table:name="Table37" table:style-name="Table37">
        <table:table-column table:style-name="Table37.A"/>
        <table:table-column table:style-name="Table37.B"/>
        <table:table-column table:style-name="Table37.C"/>
        <table:table-row>
          <table:table-cell table:style-name="Table37.A1" office:value-type="string">
            <text:section text:style-name="Sect1" text:name="Section31">
              <text:p text:style-name="P3"><text:bookmark text:name="mep_26"/></text:p>
            </text:section>
          </table:table-cell>
          <table:table-cell table:style-name="Table37.A1" office:value-type="string">
            <text:p text:style-name="P4">A:<text:span text:style-name="Emphasis"> What happened?</text:span></text:p>
          </table:table-cell>
          <table:table-cell table:style-name="Table37.A1" office:value-type="string">
            <text:p text:style-name="Table_20_Contents">O que aconteceu?</text:p>
          </table:table-cell>
        </table:table-row>
        <table:table-row>
          <table:table-cell table:style-name="Table37.A1" office:value-type="string">
            <text:p text:style-name="Table_20_Contents"> </text:p>
          </table:table-cell>
          <table:table-cell table:style-name="Table37.A1" office:value-type="string">
            <text:p text:style-name="P4">B:<text:span text:style-name="Emphasis"> Well, while I was cooking,I slipped and fell down.</text:span></text:p>
          </table:table-cell>
          <table:table-cell table:style-name="Table37.A1" office:value-type="string">
            <text:p text:style-name="Table_20_Contents">Bem, enquanto eu estava cozinhando, escorreguei e caí.</text:p>
          </table:table-cell>
        </table:table-row>
        <table:table-row>
          <table:table-cell table:style-name="Table37.A1" office:value-type="string">
            <text:p text:style-name="Table_20_Contents"> </text:p>
          </table:table-cell>
          <table:table-cell table:style-name="Table37.A1" office:value-type="string">
            <text:p text:style-name="Table_20_Contents"> </text:p>
          </table:table-cell>
          <table:table-cell table:style-name="Table37.A1" office:value-type="string">
            <text:p text:style-name="Table_20_Contents"> </text:p>
          </table:table-cell>
        </table:table-row>
        <table:table-row>
          <table:table-cell table:style-name="Table37.A1" office:value-type="string">
            <text:section text:style-name="Sect1" text:name="mep_27">
              <text:p text:style-name="P3"/>
            </text:section>
          </table:table-cell>
          <table:table-cell table:style-name="Table37.B4" table:number-columns-spanned="2" office:value-type="string">
            <text:p text:style-name="P3"/>
          </table:table-cell>
          <table:covered-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section text:style-name="Sect1" text:name="Section32">
              <text:p text:style-name="P3"><text:bookmark text:name="mep_27"/></text:p>
            </text:section>
          </table:table-cell>
          <table:table-cell table:style-name="Table38.A1" office:value-type="string">
            <text:p text:style-name="P4">A:<text:span text:style-name="Emphasis"> Oh, no! Were you OK? </text:span></text:p>
          </table:table-cell>
          <table:table-cell table:style-name="Table38.A1" office:value-type="string">
            <text:p text:style-name="Table_20_Contents">Ah, não! Você ficou bem?</text:p>
          </table:table-cell>
        </table:table-row>
        <table:table-row>
          <table:table-cell table:style-name="Table38.A1" office:value-type="string">
            <text:p text:style-name="Table_20_Contents"> </text:p>
          </table:table-cell>
          <table:table-cell table:style-name="Table38.A1" office:value-type="string">
            <text:p text:style-name="P4">B:<text:span text:style-name="Emphasis"> Yes. I went to the hospital, but </text:span><text:span text:style-name="Emphasis"><text:span text:style-name="Strong_20_Emphasis">it wasn't serious</text:span></text:span><text:span text:style-name="Emphasis">.</text:span></text:p>
          </table:table-cell>
          <table:table-cell table:style-name="Table38.A1" office:value-type="string">
            <text:p text:style-name="Table_20_Contents">Sim, eu fui ao hospital, mas não foi nada sério.</text:p>
          </table:table-cell>
        </table:table-row>
        <table:table-row>
          <table:table-cell table:style-name="Table38.A1" office:value-type="string">
            <text:p text:style-name="Table_20_Contents"> </text:p>
          </table:table-cell>
          <table:table-cell table:style-name="Table38.A1" office:value-type="string">
            <text:p text:style-name="Table_20_Contents"> </text:p>
          </table:table-cell>
          <table:table-cell table:style-name="Table38.A1" office:value-type="string">
            <text:p text:style-name="Table_20_Contents"> </text:p>
          </table:table-cell>
        </table:table-row>
        <table:table-row>
          <table:table-cell table:style-name="Table38.A1" office:value-type="string">
            <text:section text:style-name="Sect1" text:name="mep_28">
              <text:p text:style-name="P3"/>
            </text:section>
          </table:table-cell>
          <table:table-cell table:style-name="Table38.B4" table:number-columns-spanned="2" office:value-type="string">
            <text:p text:style-name="P3"/>
          </table:table-cell>
          <table:covered-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section text:style-name="Sect1" text:name="Section33">
              <text:p text:style-name="P3"><text:bookmark text:name="mep_28"/></text:p>
            </text:section>
          </table:table-cell>
          <table:table-cell table:style-name="Table39.A1" office:value-type="string">
            <text:p text:style-name="P4">A:<text:span text:style-name="Emphasis"> And how are you feeling now? </text:span><text:soft-page-break/></text:p>
          </table:table-cell>
          <table:table-cell table:style-name="Table39.A1" office:value-type="string">
            <text:p text:style-name="Table_20_Contents">E como você está se sentindo agora?</text:p>
          </table:table-cell>
        </table:table-row>
        <table:table-row>
          <table:table-cell table:style-name="Table39.A1" office:value-type="string">
            <text:p text:style-name="Table_20_Contents"> </text:p>
          </table:table-cell>
          <table:table-cell table:style-name="Table39.A1" office:value-type="string">
            <text:p text:style-name="P4">B:<text:span text:style-name="Emphasis"> I'm OK. I have a bruise on my head, </text:span><text:span text:style-name="Emphasis"><text:span text:style-name="Strong_20_Emphasis">but I'll be fine</text:span></text:span><text:span text:style-name="Emphasis">.</text:span></text:p>
          </table:table-cell>
          <table:table-cell table:style-name="Table39.A1" office:value-type="string">
            <text:p text:style-name="Table_20_Contents">Estou bem. Estou com um machucado na cabeça, mas ficarei bem.<text:line-break/> </text:p>
          </table:table-cell>
        </table:table-row>
      </table:table>
      <text:p text:style-name="Text_20_body"> </text:p>
      <text:p text:style-name="Standard">It wasn't serious.</text:p>
      <text:p text:style-name="Standard">Não era nada sério.</text:p>
      <text:p text:style-name="Standard">I'm OK. I have a bruise on my leg.</text:p>
      <text:p text:style-name="Standard">Estou bem, com um machucado na minha perna.</text:p>
      <text:p text:style-name="Standard">I went to the hospital.</text:p>
      <text:p text:style-name="Standard">Eu fui ao hospital.</text:p>
      <text:p text:style-name="Standard">I slipped and fell while I was playing soccer.</text:p>
      <text:p text:style-name="Standard">Eu escorreguei e caí enquanto estava jogando futebol.</text:p>
      <text:p text:style-name="Standard">Mmmm, it wasn't great.</text:p>
      <text:p text:style-name="Standard">Hum, não foi muito bom.</text:p>
      <text:p text:style-name="Standard"/>
      <text:p text:style-name="Standard"><text:span text:style-name="Strong_20_Emphasis">Problemas pessoais</text:span><text:line-break/> </text:p>
      <table:table table:name="Table72" table:style-name="Table72">
        <table:table-column table:style-name="Table72.A"/>
        <table:table-column table:style-name="Table72.B"/>
        <table:table-row>
          <table:table-cell table:style-name="Table72.A1" table:number-columns-spanned="2" office:value-type="string">
            <text:p text:style-name="P4">Se você não consegue parar de fazer algo, você é <text:span text:style-name="Strong_20_Emphasis">addicted</text:span> nisso, ou tem um <text:span text:style-name="Strong_20_Emphasis">addiction</text:span>. Aqui estão alguns vícios comuns.</text:p>
          </table:table-cell>
          <table:covered-table-cell/>
        </table:table-row>
        <table:table-row>
          <table:table-cell table:style-name="Table72.A1" office:value-type="string">
            <text:section text:style-name="Sect1" text:name="mep_248">
              <text:p text:style-name="P3"/>
            </text:section>
          </table:table-cell>
          <table:table-cell office:value-type="string">
            <text:p text:style-name="P3"/>
          </table:table-cell>
        </table:table-row>
      </table:table>
      <table:table table:name="Table73" table:style-name="Table73">
        <table:table-column table:style-name="Table73.A"/>
        <table:table-column table:style-name="Table73.B"/>
        <table:table-column table:style-name="Table73.C"/>
        <table:table-row>
          <table:table-cell table:style-name="Table73.A1" office:value-type="string">
            <text:section text:style-name="Sect1" text:name="Section75">
              <text:p text:style-name="P3"><text:bookmark text:name="mep_248"/></text:p>
            </text:section>
          </table:table-cell>
          <table:table-cell table:style-name="Table73.A1" office:value-type="string">
            <text:p text:style-name="Table_20_Contents"><text:span text:style-name="Emphasis">He's </text:span><text:span text:style-name="Emphasis"><text:span text:style-name="Strong_20_Emphasis">addicted to</text:span></text:span><text:span text:style-name="Emphasis"> cigarettes.</text:span></text:p>
          </table:table-cell>
          <table:table-cell table:style-name="Table73.A1" office:value-type="string">
            <text:p text:style-name="P4">Ele é viciado em cigarros.                </text:p>
          </table:table-cell>
        </table:table-row>
        <table:table-row>
          <table:table-cell table:style-name="Table73.A1" office:value-type="string">
            <text:section text:style-name="Sect1" text:name="mep_249">
              <text:p text:style-name="P3"/>
            </text:section>
          </table:table-cell>
          <table:table-cell table:number-columns-spanned="2" office:value-type="string">
            <text:p text:style-name="P3"/>
          </table:table-cell>
          <table:covered-table-cell/>
        </table:table-row>
      </table:table>
      <table:table table:name="Table74" table:style-name="Table74">
        <table:table-column table:style-name="Table74.A"/>
        <table:table-column table:style-name="Table74.B"/>
        <table:table-column table:style-name="Table74.C"/>
        <table:table-row>
          <table:table-cell table:style-name="Table74.A1" office:value-type="string">
            <text:section text:style-name="Sect1" text:name="Section76">
              <text:p text:style-name="P3"><text:bookmark text:name="mep_249"/></text:p>
            </text:section>
          </table:table-cell>
          <table:table-cell table:style-name="Table74.A1" office:value-type="string">
            <text:p text:style-name="Table_20_Contents"><text:span text:style-name="Emphasis">She's </text:span><text:span text:style-name="Emphasis"><text:span text:style-name="Strong_20_Emphasis">addicted to</text:span></text:span><text:span text:style-name="Emphasis"> coffee.</text:span></text:p>
          </table:table-cell>
          <table:table-cell table:style-name="Table74.A1" office:value-type="string">
            <text:p text:style-name="P4">Ela é viciada em café.</text:p>
          </table:table-cell>
        </table:table-row>
        <table:table-row>
          <table:table-cell table:style-name="Table74.A1" office:value-type="string">
            <text:section text:style-name="Sect1" text:name="mep_250">
              <text:p text:style-name="P3"/>
            </text:section>
          </table:table-cell>
          <table:table-cell table:number-columns-spanned="2" office:value-type="string">
            <text:p text:style-name="P3"/>
          </table:table-cell>
          <table:covered-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section text:style-name="Sect1" text:name="Section77">
              <text:p text:style-name="P3"><text:bookmark text:name="mep_250"/></text:p>
            </text:section>
          </table:table-cell>
          <table:table-cell table:style-name="Table75.A1" office:value-type="string">
            <text:p text:style-name="Table_20_Contents"><text:span text:style-name="Emphasis">They're </text:span><text:span text:style-name="Emphasis"><text:span text:style-name="Strong_20_Emphasis">addicted to</text:span></text:span><text:span text:style-name="Emphasis"> gambling.</text:span></text:p>
          </table:table-cell>
          <table:table-cell table:style-name="Table75.A1" office:value-type="string">
            <text:p text:style-name="P4">Eles são viciados em apostas.</text:p>
          </table:table-cell>
        </table:table-row>
        <table:table-row>
          <table:table-cell table:style-name="Table75.A1" office:value-type="string">
            <text:section text:style-name="Sect1" text:name="mep_251">
              <text:p text:style-name="P3"/>
            </text:section>
          </table:table-cell>
          <table:table-cell table:number-columns-spanned="2" office:value-type="string">
            <text:p text:style-name="P3"/>
          </table:table-cell>
          <table:covered-table-cell/>
        </table:table-row>
      </table:table>
      <table:table table:name="Table76" table:style-name="Table76">
        <table:table-column table:style-name="Table76.A"/>
        <table:table-column table:style-name="Table76.B"/>
        <table:table-column table:style-name="Table76.C"/>
        <table:table-row>
          <table:table-cell table:style-name="Table76.A1" office:value-type="string">
            <text:section text:style-name="Sect1" text:name="Section78">
              <text:p text:style-name="P3"><text:bookmark text:name="mep_251"/></text:p>
            </text:section>
          </table:table-cell>
          <table:table-cell table:style-name="Table76.A1" office:value-type="string">
            <text:p text:style-name="Table_20_Contents"><text:span text:style-name="Emphasis">He's </text:span><text:span text:style-name="Emphasis"><text:span text:style-name="Strong_20_Emphasis">addicted to</text:span></text:span><text:span text:style-name="Emphasis"> alcohol. He's an </text:span><text:span text:style-name="Emphasis"><text:span text:style-name="Strong_20_Emphasis">alcoholic</text:span></text:span><text:span text:style-name="Emphasis">.</text:span></text:p>
          </table:table-cell>
          <table:table-cell table:style-name="Table76.A1" office:value-type="string">
            <text:p text:style-name="P4">Ele é viciado em álcool. Ele é alcoólatra.</text:p>
          </table:table-cell>
        </table:table-row>
        <table:table-row>
          <table:table-cell table:style-name="Table76.A1" table:number-columns-spanned="3" office:value-type="string">
            <text:p text:style-name="P4"><text:line-break/><text:soft-page-break/>Aqui estão alguns outros problemas pessoais comuns.</text:p>
          </table:table-cell>
          <table:covered-table-cell/>
          <table:covered-table-cell/>
        </table:table-row>
        <table:table-row>
          <table:table-cell table:style-name="Table76.A1" office:value-type="string">
            <text:section text:style-name="Sect1" text:name="mep_252">
              <text:p text:style-name="P3"/>
            </text:section>
          </table:table-cell>
          <table:table-cell table:number-columns-spanned="2" office:value-type="string">
            <text:p text:style-name="P3"/>
          </table:table-cell>
          <table:covered-table-cell/>
        </table:table-row>
      </table:table>
      <table:table table:name="Table77" table:style-name="Table77">
        <table:table-column table:style-name="Table77.A"/>
        <table:table-column table:style-name="Table77.B"/>
        <table:table-column table:style-name="Table77.C"/>
        <table:table-row>
          <table:table-cell table:style-name="Table77.A1" office:value-type="string">
            <text:section text:style-name="Sect1" text:name="Section79">
              <text:p text:style-name="P3"><text:bookmark text:name="mep_252"/></text:p>
            </text:section>
          </table:table-cell>
          <table:table-cell table:style-name="Table77.A1" office:value-type="string">
            <text:p text:style-name="Table_20_Contents"><text:span text:style-name="Emphasis">She has </text:span><text:span text:style-name="Emphasis"><text:span text:style-name="Strong_20_Emphasis">financial problems</text:span></text:span><text:span text:style-name="Emphasis">.</text:span></text:p>
          </table:table-cell>
          <table:table-cell table:style-name="Table77.A1" office:value-type="string">
            <text:p text:style-name="Table_20_Contents">Ela tem problemas financeiros.</text:p>
          </table:table-cell>
        </table:table-row>
        <table:table-row>
          <table:table-cell table:style-name="Table77.A1" office:value-type="string">
            <text:section text:style-name="Sect1" text:name="mep_253">
              <text:p text:style-name="P3"/>
            </text:section>
          </table:table-cell>
          <table:table-cell table:number-columns-spanned="2" office:value-type="string">
            <text:p text:style-name="P3"/>
          </table:table-cell>
          <table:covered-table-cell/>
        </table:table-row>
      </table:table>
      <table:table table:name="Table78" table:style-name="Table78">
        <table:table-column table:style-name="Table78.A"/>
        <table:table-column table:style-name="Table78.B"/>
        <table:table-column table:style-name="Table78.C"/>
        <table:table-row>
          <table:table-cell table:style-name="Table78.A1" office:value-type="string">
            <text:section text:style-name="Sect1" text:name="Section80">
              <text:p text:style-name="P3"><text:bookmark text:name="mep_253"/></text:p>
            </text:section>
          </table:table-cell>
          <table:table-cell table:style-name="Table78.A1" office:value-type="string">
            <text:p text:style-name="Table_20_Contents"><text:span text:style-name="Emphasis">He has a </text:span><text:span text:style-name="Emphasis"><text:span text:style-name="Strong_20_Emphasis">weight problem</text:span></text:span><text:span text:style-name="Emphasis">. He's </text:span><text:span text:style-name="Emphasis"><text:span text:style-name="Strong_20_Emphasis">overweight</text:span></text:span><text:span text:style-name="Emphasis">.</text:span></text:p>
          </table:table-cell>
          <table:table-cell table:style-name="Table78.A1" office:value-type="string">
            <text:p text:style-name="Table_20_Contents">Ele tem um problema de peso. Ele está acima do peso.</text:p>
          </table:table-cell>
        </table:table-row>
        <table:table-row>
          <table:table-cell table:style-name="Table78.A1" office:value-type="string">
            <text:section text:style-name="Sect1" text:name="mep_254">
              <text:p text:style-name="P3"/>
            </text:section>
          </table:table-cell>
          <table:table-cell table:number-columns-spanned="2" office:value-type="string">
            <text:p text:style-name="P3"/>
          </table:table-cell>
          <table:covered-table-cell/>
        </table:table-row>
      </table:table>
      <table:table table:name="Table79" table:style-name="Table79">
        <table:table-column table:style-name="Table79.A"/>
        <table:table-column table:style-name="Table79.B"/>
        <table:table-column table:style-name="Table79.C"/>
        <table:table-row>
          <table:table-cell table:style-name="Table79.A1" office:value-type="string">
            <text:section text:style-name="Sect1" text:name="Section81">
              <text:p text:style-name="P3"><text:bookmark text:name="mep_254"/></text:p>
            </text:section>
          </table:table-cell>
          <table:table-cell table:style-name="Table79.A1" office:value-type="string">
            <text:p text:style-name="Table_20_Contents"><text:span text:style-name="Emphasis">I have a </text:span><text:span text:style-name="Emphasis"><text:span text:style-name="Strong_20_Emphasis">problem sleeping</text:span></text:span><text:span text:style-name="Emphasis">. I have </text:span><text:span text:style-name="Emphasis"><text:span text:style-name="Strong_20_Emphasis">insomnia</text:span></text:span><text:span text:style-name="Emphasis">.</text:span></text:p>
          </table:table-cell>
          <table:table-cell table:style-name="Table79.A1" office:value-type="string">
            <text:p text:style-name="Table_20_Contents">Tenho problemas para dormir. Tenho insônia.</text:p>
          </table:table-cell>
        </table:table-row>
        <table:table-row>
          <table:table-cell table:style-name="Table79.A1" office:value-type="string">
            <text:section text:style-name="Sect1" text:name="mep_255">
              <text:p text:style-name="P3"/>
            </text:section>
          </table:table-cell>
          <table:table-cell table:number-columns-spanned="2" office:value-type="string">
            <text:p text:style-name="P3"/>
          </table:table-cell>
          <table:covered-table-cell/>
        </table:table-row>
      </table:table>
      <table:table table:name="Table80" table:style-name="Table80">
        <table:table-column table:style-name="Table80.A"/>
        <table:table-column table:style-name="Table80.B"/>
        <table:table-column table:style-name="Table80.C"/>
        <table:table-row>
          <table:table-cell table:style-name="Table80.A1" office:value-type="string">
            <text:section text:style-name="Sect1" text:name="Section82">
              <text:p text:style-name="P3"><text:bookmark text:name="mep_255"/></text:p>
            </text:section>
          </table:table-cell>
          <table:table-cell table:style-name="Table80.A1" office:value-type="string">
            <text:p text:style-name="Table_20_Contents"><text:span text:style-name="Emphasis">They have </text:span><text:span text:style-name="Emphasis"><text:span text:style-name="Strong_20_Emphasis">marital problems</text:span></text:span><text:span text:style-name="Emphasis">.</text:span></text:p>
          </table:table-cell>
          <table:table-cell table:style-name="Table80.A1" office:value-type="string">
            <text:p text:style-name="Table_20_Contents">Eles têm problemas conjugais.</text:p>
          </table:table-cell>
        </table:table-row>
      </table:table>
      <text:p text:style-name="Standard"/>
      <text:p text:style-name="Standard">She can't stop. She's addicted to cigarettes.</text:p>
      <text:p text:style-name="Standard">Ela não consegue parar. Ela é viciada em cigarros.</text:p>
      <text:p text:style-name="Standard">They're always fighting. They have marital problems.</text:p>
      <text:p text:style-name="Standard">Eles estão sempre brigando. Eles têm problemas conjugais.</text:p>
      <text:p text:style-name="Standard">He has a weight problem. He's very overweight.</text:p>
      <text:p text:style-name="Standard">Ele tem um problema com peso. Está muito acima do peso</text:p>
      <text:p text:style-name="Standard">She doesn't sleep at night. She has insomnia.</text:p>
      <text:p text:style-name="Standard">Ela não dorme à noite. Ela tem insônia.</text:p>
      <text:p text:style-name="Standard">He's addicted to coffee. He drinks 10 cups a day!</text:p>
      <text:p text:style-name="Standard">Ele é viciado em café. Ele toma dez xícaras por dia!</text:p>
      <text:p text:style-name="Standard">They're having some financial problems.</text:p>
      <text:p text:style-name="Standard">Eles estão passando por problemas financeiros.</text:p>
      <text:p text:style-name="Standard">He's addicted to chocolate. He can't stop eating it.</text:p>
      <text:p text:style-name="Standard">Ele é viciado em chocolate. Ele não consegue parar de comer isso.</text:p>
      <text:p text:style-name="Standard"/>
      <text:p text:style-name="P1"><text:span text:style-name="Strong_20_Emphasis">Lendo em busca da ideia principal.</text:span><text:line-break/> </text:p>
      <text:p text:style-name="Text_20_body">Encontrar a ideia principal de um parágrafo ou texto é uma habilidade de leitura importante. A ideia principal é a ideia geral, não os detalhes. Depois que você sabe qual é a ideia principal, fica mais fácil entender o texto.<text:line-break/><text:line-break/>Você pode tentar descobrir a ideia principal identificando a frase de assunto. Ela geralmente aparece no começo de um parágrafo, mas pode aparecer em qualquer lugar.<text:line-break/><text:line-break/>Caso não tenha certeza de qual é a frase de assunto, você pode deduzir a ideia principal de um texto resumindo-a nas suas próprias palavras. Busque palavras repetidas ou ideias para ajudá-lo a fazer isso.<text:line-break/><text:soft-page-break/><text:line-break/>Não seja breve ou abrangente demais na identificação da ideia principal. Ainda que a declaração possa ser verdadeira, pode ser específico ou geral demais para ser a ideia principal.</text:p>
      <text:p text:style-name="Standard">Poor John. He has a lot of personal problems. His job is very stressful. At night he can't stop thinking about his job, and he has terrible insomnia. He has marital problems because he drinks too much. And he's overweight because he doesn't exercise. John needs to make some changes.</text:p>
      <text:p text:style-name="Standard"/>
      <text:p text:style-name="Standard"><text:span text:style-name="Strong_20_Emphasis">Falando sobre um problema</text:span><text:line-break/> </text:p>
      <table:table table:name="Table81" table:style-name="Table81">
        <table:table-column table:style-name="Table81.A"/>
        <table:table-column table:style-name="Table81.B"/>
        <table:table-row>
          <table:table-cell table:style-name="Table81.A1" table:number-columns-spanned="2" office:value-type="string">
            <text:p text:style-name="Table_20_Contents">Depois de identificar um problema, você pode querer explicá-lo em mais detalhes. Aqui estão algumas expressões para ajudá-lo a fazer isso.<text:line-break/> </text:p>
          </table:table-cell>
          <table:covered-table-cell/>
        </table:table-row>
        <table:table-row>
          <table:table-cell table:style-name="Table81.A1" office:value-type="string">
            <text:section text:style-name="Sect1" text:name="mep_266">
              <text:p text:style-name="P3"/>
            </text:section>
          </table:table-cell>
          <table:table-cell office:value-type="string">
            <text:p text:style-name="P3"/>
          </table:table-cell>
        </table:table-row>
      </table:table>
      <table:table table:name="Table82" table:style-name="Table82">
        <table:table-column table:style-name="Table82.A"/>
        <table:table-column table:style-name="Table82.B"/>
        <table:table-column table:style-name="Table82.C"/>
        <table:table-column table:style-name="Table82.D"/>
        <table:table-row>
          <table:table-cell table:style-name="Table82.A1" office:value-type="string">
            <text:section text:style-name="Sect1" text:name="Section83">
              <text:p text:style-name="P3"><text:bookmark text:name="mep_266"/></text:p>
            </text:section>
          </table:table-cell>
          <table:table-cell table:style-name="Table82.A1" office:value-type="string">
            <text:p text:style-name="Table_20_Contents"><text:span text:style-name="Emphasis">I have insomnia. </text:span><text:span text:style-name="Emphasis"><text:span text:style-name="Strong_20_Emphasis">The problem is that </text:span></text:span><text:span text:style-name="Emphasis">I can't stop thinking about work.</text:span></text:p>
          </table:table-cell>
          <table:table-cell table:style-name="Table82.A1" office:value-type="string">
            <text:p text:style-name="Table_20_Contents"> </text:p>
          </table:table-cell>
          <table:table-cell table:style-name="Table82.A1" office:value-type="string">
            <text:p text:style-name="Table_20_Contents">Tenho insônia. O problema é que não consigo parar de pensar em trabalho.</text:p>
          </table:table-cell>
        </table:table-row>
        <table:table-row>
          <table:table-cell table:style-name="Table82.A1" office:value-type="string">
            <text:section text:style-name="Sect1" text:name="mep_267">
              <text:p text:style-name="P3"/>
            </text:section>
          </table:table-cell>
          <table:table-cell table:number-columns-spanned="3" office:value-type="string">
            <text:p text:style-name="P3"/>
          </table:table-cell>
          <table:covered-table-cell/>
          <table:covered-table-cell/>
        </table:table-row>
      </table:table>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section text:style-name="Sect1" text:name="Section84">
              <text:p text:style-name="P3"><text:bookmark text:name="mep_267"/></text:p>
            </text:section>
          </table:table-cell>
          <table:table-cell table:style-name="Table83.A1" office:value-type="string">
            <text:p text:style-name="Table_20_Contents"><text:span text:style-name="Emphasis">She can't quit smoking. </text:span><text:span text:style-name="Emphasis"><text:span text:style-name="Strong_20_Emphasis">One big problem is that </text:span></text:span><text:span text:style-name="Emphasis">her husband smokes, too.</text:span></text:p>
          </table:table-cell>
          <table:table-cell table:style-name="Table83.A1" office:value-type="string">
            <text:p text:style-name="Table_20_Contents"> </text:p>
          </table:table-cell>
          <table:table-cell table:style-name="Table83.A1" office:value-type="string">
            <text:p text:style-name="Table_20_Contents">Ela não consegue parar de fumar. Um grande problema é que seu marido também fuma.</text:p>
          </table:table-cell>
        </table:table-row>
        <table:table-row>
          <table:table-cell table:style-name="Table83.A1" table:number-columns-spanned="4" office:value-type="string">
            <text:p text:style-name="Table_20_Contents"><text:line-break/>A palavra <text:span text:style-name="Strong_20_Emphasis">that</text:span> pode ser omitida sem qualquer alteração no significado.<text:line-break/> </text:p>
          </table:table-cell>
          <table:covered-table-cell/>
          <table:covered-table-cell/>
          <table:covered-table-cell/>
        </table:table-row>
        <table:table-row>
          <table:table-cell table:style-name="Table83.A1" office:value-type="string">
            <text:section text:style-name="Sect1" text:name="mep_268">
              <text:p text:style-name="P3"/>
            </text:section>
          </table:table-cell>
          <table:table-cell table:number-columns-spanned="3" office:value-type="string">
            <text:p text:style-name="P3"/>
          </table:table-cell>
          <table:covered-table-cell/>
          <table:covered-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section text:style-name="Sect1" text:name="Section85">
              <text:p text:style-name="P3"><text:bookmark text:name="mep_268"/></text:p>
            </text:section>
          </table:table-cell>
          <table:table-cell table:style-name="Table84.A1" office:value-type="string">
            <text:p text:style-name="Table_20_Contents"><text:span text:style-name="Emphasis">He is very overweight. </text:span><text:span text:style-name="Emphasis"><text:span text:style-name="Strong_20_Emphasis">The trouble is</text:span></text:span><text:span text:style-name="Emphasis"> he eats too much chocolate.</text:span></text:p>
          </table:table-cell>
          <table:table-cell table:style-name="Table84.A1" office:value-type="string">
            <text:p text:style-name="Table_20_Contents"> </text:p>
          </table:table-cell>
          <table:table-cell table:style-name="Table84.A1" office:value-type="string">
            <text:p text:style-name="Table_20_Contents">Ele está muito acima do peso. O problema é que ele come chocolate demais.</text:p>
          </table:table-cell>
        </table:table-row>
        <table:table-row>
          <table:table-cell table:style-name="Table84.A1" office:value-type="string">
            <text:section text:style-name="Sect1" text:name="mep_269">
              <text:p text:style-name="P3"/>
            </text:section>
          </table:table-cell>
          <table:table-cell table:number-columns-spanned="3" office:value-type="string">
            <text:p text:style-name="P3"/>
          </table:table-cell>
          <table:covered-table-cell/>
          <table:covered-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section text:style-name="Sect1" text:name="Section86">
              <text:p text:style-name="P3"><text:bookmark text:name="mep_269"/></text:p>
            </text:section>
          </table:table-cell>
          <table:table-cell table:style-name="Table85.A1" office:value-type="string">
            <text:p text:style-name="Table_20_Contents"><text:span text:style-name="Emphasis">She can't quit smoking.</text:span><text:span text:style-name="Emphasis"><text:span text:style-name="Strong_20_Emphasis"> One big problem is </text:span></text:span><text:span text:style-name="Emphasis">her husband smokes, too.</text:span></text:p>
          </table:table-cell>
          <table:table-cell table:style-name="Table85.A1" office:value-type="string">
            <text:p text:style-name="Table_20_Contents"> </text:p>
          </table:table-cell>
          <table:table-cell table:style-name="Table85.A1" office:value-type="string">
            <text:p text:style-name="Table_20_Contents">Ela não consegue parar de fumar. Um grande problema é que seu marido também fuma.</text:p>
          </table:table-cell>
        </table:table-row>
      </table:table>
      <text:p text:style-name="Standard"/>
      <text:p text:style-name="Standard">She has a lot of personal problems.</text:p>
      <text:p text:style-name="Standard">Ela tem muitos problemas pessoais.</text:p>
      <text:p text:style-name="Standard">I'm sorry to hear that.</text:p>
      <text:p text:style-name="Standard">Lamento ouvir isso.</text:p>
      <text:p text:style-name="Standard">She's having financial problems.</text:p>
      <text:p text:style-name="Standard">Ela está enfrentando problemas financeiros.</text:p>
      <text:p text:style-name="Standard">The trouble is that she's addicted to shopping.</text:p>
      <text:p text:style-name="Standard">O problema é que ela é viciada em compras.</text:p>
      <text:p text:style-name="Standard">Oh, no. That's terrible.</text:p>
      <text:p text:style-name="Standard">Ah, não. Isso é terrível.</text:p>
      <text:p text:style-name="Standard"><text:soft-page-break/>Yeah. She can't stop buying clothes.</text:p>
      <text:p text:style-name="Standard">É. Ela não consegue parar de comprar roupas</text:p>
      <text:p text:style-name="Standard"/>
      <text:p text:style-name="P5">I know that smoking is really bad for me. I really need to<text:span text:style-name="T1"> stop begin</text:span> give it up.<text:line-break/><text:line-break/>He wants to lose weight, so he's going to <text:span text:style-name="T1">quit</text:span> begin <text:span text:style-name="T1">give</text:span> up exercising more.<text:line-break/><text:line-break/>She wants to stop drinking coffee, but it's really hard to <text:span text:style-name="T1">give stop</text:span> break the habit.<text:line-break/><text:line-break/>When did they start <text:span text:style-name="T1">break give</text:span> having financial problems?<text:line-break/><text:line-break/>How long ago did you stop <text:span text:style-name="T1">began break the habit</text:span> smoking?<text:line-break/><text:line-break/>You really should <text:span text:style-name="T1">start</text:span> quit <text:span text:style-name="T1">begin</text:span> eating so much salt. It's bad for you.</text:p>
      <text:p text:style-name="Standard"><text:span text:style-name="Strong_20_Emphasis">Modais 'ought to' e 'had better'</text:span><text:line-break/> </text:p>
      <table:table table:name="Table86" table:style-name="Table86">
        <table:table-column table:style-name="Table86.A" table:number-columns-repeated="2"/>
        <table:table-row>
          <table:table-cell table:style-name="Table86.A1" table:number-columns-spanned="2" office:value-type="string">
            <text:p text:style-name="Table_20_Contents">Você pode usar os modais <text:span text:style-name="Strong_20_Emphasis">ought to</text:span> e <text:span text:style-name="Strong_20_Emphasis">had better</text:span> para dar conselhos. <text:span text:style-name="Strong_20_Emphasis">Had better</text:span> é mais forte do que <text:span text:style-name="Strong_20_Emphasis">ought to</text:span>; use-o para dar conselhos sérios.<text:line-break/> </text:p>
          </table:table-cell>
          <table:covered-table-cell/>
        </table:table-row>
        <table:table-row>
          <table:table-cell table:style-name="Table86.A1" office:value-type="string">
            <text:section text:style-name="Sect1" text:name="mep_293">
              <text:p text:style-name="P3"/>
            </text:section>
          </table:table-cell>
          <table:table-cell office:value-type="string">
            <text:p text:style-name="P3"/>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section text:style-name="Sect1" text:name="Section87">
              <text:p text:style-name="P3"><text:bookmark text:name="mep_293"/></text:p>
            </text:section>
          </table:table-cell>
          <table:table-cell table:style-name="Table87.A1" office:value-type="string">
            <text:p text:style-name="Table_20_Contents"><text:span text:style-name="Emphasis">He's very overweight. He </text:span><text:span text:style-name="Emphasis"><text:span text:style-name="Strong_20_Emphasis">ought to</text:span></text:span><text:span text:style-name="Emphasis"> lose some weight.</text:span></text:p>
          </table:table-cell>
          <table:table-cell table:style-name="Table87.A1" office:value-type="string">
            <text:p text:style-name="Table_20_Contents">Ele está com excesso de peso. Ele deveria perder um pouco de peso.</text:p>
          </table:table-cell>
        </table:table-row>
        <table:table-row>
          <table:table-cell table:style-name="Table87.A1" office:value-type="string">
            <text:p text:style-name="Table_20_Contents"> </text:p>
          </table:table-cell>
          <table:table-cell table:style-name="Table87.A1" office:value-type="string">
            <text:p text:style-name="Table_20_Contents"> </text:p>
          </table:table-cell>
          <table:table-cell table:style-name="Table87.A1" office:value-type="string">
            <text:p text:style-name="Table_20_Contents"> </text:p>
          </table:table-cell>
        </table:table-row>
        <table:table-row>
          <table:table-cell table:style-name="Table87.A1" office:value-type="string">
            <text:section text:style-name="Sect1" text:name="mep_294">
              <text:p text:style-name="P3"/>
            </text:section>
          </table:table-cell>
          <table:table-cell table:number-columns-spanned="2" office:value-type="string">
            <text:p text:style-name="P3"/>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section text:style-name="Sect1" text:name="Section88">
              <text:p text:style-name="P3"><text:bookmark text:name="mep_294"/></text:p>
            </text:section>
          </table:table-cell>
          <table:table-cell table:style-name="Table88.A1" office:value-type="string">
            <text:p text:style-name="Table_20_Contents"><text:span text:style-name="Emphasis">Your health is very poor. You </text:span><text:span text:style-name="Emphasis"><text:span text:style-name="Strong_20_Emphasis">had better</text:span></text:span><text:span text:style-name="Emphasis"> quit smoking.</text:span></text:p>
          </table:table-cell>
          <table:table-cell table:style-name="Table88.A1" office:value-type="string">
            <text:p text:style-name="Table_20_Contents">Sua saúde está ruim. É melhor que você pare de fumar.</text:p>
          </table:table-cell>
          <table:table-cell office:value-type="string">
            <text:p text:style-name="P3"/>
          </table:table-cell>
        </table:table-row>
        <table:table-row>
          <table:table-cell table:style-name="Table88.A1" office:value-type="string">
            <text:p text:style-name="Table_20_Contents"> </text:p>
          </table:table-cell>
          <table:table-cell table:style-name="Table88.A1" office:value-type="string">
            <text:p text:style-name="Table_20_Contents"> </text:p>
          </table:table-cell>
          <table:table-cell table:style-name="Table88.A1" office:value-type="string">
            <text:p text:style-name="Table_20_Contents"> </text:p>
          </table:table-cell>
          <table:table-cell office:value-type="string">
            <text:p text:style-name="P3"/>
          </table:table-cell>
        </table:table-row>
        <table:table-row>
          <table:table-cell table:style-name="Table88.A1" table:number-columns-spanned="4" office:value-type="string">
            <text:p text:style-name="P4"><text:line-break/>A negativa de <text:span text:style-name="Strong_20_Emphasis">had better</text:span> é <text:span text:style-name="Strong_20_Emphasis">had better not</text:span>. A forma negativa de <text:span text:style-name="Strong_20_Emphasis">ought to</text:span> é <text:span text:style-name="Strong_20_Emphasis">ought not to</text:span>, mas raramente ela é usada.<text:line-break/> </text:p>
          </table:table-cell>
          <table:covered-table-cell/>
          <table:covered-table-cell/>
          <table:covered-table-cell/>
        </table:table-row>
        <table:table-row>
          <table:table-cell table:style-name="Table88.A1" office:value-type="string">
            <text:section text:style-name="Sect1" text:name="mep_295">
              <text:p text:style-name="P3"/>
            </text:section>
          </table:table-cell>
          <table:table-cell table:number-columns-spanned="3" office:value-type="string">
            <text:p text:style-name="P3"/>
          </table:table-cell>
          <table:covered-table-cell/>
          <table:covered-table-cell/>
        </table:table-row>
      </table:table>
      <table:table table:name="Table89" table:style-name="Table89">
        <table:table-column table:style-name="Table89.A"/>
        <table:table-column table:style-name="Table89.B"/>
        <table:table-column table:style-name="Table89.C"/>
        <table:table-row>
          <table:table-cell table:style-name="Table89.A1" office:value-type="string">
            <text:section text:style-name="Sect1" text:name="Section89">
              <text:p text:style-name="P3"><text:bookmark text:name="mep_295"/></text:p>
            </text:section>
          </table:table-cell>
          <table:table-cell table:style-name="Table89.A1" office:value-type="string">
            <text:p text:style-name="Table_20_Contents"><text:span text:style-name="Emphasis">You </text:span><text:span text:style-name="Emphasis"><text:span text:style-name="Strong_20_Emphasis">had better not</text:span></text:span><text:span text:style-name="Emphasis"> start smoking. It's a terrible habit.</text:span></text:p>
          </table:table-cell>
          <table:table-cell table:style-name="Table89.A1" office:value-type="string">
            <text:p text:style-name="Table_20_Contents">É melhor você não começar a fumar. É um hábito terrível.</text:p>
          </table:table-cell>
        </table:table-row>
        <text:soft-page-break/>
        <table:table-row>
          <table:table-cell table:style-name="Table89.A1" office:value-type="string">
            <text:p text:style-name="Table_20_Contents"> </text:p>
          </table:table-cell>
          <table:table-cell table:style-name="Table89.A1" office:value-type="string">
            <text:p text:style-name="Table_20_Contents"> </text:p>
          </table:table-cell>
          <table:table-cell table:style-name="Table89.A1" office:value-type="string">
            <text:p text:style-name="Table_20_Contents"> </text:p>
          </table:table-cell>
        </table:table-row>
        <table:table-row>
          <table:table-cell table:style-name="Table89.A1" office:value-type="string">
            <text:section text:style-name="Sect1" text:name="mep_296">
              <text:p text:style-name="P3"/>
            </text:section>
          </table:table-cell>
          <table:table-cell table:number-columns-spanned="2" office:value-type="string">
            <text:p text:style-name="P3"/>
          </table:table-cell>
          <table:covered-table-cell/>
        </table:table-row>
      </table:table>
      <table:table table:name="Table90" table:style-name="Table90">
        <table:table-column table:style-name="Table90.A"/>
        <table:table-column table:style-name="Table90.B"/>
        <table:table-column table:style-name="Table90.C"/>
        <table:table-row>
          <table:table-cell table:style-name="Table90.A1" office:value-type="string">
            <text:section text:style-name="Sect1" text:name="Section90">
              <text:p text:style-name="P3"><text:bookmark text:name="mep_296"/></text:p>
            </text:section>
          </table:table-cell>
          <table:table-cell table:style-name="Table90.A1" office:value-type="string">
            <text:p text:style-name="Table_20_Contents"><text:span text:style-name="Emphasis">She has terrible insomnia. She </text:span><text:span text:style-name="Emphasis"><text:span text:style-name="Strong_20_Emphasis">ought not to </text:span></text:span><text:span text:style-name="Emphasis">drink coffee in the evening. </text:span></text:p>
          </table:table-cell>
          <table:table-cell table:style-name="Table90.A1" office:value-type="string">
            <text:p text:style-name="Table_20_Contents">Ela tem uma insônia terrível. Ela não deveria beber café de noite.</text:p>
          </table:table-cell>
        </table:table-row>
        <table:table-row>
          <table:table-cell table:style-name="Table90.A1" office:value-type="string">
            <text:p text:style-name="Table_20_Contents"> </text:p>
          </table:table-cell>
          <table:table-cell table:style-name="Table90.A1" office:value-type="string">
            <text:p text:style-name="Table_20_Contents"> </text:p>
          </table:table-cell>
          <table:table-cell table:style-name="Table90.A1" office:value-type="string">
            <text:p text:style-name="Table_20_Contents"> </text:p>
          </table:table-cell>
        </table:table-row>
      </table:table>
      <text:p text:style-name="Standard"/>
      <text:p text:style-name="P5">JUSTIN: I have terrible insomnia . I feel so tired at work.<text:line-break/>AMY: Can I give you some advice ?<text:line-break/>JUSTIN: Yeah, sure.<text:line-break/>AMY: Well, don't eat dinner too late. And you had better not drink coffee in the afternoon and evening. Instead, drink lots of water.<text:line-break/>JUSTIN: Right.<text:line-break/>AMY: Also, get some exercise after work. You ought to go for a long walk or maybe go to the gym. Oh, and this is really important: You had better not watch TV in bed. You ought to read a book. That always helps me sleep.<text:line-break/>JUSTIN: Thanks for the advice.<text:line-break/>AMY: Oh, one more thing. You should open your window. Fresh air is great for sleeping.</text:p>
      <text:p text:style-name="Standard">I should quit eating so much chocolate.</text:p>
      <text:p text:style-name="Standard">Eu deveria parar de comer tanto chocolate.</text:p>
      <text:p text:style-name="Standard">She ought to stop while she can.</text:p>
      <text:p text:style-name="Standard">Ela deveria parar enquanto consegue.</text:p>
      <text:p text:style-name="Standard">You had better not begin gambling.</text:p>
      <text:p text:style-name="Standard">É melhor você não começar a apostar em jogos.</text:p>
      <text:p text:style-name="Standard">I really should give up drinking coffee.</text:p>
      <text:p text:style-name="Standard">Eu deveria parar de beber café.</text:p>
      <text:p text:style-name="Standard">He had better give up smoking.</text:p>
      <text:p text:style-name="Standard">É melhor ele parar de fumar.</text:p>
      <text:p text:style-name="Standard">You had better break the habit.</text:p>
      <text:p text:style-name="Standard">É melhor você largar este hábito</text:p>
      <text:p text:style-name="Standard">You ought to start exercising more.</text:p>
      <text:p text:style-name="Standard">Você deveria se exercitar mais.</text:p>
      <text:p text:style-name="Standard"/>
      <text:p text:style-name="Standard">Just ask Mary </text:p>
      <table:table table:name="Table91" table:style-name="Table91">
        <table:table-column table:style-name="Table91.A"/>
        <table:table-column table:style-name="Table91.B"/>
        <table:table-row>
          <table:table-cell table:style-name="Table91.A1" table:number-columns-spanned="2" office:value-type="string">
            <text:p text:style-name="P4">Dear Mary,</text:p>
            <text:p text:style-name="P4"><text:soft-page-break/>I really want to quit smoking, but I can't. Every time I talk on the phone or drink coffee or alcohol, I have to smoke. My boyfriend says I smell bad. My friends don't want to go out with me. What can I do? Please help me.</text:p>
            <text:p text:style-name="P4">Paula<text:line-break/>--------------------------------------------------------------------------------------------------------</text:p>
          </table:table-cell>
          <table:covered-table-cell/>
        </table:table-row>
        <table:table-row>
          <table:table-cell table:style-name="Table91.A1" office:value-type="string">
            <text:p text:style-name="P4">Dear Paula,</text:p>
            <text:p text:style-name="P4">Quitting smoking is very, very difficult. It's an addiction. Some people can't do it alone. My advice is that you ought to see your doctor. Your doctor can give you medicine to help.  Also, when you talk on the phone or drink coffee or alcohol, you had better eat something. That will keep your mouth busy.</text:p>
            <text:p text:style-name="P4">Good luck!</text:p>
            <text:p text:style-name="P4">Mary</text:p>
          </table:table-cell>
          <table:table-cell table:style-name="Table91.B2" office:value-type="string">
            <text:p text:style-name="P3"/>
          </table:table-cell>
        </table:table-row>
      </table:table>
      <text:p text:style-name="Standard"/>
      <text:p text:style-name="Standard"><text:span text:style-name="Strong_20_Emphasis">Dando conselhos fortes</text:span><text:line-break/> </text:p>
      <table:table table:name="Table92" table:style-name="Table92">
        <table:table-column table:style-name="Table92.A" table:number-columns-repeated="2"/>
        <table:table-row>
          <table:table-cell table:style-name="Table92.A1" table:number-columns-spanned="2" office:value-type="string">
            <text:p text:style-name="P4">Há muitas formas de dar conselhos fortes. Analise as diferentes expressões.<text:line-break/> </text:p>
          </table:table-cell>
          <table:covered-table-cell/>
        </table:table-row>
        <table:table-row>
          <table:table-cell table:style-name="Table92.A1" office:value-type="string">
            <text:section text:style-name="Sect1" text:name="mep_306">
              <text:p text:style-name="P3"/>
            </text:section>
          </table:table-cell>
          <table:table-cell office:value-type="string">
            <text:p text:style-name="P3"/>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section text:style-name="Sect1" text:name="Section91">
              <text:p text:style-name="P3"><text:bookmark text:name="mep_306"/></text:p>
            </text:section>
          </table:table-cell>
          <table:table-cell table:style-name="Table93.A1" office:value-type="string">
            <text:p text:style-name="Table_20_Contents"><text:span text:style-name="Emphasis"><text:span text:style-name="Strong_20_Emphasis">Make sure to</text:span></text:span><text:span text:style-name="Emphasis"> get enough sleep.</text:span></text:p>
          </table:table-cell>
          <table:table-cell table:style-name="Table93.A1" office:value-type="string">
            <text:p text:style-name="Table_20_Contents">Certifique-se de dormir o suficiente.</text:p>
          </table:table-cell>
        </table:table-row>
        <table:table-row>
          <table:table-cell table:style-name="Table93.A1" office:value-type="string">
            <text:section text:style-name="Sect1" text:name="mep_307">
              <text:p text:style-name="P3"/>
            </text:section>
          </table:table-cell>
          <table:table-cell table:number-columns-spanned="2" office:value-type="string">
            <text:p text:style-name="P3"/>
          </table:table-cell>
          <table:covered-table-cell/>
        </table:table-row>
      </table:table>
      <table:table table:name="Table94" table:style-name="Table94">
        <table:table-column table:style-name="Table94.A"/>
        <table:table-column table:style-name="Table94.B"/>
        <table:table-column table:style-name="Table94.C"/>
        <table:table-row>
          <table:table-cell table:style-name="Table94.A1" office:value-type="string">
            <text:section text:style-name="Sect1" text:name="Section92">
              <text:p text:style-name="P3"><text:bookmark text:name="mep_307"/></text:p>
            </text:section>
          </table:table-cell>
          <table:table-cell table:style-name="Table94.A1" office:value-type="string">
            <text:p text:style-name="Table_20_Contents"><text:span text:style-name="Emphasis"><text:span text:style-name="Strong_20_Emphasis">Make sure not to</text:span></text:span><text:span text:style-name="Emphasis"> drink coffee at night.</text:span></text:p>
          </table:table-cell>
          <table:table-cell table:style-name="Table94.A1" office:value-type="string">
            <text:p text:style-name="Table_20_Contents">Certifique-se de não beber café de noite.</text:p>
          </table:table-cell>
        </table:table-row>
        <table:table-row>
          <table:table-cell table:style-name="Table94.A1" office:value-type="string">
            <text:section text:style-name="Sect1" text:name="mep_308">
              <text:p text:style-name="P3"/>
            </text:section>
          </table:table-cell>
          <table:table-cell table:number-columns-spanned="2" office:value-type="string">
            <text:p text:style-name="P3"/>
          </table:table-cell>
          <table:covered-table-cell/>
        </table:table-row>
      </table:table>
      <table:table table:name="Table95" table:style-name="Table95">
        <table:table-column table:style-name="Table95.A"/>
        <table:table-column table:style-name="Table95.B"/>
        <table:table-column table:style-name="Table95.C"/>
        <table:table-row>
          <table:table-cell table:style-name="Table95.A1" office:value-type="string">
            <text:section text:style-name="Sect1" text:name="Section93">
              <text:p text:style-name="P3"><text:bookmark text:name="mep_308"/></text:p>
            </text:section>
          </table:table-cell>
          <table:table-cell table:style-name="Table95.A1" office:value-type="string">
            <text:p text:style-name="P4"><text:span text:style-name="Emphasis"><text:span text:style-name="Strong_20_Emphasis">Be sure to</text:span></text:span><text:span text:style-name="Emphasis"> exercise every week.</text:span></text:p>
          </table:table-cell>
          <table:table-cell table:style-name="Table95.A1" office:value-type="string">
            <text:p text:style-name="P4">Certifique-se de fazer exercícios toda semana.</text:p>
          </table:table-cell>
        </table:table-row>
        <table:table-row>
          <table:table-cell table:style-name="Table95.A1" office:value-type="string">
            <text:section text:style-name="Sect1" text:name="mep_309">
              <text:p text:style-name="P3"/>
            </text:section>
          </table:table-cell>
          <table:table-cell table:number-columns-spanned="2" office:value-type="string">
            <text:p text:style-name="P3"/>
          </table:table-cell>
          <table:covered-table-cell/>
        </table:table-row>
      </table:table>
      <table:table table:name="Table96" table:style-name="Table96">
        <table:table-column table:style-name="Table96.A"/>
        <table:table-column table:style-name="Table96.B"/>
        <table:table-column table:style-name="Table96.C"/>
        <table:table-row>
          <table:table-cell table:style-name="Table96.A1" office:value-type="string">
            <text:section text:style-name="Sect1" text:name="Section94">
              <text:p text:style-name="P3"><text:bookmark text:name="mep_309"/></text:p>
            </text:section>
          </table:table-cell>
          <table:table-cell table:style-name="Table96.A1" office:value-type="string">
            <text:p text:style-name="Table_20_Contents"><text:span text:style-name="Emphasis"><text:span text:style-name="Strong_20_Emphasis">Be sure not to</text:span></text:span><text:span text:style-name="Emphasis"> eat too much fast food. </text:span></text:p>
          </table:table-cell>
          <table:table-cell table:style-name="Table96.A1" office:value-type="string">
            <text:p text:style-name="Table_20_Contents">Certifique-se de não comer muita besteira.</text:p>
          </table:table-cell>
        </table:table-row>
        <table:table-row>
          <table:table-cell table:style-name="Table96.A1" office:value-type="string">
            <text:section text:style-name="Sect1" text:name="mep_310">
              <text:p text:style-name="P3"/>
            </text:section>
          </table:table-cell>
          <table:table-cell table:number-columns-spanned="2" office:value-type="string">
            <text:p text:style-name="P3"/>
          </table:table-cell>
          <table:covered-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section text:style-name="Sect1" text:name="Section95">
              <text:p text:style-name="P3"><text:bookmark text:name="mep_310"/></text:p>
            </text:section>
          </table:table-cell>
          <table:table-cell table:style-name="Table97.A1" office:value-type="string">
            <text:p text:style-name="Table_20_Contents"><text:span text:style-name="Emphasis"><text:span text:style-name="Strong_20_Emphasis">Don't</text:span></text:span><text:span text:style-name="Emphasis"> start smoking.</text:span></text:p>
          </table:table-cell>
          <table:table-cell table:style-name="Table97.A1" office:value-type="string">
            <text:p text:style-name="Table_20_Contents">Não comece a fumar.</text:p>
          </table:table-cell>
        </table:table-row>
        <table:table-row>
          <table:table-cell table:style-name="Table97.A1" office:value-type="string">
            <text:section text:style-name="Sect1" text:name="mep_311">
              <text:p text:style-name="P3"/>
            </text:section>
          </table:table-cell>
          <table:table-cell table:number-columns-spanned="2" office:value-type="string">
            <text:p text:style-name="P3"/>
          </table:table-cell>
          <table:covered-table-cell/>
        </table:table-row>
      </table:table>
      <table:table table:name="Table98" table:style-name="Table98">
        <table:table-column table:style-name="Table98.A"/>
        <table:table-column table:style-name="Table98.B"/>
        <table:table-column table:style-name="Table98.C"/>
        <table:table-row>
          <table:table-cell table:style-name="Table98.A1" office:value-type="string">
            <text:section text:style-name="Sect1" text:name="Section96">
              <text:p text:style-name="P3"><text:bookmark text:name="mep_311"/></text:p>
            </text:section>
          </table:table-cell>
          <table:table-cell table:style-name="Table98.A1" office:value-type="string">
            <text:p text:style-name="P4"><text:span text:style-name="Emphasis"><text:span text:style-name="Strong_20_Emphasis">You ought to </text:span></text:span><text:span text:style-name="Emphasis">give up gambling.</text:span></text:p>
          </table:table-cell>
          <table:table-cell table:style-name="Table98.A1" office:value-type="string">
            <text:p text:style-name="P4">Você deveria desistir de apostar.</text:p>
          </table:table-cell>
        </table:table-row>
        <table:table-row>
          <table:table-cell table:style-name="Table98.A1" office:value-type="string">
            <text:section text:style-name="Sect1" text:name="mep_312">
              <text:p text:style-name="P3"/>
            </text:section>
          </table:table-cell>
          <table:table-cell table:number-columns-spanned="2" office:value-type="string">
            <text:p text:style-name="P3"/>
          </table:table-cell>
          <table:covered-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section text:style-name="Sect1" text:name="Section97">
              <text:p text:style-name="P3"><text:bookmark text:name="mep_312"/></text:p>
            </text:section>
          </table:table-cell>
          <table:table-cell table:style-name="Table99.A1" office:value-type="string">
            <text:p text:style-name="Table_20_Contents"><text:span text:style-name="Emphasis"><text:span text:style-name="Strong_20_Emphasis">You had better</text:span></text:span><text:span text:style-name="Emphasis"> stop smoking.</text:span></text:p>
          </table:table-cell>
          <table:table-cell table:style-name="Table99.A1" office:value-type="string">
            <text:p text:style-name="Table_20_Contents">É melhor você parar de fumar.</text:p>
          </table:table-cell>
        </table:table-row>
        <table:table-row>
          <table:table-cell table:style-name="Table99.A1" office:value-type="string">
            <text:section text:style-name="Sect1" text:name="mep_313">
              <text:p text:style-name="P3"/>
            </text:section>
          </table:table-cell>
          <table:table-cell table:number-columns-spanned="2" office:value-type="string">
            <text:p text:style-name="P3"/>
          </table:table-cell>
          <table:covered-table-cell/>
        </table:table-row>
      </table:table>
      <table:table table:name="Table100" table:style-name="Table100">
        <table:table-column table:style-name="Table100.A"/>
        <table:table-column table:style-name="Table100.B"/>
        <table:table-column table:style-name="Table100.C"/>
        <table:table-row>
          <table:table-cell table:style-name="Table100.A1" office:value-type="string">
            <text:section text:style-name="Sect1" text:name="Section98">
              <text:p text:style-name="P3"><text:bookmark text:name="mep_313"/></text:p>
            </text:section>
          </table:table-cell>
          <table:table-cell table:style-name="Table100.A1" office:value-type="string">
            <text:p text:style-name="Table_20_Contents"><text:span text:style-name="Emphasis"><text:span text:style-name="Strong_20_Emphasis">You had better not</text:span></text:span><text:span text:style-name="Emphasis"> talk to him. You're angry!</text:span></text:p>
          </table:table-cell>
          <table:table-cell table:style-name="Table100.A1" office:value-type="string">
            <text:p text:style-name="Table_20_Contents">É melhor você não falar com ele. Você está bravo!</text:p>
          </table:table-cell>
        </table:table-row>
      </table:table>
      <text:p text:style-name="P5"><text:soft-page-break/>Don't <text:span text:style-name="T1">ought</text:span> start <text:span text:style-name="T1">better</text:span> gambling again!<text:line-break/><text:line-break/>You ought <text:span text:style-name="T1">should better</text:span> to give up smoking.<text:line-break/><text:line-break/>Make <text:span text:style-name="T1">better</text:span> sure <text:span text:style-name="T1">should</text:span> to drink lots of water.<text:line-break/><text:line-break/>You'd better <text:span text:style-name="T1">don't</text:span> not <text:span text:style-name="T1">shouldn't</text:span> talk to her right now.<text:line-break/><text:line-break/>Make sure not to <text:span text:style-name="T1">don't oughtn't</text:span> drink too much coffee.<text:line-break/><text:line-break/>He had better <text:span text:style-name="T1">ought should</text:span> save some money.</text:p>
      <text:p text:style-name="Standard"/>
      <text:p text:style-name="Standard">Be sure to exercise every day.</text:p>
      <text:p text:style-name="Standard">Certifique-se de se exercitar todos os dias.</text:p>
      <text:p text:style-name="Standard">You ought to think about working less.</text:p>
      <text:p text:style-name="Standard">Você deveria pensar em trabalhar menos.</text:p>
      <text:p text:style-name="Standard">Make sure to drink less coffee.</text:p>
      <text:p text:style-name="Standard">Veja se bebe menos café.</text:p>
      <text:p text:style-name="Standard">You had better not work so hard.</text:p>
      <text:p text:style-name="Standard">É melhor você não trabalhar tanto.</text:p>
      <text:p text:style-name="Standard"/>
      <text:p text:style-name="Standard"><text:span text:style-name="Strong_20_Emphasis">Problemas no trabalho</text:span><text:line-break/> </text:p>
      <table:table table:name="Table101" table:style-name="Table101">
        <table:table-column table:style-name="Table101.A"/>
        <table:table-column table:style-name="Table101.B"/>
        <table:table-row>
          <table:table-cell table:style-name="Table101.A1" table:number-columns-spanned="2" office:value-type="string">
            <text:p text:style-name="Table_20_Contents">Como em qualquer outra parte da vida, às vezes há problemas no trabalho. Um funcionário pode precisar falar com o chefe para:<text:line-break/> </text:p>
          </table:table-cell>
          <table:covered-table-cell/>
        </table:table-row>
        <table:table-row>
          <table:table-cell table:style-name="Table101.A1" office:value-type="string">
            <text:section text:style-name="Sect1" text:name="mep_324">
              <text:p text:style-name="P3"/>
            </text:section>
          </table:table-cell>
          <table:table-cell office:value-type="string">
            <text:p text:style-name="P3"/>
          </table:table-cell>
        </table:table-row>
      </table:table>
      <table:table table:name="Table102" table:style-name="Table102">
        <table:table-column table:style-name="Table102.A"/>
        <table:table-column table:style-name="Table102.B"/>
        <table:table-column table:style-name="Table102.C"/>
        <table:table-row>
          <table:table-cell table:style-name="Table102.A1" office:value-type="string">
            <text:section text:style-name="Sect1" text:name="Section99">
              <text:p text:style-name="P3"><text:bookmark text:name="mep_324"/></text:p>
            </text:section>
          </table:table-cell>
          <table:table-cell table:style-name="Table102.A1" office:value-type="string">
            <text:p text:style-name="Table_20_Contents"><text:span text:style-name="Emphasis">being late = tardiness</text:span></text:p>
          </table:table-cell>
          <table:table-cell table:style-name="Table102.A1" office:value-type="string">
            <text:p text:style-name="Table_20_Contents">estar atrasado = atraso</text:p>
          </table:table-cell>
        </table:table-row>
        <table:table-row>
          <table:table-cell table:style-name="Table102.A1" office:value-type="string">
            <text:section text:style-name="Sect1" text:name="mep_325">
              <text:p text:style-name="P3"/>
            </text:section>
          </table:table-cell>
          <table:table-cell table:number-columns-spanned="2" office:value-type="string">
            <text:p text:style-name="P3"/>
          </table:table-cell>
          <table:covered-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section text:style-name="Sect1" text:name="Section100">
              <text:p text:style-name="P3"><text:bookmark text:name="mep_325"/></text:p>
            </text:section>
          </table:table-cell>
          <table:table-cell table:style-name="Table103.A1" office:value-type="string">
            <text:p text:style-name="Table_20_Contents"><text:span text:style-name="Emphasis">being disorganized</text:span></text:p>
          </table:table-cell>
          <table:table-cell table:style-name="Table103.A1" office:value-type="string">
            <text:p text:style-name="Table_20_Contents">ser desorganizado</text:p>
          </table:table-cell>
        </table:table-row>
        <table:table-row>
          <table:table-cell table:style-name="Table103.A1" office:value-type="string">
            <text:section text:style-name="Sect1" text:name="mep_326">
              <text:p text:style-name="P3"/>
            </text:section>
          </table:table-cell>
          <table:table-cell table:number-columns-spanned="2" office:value-type="string">
            <text:p text:style-name="P3"/>
          </table:table-cell>
          <table:covered-table-cell/>
        </table:table-row>
      </table:table>
      <table:table table:name="Table104" table:style-name="Table104">
        <table:table-column table:style-name="Table104.A"/>
        <table:table-column table:style-name="Table104.B"/>
        <table:table-column table:style-name="Table104.C"/>
        <table:table-row>
          <table:table-cell table:style-name="Table104.A1" office:value-type="string">
            <text:section text:style-name="Sect1" text:name="Section101">
              <text:p text:style-name="P3"><text:bookmark text:name="mep_326"/></text:p>
            </text:section>
          </table:table-cell>
          <table:table-cell table:style-name="Table104.A1" office:value-type="string">
            <text:p text:style-name="Table_20_Contents"><text:span text:style-name="Emphasis">being lazy</text:span></text:p>
          </table:table-cell>
          <table:table-cell table:style-name="Table104.A1" office:value-type="string">
            <text:p text:style-name="Table_20_Contents">ser preguiçoso</text:p>
          </table:table-cell>
        </table:table-row>
        <table:table-row>
          <table:table-cell table:style-name="Table104.A1" office:value-type="string">
            <text:section text:style-name="Sect1" text:name="mep_327">
              <text:p text:style-name="P3"/>
            </text:section>
          </table:table-cell>
          <table:table-cell table:number-columns-spanned="2" office:value-type="string">
            <text:p text:style-name="P3"/>
          </table:table-cell>
          <table:covered-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section text:style-name="Sect1" text:name="Section102">
              <text:p text:style-name="P3"><text:bookmark text:name="mep_327"/></text:p>
            </text:section>
          </table:table-cell>
          <table:table-cell table:style-name="Table105.A1" office:value-type="string">
            <text:p text:style-name="Table_20_Contents"><text:span text:style-name="Emphasis">being sloppy</text:span></text:p>
          </table:table-cell>
          <table:table-cell table:style-name="Table105.A1" office:value-type="string">
            <text:p text:style-name="Table_20_Contents">ser relaxado</text:p>
          </table:table-cell>
        </table:table-row>
        <table:table-row>
          <table:table-cell table:style-name="Table105.A1" office:value-type="string">
            <text:section text:style-name="Sect1" text:name="mep_328">
              <text:p text:style-name="P3"/>
            </text:section>
          </table:table-cell>
          <table:table-cell table:number-columns-spanned="2" office:value-type="string">
            <text:p text:style-name="P3"/>
          </table:table-cell>
          <table:covered-table-cell/>
        </table:table-row>
      </table:table>
      <table:table table:name="Table106" table:style-name="Table106">
        <table:table-column table:style-name="Table106.A"/>
        <table:table-column table:style-name="Table106.B"/>
        <table:table-column table:style-name="Table106.C"/>
        <table:table-row>
          <table:table-cell table:style-name="Table106.A1" office:value-type="string">
            <text:section text:style-name="Sect1" text:name="Section103">
              <text:p text:style-name="P3"><text:bookmark text:name="mep_328"/></text:p>
            </text:section>
          </table:table-cell>
          <table:table-cell table:style-name="Table106.A1" office:value-type="string">
            <text:p text:style-name="Table_20_Contents"><text:span text:style-name="Emphasis">being argumentative</text:span></text:p>
          </table:table-cell>
          <table:table-cell table:style-name="Table106.A1" office:value-type="string">
            <text:p text:style-name="Table_20_Contents">ser respondão</text:p>
          </table:table-cell>
        </table:table-row>
      </table:table>
      <text:p text:style-name="Standard"><text:soft-page-break/></text:p>
      <table:table table:name="Table107" table:style-name="Table107">
        <table:table-column table:style-name="Table107.A"/>
        <table:table-column table:style-name="Table107.B"/>
        <table:table-column table:style-name="Table107.C"/>
        <table:table-row>
          <table:table-cell table:style-name="Table107.A1" office:value-type="string">
            <text:section text:style-name="Sect1" text:name="mep_329">
              <text:p text:style-name="P3"/>
            </text:section>
          </table:table-cell>
          <table:table-cell table:style-name="Table107.A1" office:value-type="string">
            <text:p text:style-name="Table_20_Contents"><text:span text:style-name="Emphasis">being offensive</text:span></text:p>
          </table:table-cell>
          <table:table-cell table:style-name="Table107.A1" office:value-type="string">
            <text:p text:style-name="Table_20_Contents">ser ofensivo</text:p>
          </table:table-cell>
        </table:table-row>
        <table:table-row>
          <table:table-cell table:style-name="Table107.A1" office:value-type="string">
            <text:section text:style-name="Sect1" text:name="mep_330">
              <text:p text:style-name="P3"/>
            </text:section>
          </table:table-cell>
          <table:table-cell table:number-columns-spanned="2" office:value-type="string">
            <text:p text:style-name="P3"/>
          </table:table-cell>
          <table:covered-table-cell/>
        </table:table-row>
      </table:table>
      <table:table table:name="Table108" table:style-name="Table108">
        <table:table-column table:style-name="Table108.A"/>
        <table:table-column table:style-name="Table108.B"/>
        <table:table-column table:style-name="Table108.C"/>
        <table:table-row>
          <table:table-cell table:style-name="Table108.A1" office:value-type="string">
            <text:section text:style-name="Sect1" text:name="Section104">
              <text:p text:style-name="P3"><text:bookmark text:name="mep_330"/></text:p>
            </text:section>
          </table:table-cell>
          <table:table-cell table:style-name="Table108.A1" office:value-type="string">
            <text:p text:style-name="Table_20_Contents"><text:span text:style-name="Emphasis">not being flexible</text:span></text:p>
          </table:table-cell>
          <table:table-cell table:style-name="Table108.A1" office:value-type="string">
            <text:p text:style-name="Table_20_Contents">não ser flexível</text:p>
          </table:table-cell>
        </table:table-row>
        <table:table-row>
          <table:table-cell table:style-name="Table108.A1" office:value-type="string">
            <text:section text:style-name="Sect1" text:name="mep_331">
              <text:p text:style-name="P3"/>
            </text:section>
          </table:table-cell>
          <table:table-cell table:number-columns-spanned="2" office:value-type="string">
            <text:p text:style-name="P3"/>
          </table:table-cell>
          <table:covered-table-cell/>
        </table:table-row>
      </table:table>
      <table:table table:name="Table109" table:style-name="Table109">
        <table:table-column table:style-name="Table109.A"/>
        <table:table-column table:style-name="Table109.B"/>
        <table:table-column table:style-name="Table109.C"/>
        <table:table-row>
          <table:table-cell table:style-name="Table109.A1" office:value-type="string">
            <text:section text:style-name="Sect1" text:name="Section105">
              <text:p text:style-name="P3"><text:bookmark text:name="mep_331"/></text:p>
            </text:section>
          </table:table-cell>
          <table:table-cell table:style-name="Table109.A1" office:value-type="string">
            <text:p text:style-name="Table_20_Contents"><text:span text:style-name="Emphasis">not following instructions</text:span></text:p>
          </table:table-cell>
          <table:table-cell table:style-name="Table109.A1" office:value-type="string">
            <text:p text:style-name="Table_20_Contents">não seguir instruções</text:p>
          </table:table-cell>
        </table:table-row>
        <table:table-row>
          <table:table-cell table:style-name="Table109.A1" office:value-type="string">
            <text:section text:style-name="Sect1" text:name="mep_332">
              <text:p text:style-name="P3"/>
            </text:section>
          </table:table-cell>
          <table:table-cell table:number-columns-spanned="2" office:value-type="string">
            <text:p text:style-name="P3"/>
          </table:table-cell>
          <table:covered-table-cell/>
        </table:table-row>
      </table:table>
      <table:table table:name="Table110" table:style-name="Table110">
        <table:table-column table:style-name="Table110.A"/>
        <table:table-column table:style-name="Table110.B"/>
        <table:table-column table:style-name="Table110.C"/>
        <table:table-row>
          <table:table-cell table:style-name="Table110.A1" office:value-type="string">
            <text:section text:style-name="Sect1" text:name="Section106">
              <text:p text:style-name="P3"><text:bookmark text:name="mep_332"/></text:p>
            </text:section>
          </table:table-cell>
          <table:table-cell table:style-name="Table110.A1" office:value-type="string">
            <text:p text:style-name="Table_20_Contents"><text:span text:style-name="Emphasis">not working well with the team</text:span></text:p>
          </table:table-cell>
          <table:table-cell table:style-name="Table110.A1" office:value-type="string">
            <text:p text:style-name="Table_20_Contents">não trabalhar bem em equipe</text:p>
          </table:table-cell>
        </table:table-row>
        <table:table-row>
          <table:table-cell table:style-name="Table110.A1" office:value-type="string">
            <text:section text:style-name="Sect1" text:name="mep_333">
              <text:p text:style-name="P3"/>
            </text:section>
          </table:table-cell>
          <table:table-cell table:number-columns-spanned="2" office:value-type="string">
            <text:p text:style-name="P3"/>
          </table:table-cell>
          <table:covered-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section text:style-name="Sect1" text:name="Section107">
              <text:p text:style-name="P3"><text:bookmark text:name="mep_333"/></text:p>
            </text:section>
          </table:table-cell>
          <table:table-cell table:style-name="Table111.A1" office:value-type="string">
            <text:p text:style-name="Table_20_Contents"><text:span text:style-name="Emphasis">not meeting deadlines</text:span></text:p>
          </table:table-cell>
          <table:table-cell table:style-name="Table111.A1" office:value-type="string">
            <text:p text:style-name="Table_20_Contents">não cumprir prazos</text:p>
          </table:table-cell>
        </table:table-row>
      </table:table>
      <text:p text:style-name="Text_20_body"> </text:p>
      <text:p text:style-name="P5">JOSH: My boss wanted to speak with me today. And it wasn't very nice.<text:line-break/>PAM: What for ?<text:line-break/>JOSH: For not meeting my deadline .<text:line-break/>PAM: Oh, no. I'm sorry.<text:line-break/>JOSH: Yeah, and also for being argumentative.<text:line-break/>PAM: Really? Well, you are a bit argumentative – sometimes.<text:line-break/>JOSH: Me? Argumentative? No way! I am not.<text:line-break/>PAM: You see?<text:line-break/>JOSH: What?<text:line-break/>PAM: Did your boss mention anything else?<text:line-break/>JOSH: Uh, yeah. He said I need to work on being more flexible .<text:line-break/>PAM: Yeah … Good luck with that.</text:p>
      <text:p text:style-name="Standard">Not meeting deadlines is unacceptable.</text:p>
      <text:p text:style-name="Standard">Não cumprir prazos é inaceitável</text:p>
      <text:p text:style-name="Standard">Sorry! I wasn't following instructions.</text:p>
      <text:p text:style-name="Standard">Desculpe! Eu não estava seguindo as instruções.</text:p>
      <text:p text:style-name="Standard">I have to stop being so disorganized.</text:p>
      <text:p text:style-name="Standard">Tenho que parar de ser tão desorganizado.</text:p>
      <text:p text:style-name="Standard">Being argumentative at work is not a good thing.</text:p>
      <text:p text:style-name="Standard">Ser controverso no trabalho não é algo bom.</text:p>
      <text:p text:style-name="Standard">She spoke to me about my tardiness.</text:p>
      <text:p text:style-name="Standard">Ela falou comigo sobre atrasos.</text:p>
      <text:p text:style-name="Standard">She was warned about not being flexible enough.</text:p>
      <text:p text:style-name="Standard">Ela foi avisada sobre não ser flexível o bastante.</text:p>
      <text:p text:style-name="Standard"><text:soft-page-break/>He's not working well with the team.</text:p>
      <text:p text:style-name="Standard">Ele não está trabalhando bem com a equipe</text:p>
      <text:p text:style-name="Standard">He was fired for being offensive.</text:p>
      <text:p text:style-name="Standard">Ele foi demitido por ser ofensivo.</text:p>
      <text:p text:style-name="Standard"/>
      <text:p text:style-name="Standard"><text:span text:style-name="Strong_20_Emphasis">Orações relativas com 'who'</text:span><text:line-break/> </text:p>
      <table:table table:name="Table112" table:style-name="Table112">
        <table:table-column table:style-name="Table112.A"/>
        <table:table-column table:style-name="Table112.B"/>
        <table:table-row>
          <table:table-cell table:style-name="Table112.A1" table:number-columns-spanned="2" office:value-type="string">
            <text:p text:style-name="Table_20_Contents">Use orações relativas para combinar suas frases. Elas deixam sua fala e escrita mais fluentes e ajudam você a evitar as repetições. O pronome relativo <text:span text:style-name="Strong_20_Emphasis">who</text:span> é usado para pessoas.<text:line-break/> </text:p>
          </table:table-cell>
          <table:covered-table-cell/>
        </table:table-row>
        <table:table-row>
          <table:table-cell table:style-name="Table112.A1" office:value-type="string">
            <text:section text:style-name="Sect1" text:name="mep_344">
              <text:p text:style-name="P3"/>
            </text:section>
          </table:table-cell>
          <table:table-cell office:value-type="string">
            <text:p text:style-name="P3"/>
          </table:table-cell>
        </table:table-row>
      </table:table>
      <table:table table:name="Table113" table:style-name="Table113">
        <table:table-column table:style-name="Table113.A"/>
        <table:table-column table:style-name="Table113.B"/>
        <table:table-row>
          <table:table-cell table:style-name="Table113.A1" office:value-type="string">
            <text:section text:style-name="Sect1" text:name="Section108">
              <text:p text:style-name="P3"><text:bookmark text:name="mep_344"/></text:p>
            </text:section>
          </table:table-cell>
          <table:table-cell table:style-name="Table113.A1" office:value-type="string">
            <text:p text:style-name="Table_20_Contents"><text:span text:style-name="Emphasis">We have a lot of engineers. The engineers work late.                   </text:span></text:p>
          </table:table-cell>
        </table:table-row>
        <table:table-row>
          <table:table-cell table:style-name="Table113.A1" office:value-type="string">
            <text:section text:style-name="Sect1" text:name="mep_345">
              <text:p text:style-name="P3"/>
            </text:section>
          </table:table-cell>
          <table:table-cell office:value-type="string">
            <text:p text:style-name="P3"/>
          </table:table-cell>
        </table:table-row>
      </table:table>
      <table:table table:name="Table114" table:style-name="Table114">
        <table:table-column table:style-name="Table114.A"/>
        <table:table-column table:style-name="Table114.B"/>
        <table:table-row>
          <table:table-cell table:style-name="Table114.A1" office:value-type="string">
            <text:section text:style-name="Sect1" text:name="Section109">
              <text:p text:style-name="P3"><text:bookmark text:name="mep_345"/></text:p>
            </text:section>
          </table:table-cell>
          <table:table-cell table:style-name="Table114.A1" office:value-type="string">
            <text:p text:style-name="Table_20_Contents"><text:span text:style-name="Emphasis">We have a lot of engineers </text:span><text:span text:style-name="Emphasis"><text:span text:style-name="Strong_20_Emphasis">who</text:span></text:span><text:span text:style-name="Emphasis"> work late.</text:span></text:p>
          </table:table-cell>
        </table:table-row>
        <table:table-row>
          <table:table-cell table:style-name="Table114.A1" table:number-columns-spanned="2" office:value-type="string">
            <text:p text:style-name="Table_20_Contents"><text:line-break/>No exemplo, a oração principal - <text:span text:style-name="Strong_20_Emphasis">We have a lot of engineers</text:span> - é uma frase completa. A oração relativa - <text:span text:style-name="Strong_20_Emphasis">who work late</text:span> - não é uma frase completa e não pode ficar sozinha.</text:p>
          </table:table-cell>
          <table:covered-table-cell/>
        </table:table-row>
      </table:table>
      <text:p text:style-name="Text_20_body"><text:line-break/>  </text:p>
      <text:p text:style-name="Text_20_body"> </text:p>
      <text:p text:style-name="Text_20_body"/>
      <text:p text:style-name="P5">You wouldn't believe the people I work with. I have a colleague who never cleans his desk. He is so sloppy . I have a manager who enjoys being offensive . It's just awful. And I have a boss who is never in the office. She's so lazy it's incredible.</text:p>
      <text:p text:style-name="Text_20_body"/>
      <text:p text:style-name="Standard">I have a colleague. The colleague is very sloppy.</text:p>
      <text:p text:style-name="Standard">Tenho um colega. O colega é muito desleixado.</text:p>
      <text:p text:style-name="Standard">I have a colleague who is very sloppy.</text:p>
      <text:p text:style-name="Standard">Tenho um colega que é muito desleixado.</text:p>
      <text:p text:style-name="Standard">I work with a guy. He never meets deadlines.</text:p>
      <text:p text:style-name="Standard">Trabalho com um cara. Ele nunca cumpre prazos.</text:p>
      <text:p text:style-name="Standard">I have a new boss. She isn't very flexible.</text:p>
      <text:p text:style-name="Standard">Tenho uma chefe nova. Ela não é muito flexível.</text:p>
      <text:p text:style-name="Standard">I have a new boss who isn't very flexible.</text:p>
      <text:p text:style-name="Standard"><text:soft-page-break/>Tenho uma chefe nova que não é muito flexível.</text:p>
      <text:p text:style-name="Standard"/>
      <text:p text:style-name="P5">LARRY: Come in. Ah, Pamela. Thank you for coming. Have a seat.<text:line-break/>PAMELA: No problem. What's up?<text:line-break/>LARRY: I asked you here today to talk about the team.<text:line-break/>PAMELA: What about the team?<text:line-break/>LARRY: Well, I know you're a hard worker, but Paul told me that you don't work well with the team. He says you're argumentative. This is something we have to deal with . What's the story ?<text:line-break/>PAMELA: Excuse me, but Paul is offensive to all the women on the team.<text:line-break/>LARRY: Okay. How is he offensive?<text:line-break/>PAMELA: He's always making bad jokes about women. And last week, he called Anna fat. He's just so rude. You can ask any woman on the team.<text:line-break/>LARRY: Really? Well, we have to figure out a solution for this.<text:line-break/>PAMELA: One solution could be for you to talk to the team as a group, not just Paul or me.<text:line-break/>LARRY: I think that's a good idea. Would tomorrow work for you ?<text:line-break/>PAMELA: Yes. Thank you very much.</text:p>
      <text:p text:style-name="Standard"/>
      <text:p text:style-name="Standard">What's going on?</text:p>
      <text:p text:style-name="Standard">Qual é a história?</text:p>
      <text:p text:style-name="Standard">What's the story?</text:p>
      <text:p text:style-name="Standard">Qual é a história?</text:p>
      <text:p text:style-name="Standard">This is something that we have to deal with.</text:p>
      <text:p text:style-name="Standard">Isto é algo com que temos que lidar.</text:p>
      <text:p text:style-name="Standard">We have to figure out a solution for this.</text:p>
      <text:p text:style-name="Standard">Temos que descobrir uma solução para isso</text:p>
      <text:p text:style-name="Standard">One solution could be that I come early.</text:p>
      <text:p text:style-name="Standard">Uma solução possível é eu chegar mais cedo.</text:p>
      <text:p text:style-name="Standard">No, I don't think so.</text:p>
      <text:p text:style-name="Standard">Não, eu não concordo.</text:p>
      <text:p text:style-name="Standard">Another possibility would be for me to work late.</text:p>
      <text:p text:style-name="Standard">Outra possibilidade seria eu vir trabalhar mais tarde.</text:p>
      <text:p text:style-name="Standard">That would work.</text:p>
      <text:p text:style-name="Standard">Isso poderia funcionar.</text:p>
      <text:p text:style-name="Standard"><text:soft-page-break/>Let's see how it goes.</text:p>
      <text:p text:style-name="Standard">Vamos ver como fica.</text:p>
      <text:p text:style-name="Standard"/>
      <text:p text:style-name="Standard"><text:span text:style-name="Strong_20_Emphasis">Problemas da empresa</text:span><text:line-break/> </text:p>
      <table:table table:name="Table115" table:style-name="Table115">
        <table:table-column table:style-name="Table115.A"/>
        <table:table-column table:style-name="Table115.B"/>
        <table:table-row>
          <table:table-cell table:style-name="Table115.A1" table:number-columns-spanned="2" office:value-type="string">
            <text:p text:style-name="Table_20_Contents">Problemas podem acontecer na sua vida pessoal e profissional. Empresas também podem passar por problemas. Estude os problemas mais comuns de empresas abaixo.<text:line-break/> </text:p>
          </table:table-cell>
          <table:covered-table-cell/>
        </table:table-row>
        <table:table-row>
          <table:table-cell table:style-name="Table115.A1" office:value-type="string">
            <text:section text:style-name="Sect1" text:name="mep_380">
              <text:p text:style-name="P3"/>
            </text:section>
          </table:table-cell>
          <table:table-cell office:value-type="string">
            <text:p text:style-name="P3"/>
          </table:table-cell>
        </table:table-row>
      </table:table>
      <table:table table:name="Table116" table:style-name="Table116">
        <table:table-column table:style-name="Table116.A"/>
        <table:table-column table:style-name="Table116.B"/>
        <table:table-column table:style-name="Table116.C"/>
        <table:table-row>
          <table:table-cell table:style-name="Table116.A1" office:value-type="string">
            <text:section text:style-name="Sect1" text:name="Section110">
              <text:p text:style-name="P3"><text:bookmark text:name="mep_380"/></text:p>
            </text:section>
          </table:table-cell>
          <table:table-cell table:style-name="Table116.A1" office:value-type="string">
            <text:p text:style-name="Table_20_Contents"><text:span text:style-name="Emphasis">Business is bad, and </text:span><text:span text:style-name="Emphasis"><text:span text:style-name="Strong_20_Emphasis">employee morale</text:span></text:span><text:span text:style-name="Emphasis"> is low.</text:span></text:p>
          </table:table-cell>
          <table:table-cell table:style-name="Table116.A1" office:value-type="string">
            <text:p text:style-name="Table_20_Contents">Os negócios estão ruins, e a moral do funcionário está baixa.</text:p>
          </table:table-cell>
        </table:table-row>
        <table:table-row>
          <table:table-cell table:style-name="Table116.A1" office:value-type="string">
            <text:section text:style-name="Sect1" text:name="mep_381">
              <text:p text:style-name="P3"/>
            </text:section>
          </table:table-cell>
          <table:table-cell table:number-columns-spanned="2" office:value-type="string">
            <text:p text:style-name="P3"/>
          </table:table-cell>
          <table:covered-table-cell/>
        </table:table-row>
      </table:table>
      <table:table table:name="Table117" table:style-name="Table117">
        <table:table-column table:style-name="Table117.A"/>
        <table:table-column table:style-name="Table117.B"/>
        <table:table-column table:style-name="Table117.C"/>
        <table:table-row>
          <table:table-cell table:style-name="Table117.A1" office:value-type="string">
            <text:section text:style-name="Sect1" text:name="Section111">
              <text:p text:style-name="P3"><text:bookmark text:name="mep_381"/></text:p>
            </text:section>
          </table:table-cell>
          <table:table-cell table:style-name="Table117.A1" office:value-type="string">
            <text:p text:style-name="Table_20_Contents"><text:span text:style-name="Emphasis"><text:span text:style-name="Strong_20_Emphasis">Communication</text:span></text:span><text:span text:style-name="Emphasis"> between management and staff is poor. </text:span></text:p>
          </table:table-cell>
          <table:table-cell table:style-name="Table117.A1" office:value-type="string">
            <text:p text:style-name="Table_20_Contents">A comunicação entre a gerência e a equipe está fraca.</text:p>
          </table:table-cell>
        </table:table-row>
        <table:table-row>
          <table:table-cell table:style-name="Table117.A1" office:value-type="string">
            <text:section text:style-name="Sect1" text:name="mep_382">
              <text:p text:style-name="P3"/>
            </text:section>
          </table:table-cell>
          <table:table-cell table:number-columns-spanned="2" office:value-type="string">
            <text:p text:style-name="P3"/>
          </table:table-cell>
          <table:covered-table-cell/>
        </table:table-row>
      </table:table>
      <table:table table:name="Table118" table:style-name="Table118">
        <table:table-column table:style-name="Table118.A"/>
        <table:table-column table:style-name="Table118.B"/>
        <table:table-column table:style-name="Table118.C"/>
        <table:table-row>
          <table:table-cell table:style-name="Table118.A1" office:value-type="string">
            <text:section text:style-name="Sect1" text:name="Section112">
              <text:p text:style-name="P3"><text:bookmark text:name="mep_382"/></text:p>
            </text:section>
          </table:table-cell>
          <table:table-cell table:style-name="Table118.A1" office:value-type="string">
            <text:p text:style-name="Table_20_Contents"><text:span text:style-name="Emphasis">There is a continuing problem of employee </text:span><text:span text:style-name="Emphasis"><text:span text:style-name="Strong_20_Emphasis">theft</text:span></text:span><text:span text:style-name="Emphasis"> in the company.</text:span></text:p>
          </table:table-cell>
          <table:table-cell table:style-name="Table118.A1" office:value-type="string">
            <text:p text:style-name="Table_20_Contents">Há um problema contínuo de roubo de funcionários na empresa.</text:p>
          </table:table-cell>
        </table:table-row>
        <table:table-row>
          <table:table-cell table:style-name="Table118.A1" office:value-type="string">
            <text:section text:style-name="Sect1" text:name="mep_383">
              <text:p text:style-name="P3"/>
            </text:section>
          </table:table-cell>
          <table:table-cell table:number-columns-spanned="2" office:value-type="string">
            <text:p text:style-name="P3"/>
          </table:table-cell>
          <table:covered-table-cell/>
        </table:table-row>
      </table:table>
      <table:table table:name="Table119" table:style-name="Table119">
        <table:table-column table:style-name="Table119.A"/>
        <table:table-column table:style-name="Table119.B"/>
        <table:table-column table:style-name="Table119.C"/>
        <table:table-row>
          <table:table-cell table:style-name="Table119.A1" office:value-type="string">
            <text:section text:style-name="Sect1" text:name="Section113">
              <text:p text:style-name="P3"><text:bookmark text:name="mep_383"/></text:p>
            </text:section>
          </table:table-cell>
          <table:table-cell table:style-name="Table119.A1" office:value-type="string">
            <text:p text:style-name="Table_20_Contents"><text:span text:style-name="Emphasis">The company's </text:span><text:span text:style-name="Emphasis"><text:span text:style-name="Strong_20_Emphasis">costs</text:span></text:span><text:span text:style-name="Emphasis"> are going up and up.</text:span></text:p>
          </table:table-cell>
          <table:table-cell table:style-name="Table119.A1" office:value-type="string">
            <text:p text:style-name="Table_20_Contents">Os custos da empresa estão subindo cada vez mais.</text:p>
          </table:table-cell>
        </table:table-row>
        <table:table-row>
          <table:table-cell table:style-name="Table119.A1" office:value-type="string">
            <text:section text:style-name="Sect1" text:name="mep_384">
              <text:p text:style-name="P3"/>
            </text:section>
          </table:table-cell>
          <table:table-cell table:number-columns-spanned="2" office:value-type="string">
            <text:p text:style-name="P3"/>
          </table:table-cell>
          <table:covered-table-cell/>
        </table:table-row>
      </table:table>
      <table:table table:name="Table120" table:style-name="Table120">
        <table:table-column table:style-name="Table120.A"/>
        <table:table-column table:style-name="Table120.B"/>
        <table:table-column table:style-name="Table120.C"/>
        <table:table-row>
          <table:table-cell table:style-name="Table120.A1" office:value-type="string">
            <text:section text:style-name="Sect1" text:name="Section114">
              <text:p text:style-name="P3"><text:bookmark text:name="mep_384"/></text:p>
            </text:section>
          </table:table-cell>
          <table:table-cell table:style-name="Table120.A1" office:value-type="string">
            <text:p text:style-name="Table_20_Contents"><text:span text:style-name="Emphasis"><text:span text:style-name="Strong_20_Emphasis">Competition</text:span></text:span><text:span text:style-name="Emphasis"> is fierce in our industry.</text:span></text:p>
          </table:table-cell>
          <table:table-cell table:style-name="Table120.A1" office:value-type="string">
            <text:p text:style-name="Table_20_Contents">A concorrência é forte na nossa indústria.</text:p>
          </table:table-cell>
        </table:table-row>
        <table:table-row>
          <table:table-cell table:style-name="Table120.A1" office:value-type="string">
            <text:section text:style-name="Sect1" text:name="mep_385">
              <text:p text:style-name="P3"/>
            </text:section>
          </table:table-cell>
          <table:table-cell table:number-columns-spanned="2" office:value-type="string">
            <text:p text:style-name="P3"/>
          </table:table-cell>
          <table:covered-table-cell/>
        </table:table-row>
      </table:table>
      <table:table table:name="Table121" table:style-name="Table121">
        <table:table-column table:style-name="Table121.A"/>
        <table:table-column table:style-name="Table121.B"/>
        <table:table-column table:style-name="Table121.C"/>
        <table:table-row>
          <table:table-cell table:style-name="Table121.A1" office:value-type="string">
            <text:section text:style-name="Sect1" text:name="Section115">
              <text:p text:style-name="P3"><text:bookmark text:name="mep_385"/></text:p>
            </text:section>
          </table:table-cell>
          <table:table-cell table:style-name="Table121.A1" office:value-type="string">
            <text:p text:style-name="Table_20_Contents"><text:span text:style-name="Emphasis">Because of terrible </text:span><text:span text:style-name="Emphasis"><text:span text:style-name="Strong_20_Emphasis">mismanagement</text:span></text:span><text:span text:style-name="Emphasis">, the company is in trouble.</text:span></text:p>
          </table:table-cell>
          <table:table-cell table:style-name="Table121.A1" office:value-type="string">
            <text:p text:style-name="Table_20_Contents">Em função da terrível falta de gerenciamento, a empresa está em problemas.</text:p>
          </table:table-cell>
        </table:table-row>
        <table:table-row>
          <table:table-cell table:style-name="Table121.A1" office:value-type="string">
            <text:section text:style-name="Sect1" text:name="mep_386">
              <text:p text:style-name="P3"/>
            </text:section>
          </table:table-cell>
          <table:table-cell table:number-columns-spanned="2" office:value-type="string">
            <text:p text:style-name="P3"/>
          </table:table-cell>
          <table:covered-table-cell/>
        </table:table-row>
      </table:table>
      <table:table table:name="Table122" table:style-name="Table122">
        <table:table-column table:style-name="Table122.A"/>
        <table:table-column table:style-name="Table122.B"/>
        <table:table-column table:style-name="Table122.C"/>
        <table:table-row>
          <table:table-cell table:style-name="Table122.A1" office:value-type="string">
            <text:section text:style-name="Sect1" text:name="Section116">
              <text:p text:style-name="P3"><text:bookmark text:name="mep_386"/></text:p>
            </text:section>
          </table:table-cell>
          <table:table-cell table:style-name="Table122.A1" office:value-type="string">
            <text:p text:style-name="Table_20_Contents"><text:span text:style-name="Emphasis">The company's biggest problem is </text:span><text:span text:style-name="Emphasis"><text:span text:style-name="Strong_20_Emphasis">a</text:span></text:span><text:span text:style-name="Emphasis"> </text:span><text:span text:style-name="Emphasis"><text:span text:style-name="Strong_20_Emphasis">lack of innovation</text:span></text:span><text:span text:style-name="Emphasis">.</text:span></text:p>
          </table:table-cell>
          <table:table-cell table:style-name="Table122.A1" office:value-type="string">
            <text:p text:style-name="Table_20_Contents">O maior problema da empresa é a falta de inovação.</text:p>
          </table:table-cell>
        </table:table-row>
        <table:table-row>
          <table:table-cell table:style-name="Table122.A1" office:value-type="string">
            <text:section text:style-name="Sect1" text:name="mep_387">
              <text:p text:style-name="P3"/>
            </text:section>
          </table:table-cell>
          <table:table-cell table:number-columns-spanned="2" office:value-type="string">
            <text:p text:style-name="P3"/>
          </table:table-cell>
          <table:covered-table-cell/>
        </table:table-row>
      </table:table>
      <table:table table:name="Table123" table:style-name="Table123">
        <table:table-column table:style-name="Table123.A"/>
        <table:table-column table:style-name="Table123.B"/>
        <table:table-column table:style-name="Table123.C"/>
        <table:table-row>
          <table:table-cell table:style-name="Table123.A1" office:value-type="string">
            <text:section text:style-name="Sect1" text:name="Section117">
              <text:p text:style-name="P3"><text:bookmark text:name="mep_387"/></text:p>
            </text:section>
          </table:table-cell>
          <table:table-cell table:style-name="Table123.A1" office:value-type="string">
            <text:p text:style-name="Table_20_Contents"><text:span text:style-name="Emphasis">We </text:span><text:span text:style-name="Emphasis"><text:span text:style-name="Strong_20_Emphasis">don't have the money</text:span></text:span><text:span text:style-name="Emphasis"> to buy </text:span><text:span text:style-name="Emphasis"><text:span text:style-name="Strong_20_Emphasis">the latest technology</text:span></text:span><text:span text:style-name="Emphasis">.</text:span></text:p>
          </table:table-cell>
          <table:table-cell table:style-name="Table123.A1" office:value-type="string">
            <text:p text:style-name="Table_20_Contents">Não temos o dinheiro para comprar a última tecnologia.</text:p>
          </table:table-cell>
        </table:table-row>
      </table:table>
      <text:p text:style-name="Standard"/>
      <text:p text:style-name="P5">We need to talk to each other. <text:span text:style-name="T1">Competition</text:span> Communication <text:span text:style-name="T1">Costs</text:span> is important.<text:line-break/><text:line-break/>The team didn't meet its deadline due to <text:span text:style-name="T1">latest technology</text:span> mismanagement <text:span text:style-name="T1">first rate</text:span> .<text:line-break/><text:line-break/>We don't have the best products because of a lack of <text:span text:style-name="T1">theft</text:span> innovation <text:span text:style-name="T1">costs</text:span> .<text:line-break/><text:line-break/>Our <text:span text:style-name="T1">thefts</text:span> costs <text:span text:style-name="T1">innovations</text:span> are a problem. We need to spend less money.<text:line-break/><text:line-break/><text:soft-page-break/>Our competition <text:span text:style-name="T1">morale mismanagement</text:span> is weak. Business isn't doing so well at the moment.<text:line-break/><text:line-break/>The employees aren't happy. We need to improve their morale <text:span text:style-name="T1">cost innovation</text:span> .</text:p>
      <text:p text:style-name="Standard">Our company has a number of problems. We need to have better communication between management and staff. If employee morale is poor, we will not do well. Also, a lack of innovation will make people not want to buy our products. We have to keep costs down so we have the money to buy the latest technology . We also have to watch what the competition is doing. We are not alone in this business.</text:p>
      <text:p text:style-name="Standard"/>
      <text:p text:style-name="Standard">The company's biggest problem is a lack of innovation.</text:p>
      <text:p text:style-name="Standard">O grande problema da empresa é a falta de inovação</text:p>
      <text:p text:style-name="Standard">Communication between management and staff is poor.</text:p>
      <text:p text:style-name="Standard">A comunicação entre gerência e equipe é ruim.</text:p>
      <text:p text:style-name="Standard">We don't have the money to buy the latest technology.</text:p>
      <text:p text:style-name="Standard">Não temos dinheiro para comprar uma tecnologia moderna.</text:p>
      <text:p text:style-name="Standard">Because of mismanagement, the company is in trouble.</text:p>
      <text:p text:style-name="Standard">Devido a má administração, a empresa está com problemas</text:p>
      <text:p text:style-name="Standard">Competition is fierce in our industry.</text:p>
      <text:p text:style-name="Standard">A competição é agressiva em nossa indústria</text:p>
      <text:p text:style-name="Standard">There is a problem of employee theft in the company.</text:p>
      <text:p text:style-name="Standard">Existe um problema de um funcionário que rouba na empresa</text:p>
      <text:p text:style-name="Standard">Business is bad, and employee morale is very low.</text:p>
      <text:p text:style-name="Standard">O negócio vai mal, e a moral dos funcionários anda muito baixa.</text:p>
      <text:p text:style-name="Standard">The company's costs are going up and up.</text:p>
      <text:p text:style-name="Standard">Os custos da empresas estão aumentando.</text:p>
      <text:p text:style-name="Standard"/>
      <text:p text:style-name="Standard"><text:span text:style-name="Strong_20_Emphasis">Orações relativas com 'that'</text:span><text:line-break/> </text:p>
      <table:table table:name="Table124" table:style-name="Table124">
        <table:table-column table:style-name="Table124.A" table:number-columns-repeated="2"/>
        <table:table-row>
          <table:table-cell table:style-name="Table124.A1" table:number-columns-spanned="2" office:value-type="string">
            <text:p text:style-name="Table_20_Contents">Use as orações relativas para combinar duas frases. Use o pronome relativo <text:span text:style-name="Strong_20_Emphasis">that</text:span> para coisas.<text:line-break/> </text:p>
          </table:table-cell>
          <table:covered-table-cell/>
        </table:table-row>
        <table:table-row>
          <table:table-cell table:style-name="Table124.A1" office:value-type="string">
            <text:section text:style-name="Sect1" text:name="mep_396">
              <text:p text:style-name="P3"/>
            </text:section>
          </table:table-cell>
          <table:table-cell office:value-type="string">
            <text:p text:style-name="P3"/>
          </table:table-cell>
        </table:table-row>
      </table:table>
      <table:table table:name="Table125" table:style-name="Table125">
        <table:table-column table:style-name="Table125.A"/>
        <table:table-column table:style-name="Table125.B"/>
        <table:table-row>
          <table:table-cell table:style-name="Table125.A1" office:value-type="string">
            <text:section text:style-name="Sect1" text:name="Section118">
              <text:p text:style-name="P3"><text:bookmark text:name="mep_396"/></text:p>
            </text:section>
          </table:table-cell>
          <table:table-cell table:style-name="Table125.A1" office:value-type="string">
            <text:p text:style-name="Table_20_Contents"><text:span text:style-name="Emphasis">I work for a company. The company has lots of problems.</text:span></text:p>
          </table:table-cell>
        </table:table-row>
        <table:table-row>
          <table:table-cell table:style-name="Table125.A1" office:value-type="string">
            <text:section text:style-name="Sect1" text:name="mep_397">
              <text:p text:style-name="P3"/>
            </text:section>
          </table:table-cell>
          <table:table-cell office:value-type="string">
            <text:p text:style-name="P3"/>
          </table:table-cell>
        </table:table-row>
      </table:table>
      <table:table table:name="Table126" table:style-name="Table126">
        <table:table-column table:style-name="Table126.A"/>
        <table:table-column table:style-name="Table126.B"/>
        <table:table-row>
          <table:table-cell table:style-name="Table126.A1" office:value-type="string">
            <text:section text:style-name="Sect1" text:name="Section119">
              <text:p text:style-name="P3"><text:bookmark text:name="mep_397"/></text:p>
            </text:section>
          </table:table-cell>
          <table:table-cell table:style-name="Table126.A1" office:value-type="string">
            <text:p text:style-name="Table_20_Contents"><text:span text:style-name="Emphasis">I work for a company </text:span><text:span text:style-name="Emphasis"><text:span text:style-name="Strong_20_Emphasis">that</text:span></text:span><text:span text:style-name="Emphasis"> has lots of problems.</text:span></text:p>
          </table:table-cell>
        </table:table-row>
        <table:table-row>
          <table:table-cell table:style-name="Table126.A1" table:number-columns-spanned="2" office:value-type="string">
            <text:p text:style-name="Table_20_Contents"><text:line-break/>Nesse exemplo, a oração principal - <text:span text:style-name="Strong_20_Emphasis">I work for a company</text:span> - é uma frase completa. A oração relativa - <text:span text:style-name="Strong_20_Emphasis">that has lots of problems</text:span> - não é uma frase completa e não pode ficar sozinha.</text:p>
          </table:table-cell>
          <table:covered-table-cell/>
        </table:table-row>
        <text:soft-page-break/>
        <table:table-row>
          <table:table-cell table:style-name="Table126.A1" table:number-columns-spanned="2" office:value-type="string">
            <text:p text:style-name="Table_20_Contents"><text:line-break/>Lembre-se, usar orações relativas deixa sua fala e escrita mais fluentes e ajuda você a evitar repetições.</text:p>
          </table:table-cell>
          <table:covered-table-cell/>
        </table:table-row>
      </table:table>
      <text:p text:style-name="Text_20_body"><text:line-break/>  </text:p>
      <text:p text:style-name="Text_20_body"> </text:p>
      <text:p text:style-name="P5">The company I work for has a lot of problems. We have technology that's not the latest. I have a computer that's 10 years old . We have a management team that's disorganized . We have products that aren't innovative. We have competition that's doing better. We have costs that are rising quickly.</text:p>
      <text:p text:style-name="Standard">Innovation is the solution. It can save us.</text:p>
      <text:p text:style-name="Standard">Inovação é a solução. Pode nos salvar.</text:p>
      <text:p text:style-name="Standard">Innovation is the solution that can save us.</text:p>
      <text:p text:style-name="Standard">Inovação é a solução que pode nos salvar.</text:p>
      <text:p text:style-name="Standard">Mismanagement is a problem. It's hurting us.</text:p>
      <text:p text:style-name="Standard">A má administração é um problema. Está nos prejudicando</text:p>
      <text:p text:style-name="Standard">Mismanagement is a problem that's hurting us.</text:p>
      <text:p text:style-name="Standard">A má administração é um problema que está nos prejudicando.</text:p>
      <text:p text:style-name="Standard">We have technology. It's really old and slow.</text:p>
      <text:p text:style-name="Standard">Nós temos tecnologia. É velha e lenta.</text:p>
      <text:p text:style-name="Standard">We have technology that's really old and slow.</text:p>
      <text:p text:style-name="Standard">Nós temos uma tecnologia que é velha e lenta.</text:p>
      <text:p text:style-name="Standard"/>
      <text:p text:style-name="Standard"><text:span text:style-name="Strong_20_Emphasis">Oferecendo soluções</text:span><text:line-break/> </text:p>
      <table:table table:name="Table127" table:style-name="Table127">
        <table:table-column table:style-name="Table127.A"/>
        <table:table-column table:style-name="Table127.B"/>
        <table:table-row>
          <table:table-cell table:style-name="Table127.A1" table:number-columns-spanned="2" office:value-type="string">
            <text:p text:style-name="Table_20_Contents">Para oferecer soluções possíveis, use expressões como essas:</text:p>
          </table:table-cell>
          <table:covered-table-cell/>
        </table:table-row>
        <table:table-row>
          <table:table-cell table:style-name="Table127.A1" table:number-columns-spanned="2" office:value-type="string">
            <text:p text:style-name="Table_20_Contents"> </text:p>
          </table:table-cell>
          <table:covered-table-cell/>
        </table:table-row>
        <table:table-row>
          <table:table-cell table:style-name="Table127.A1" office:value-type="string">
            <text:section text:style-name="Sect1" text:name="mep_409">
              <text:p text:style-name="P3"/>
            </text:section>
          </table:table-cell>
          <table:table-cell office:value-type="string">
            <text:p text:style-name="P3"/>
          </table:table-cell>
        </table:table-row>
      </table:table>
      <table:table table:name="Table128" table:style-name="Table128">
        <table:table-column table:style-name="Table128.A"/>
        <table:table-column table:style-name="Table128.B"/>
        <table:table-column table:style-name="Table128.C"/>
        <table:table-row>
          <table:table-cell table:style-name="Table128.A1" office:value-type="string">
            <text:section text:style-name="Sect1" text:name="Section120">
              <text:p text:style-name="P3"><text:bookmark text:name="mep_409"/></text:p>
            </text:section>
          </table:table-cell>
          <table:table-cell table:style-name="Table128.A1" office:value-type="string">
            <text:p text:style-name="Table_20_Contents"><text:span text:style-name="Emphasis"><text:span text:style-name="Strong_20_Emphasis">One solution could be</text:span></text:span><text:span text:style-name="Emphasis"> that we hire a new manager.</text:span></text:p>
          </table:table-cell>
          <table:table-cell table:style-name="Table128.A1" office:value-type="string">
            <text:p text:style-name="Table_20_Contents">Uma solução pode ser contratarmos um novo gerente.</text:p>
          </table:table-cell>
        </table:table-row>
        <table:table-row>
          <table:table-cell table:style-name="Table128.A1" office:value-type="string">
            <text:section text:style-name="Sect1" text:name="mep_410">
              <text:p text:style-name="P3"/>
            </text:section>
          </table:table-cell>
          <table:table-cell table:number-columns-spanned="2" office:value-type="string">
            <text:p text:style-name="P3"/>
          </table:table-cell>
          <table:covered-table-cell/>
        </table:table-row>
      </table:table>
      <table:table table:name="Table129" table:style-name="Table129">
        <table:table-column table:style-name="Table129.A"/>
        <table:table-column table:style-name="Table129.B"/>
        <table:table-column table:style-name="Table129.C"/>
        <table:table-row>
          <table:table-cell table:style-name="Table129.A1" office:value-type="string">
            <text:section text:style-name="Sect1" text:name="Section121">
              <text:p text:style-name="P3"><text:bookmark text:name="mep_410"/></text:p>
            </text:section>
          </table:table-cell>
          <table:table-cell table:style-name="Table129.A1" office:value-type="string">
            <text:p text:style-name="Table_20_Contents"><text:span text:style-name="Emphasis"><text:span text:style-name="Strong_20_Emphasis">Another possibility would be to</text:span></text:span><text:span text:style-name="Emphasis"> have a team meeting.</text:span></text:p>
          </table:table-cell>
          <table:table-cell table:style-name="Table129.A1" office:value-type="string">
            <text:p text:style-name="Table_20_Contents">Outra possibilidade seria fazermos uma reunião de equipe.</text:p>
          </table:table-cell>
        </table:table-row>
        <table:table-row>
          <table:table-cell table:style-name="Table129.A1" office:value-type="string">
            <text:p text:style-name="Table_20_Contents"> </text:p>
          </table:table-cell>
          <table:table-cell table:style-name="Table129.A1" table:number-columns-spanned="2" office:value-type="string">
            <text:p text:style-name="Table_20_Contents"> </text:p>
          </table:table-cell>
          <table:covered-table-cell/>
        </table:table-row>
        <table:table-row>
          <table:table-cell table:style-name="Table129.A1" table:number-columns-spanned="3" office:value-type="string">
            <text:p text:style-name="Table_20_Contents">Para oferecer uma solução à força, use expressões como as seguintes.</text:p>
          </table:table-cell>
          <table:covered-table-cell/>
          <table:covered-table-cell/>
        </table:table-row>
        <table:table-row>
          <table:table-cell table:style-name="Table129.A1" table:number-columns-spanned="3" office:value-type="string">
            <text:p text:style-name="Table_20_Contents"> </text:p>
          </table:table-cell>
          <table:covered-table-cell/>
          <table:covered-table-cell/>
        </table:table-row>
        <table:table-row>
          <table:table-cell table:style-name="Table129.A1" office:value-type="string">
            <text:section text:style-name="Sect1" text:name="mep_411">
              <text:p text:style-name="P3"/>
            </text:section>
          </table:table-cell>
          <table:table-cell table:number-columns-spanned="2" office:value-type="string">
            <text:p text:style-name="P3"/>
          </table:table-cell>
          <table:covered-table-cell/>
        </table:table-row>
      </table:table>
      <table:table table:name="Table130" table:style-name="Table130">
        <table:table-column table:style-name="Table130.A"/>
        <table:table-column table:style-name="Table130.B"/>
        <table:table-column table:style-name="Table130.C"/>
        <text:soft-page-break/>
        <table:table-row>
          <table:table-cell table:style-name="Table130.A1" office:value-type="string">
            <text:section text:style-name="Sect1" text:name="Section122">
              <text:p text:style-name="P3"><text:bookmark text:name="mep_411"/></text:p>
            </text:section>
          </table:table-cell>
          <table:table-cell table:style-name="Table130.A1" office:value-type="string">
            <text:p text:style-name="Table_20_Contents"><text:span text:style-name="Emphasis"><text:span text:style-name="Strong_20_Emphasis">I really think that the only solution is to</text:span></text:span><text:span text:style-name="Emphasis"> replace the entire management team.</text:span></text:p>
          </table:table-cell>
          <table:table-cell table:style-name="Table130.A1" office:value-type="string">
            <text:p text:style-name="Table_20_Contents">Realmente acho que a única solução é substituir toda a equipe de gerenciamento.</text:p>
          </table:table-cell>
        </table:table-row>
        <table:table-row>
          <table:table-cell table:style-name="Table130.A1" office:value-type="string">
            <text:section text:style-name="Sect1" text:name="mep_412">
              <text:p text:style-name="P3"/>
            </text:section>
          </table:table-cell>
          <table:table-cell table:number-columns-spanned="2" office:value-type="string">
            <text:p text:style-name="P3"/>
          </table:table-cell>
          <table:covered-table-cell/>
        </table:table-row>
      </table:table>
      <table:table table:name="Table131" table:style-name="Table131">
        <table:table-column table:style-name="Table131.A"/>
        <table:table-column table:style-name="Table131.B"/>
        <table:table-column table:style-name="Table131.C"/>
        <table:table-row>
          <table:table-cell table:style-name="Table131.A1" office:value-type="string">
            <text:section text:style-name="Sect1" text:name="Section123">
              <text:p text:style-name="P3"><text:bookmark text:name="mep_412"/></text:p>
            </text:section>
          </table:table-cell>
          <table:table-cell table:style-name="Table131.A1" office:value-type="string">
            <text:p text:style-name="Table_20_Contents"><text:span text:style-name="Emphasis"><text:span text:style-name="Strong_20_Emphasis">The only way to solve this problem is to</text:span></text:span><text:span text:style-name="Emphasis"> buy the company.</text:span></text:p>
          </table:table-cell>
          <table:table-cell table:style-name="Table131.A1" office:value-type="string">
            <text:p text:style-name="Table_20_Contents">A única forma de resolver esse problema é comprar a empresa.</text:p>
          </table:table-cell>
        </table:table-row>
        <table:table-row>
          <table:table-cell table:style-name="Table131.A1" office:value-type="string">
            <text:section text:style-name="Sect1" text:name="mep_413">
              <text:p text:style-name="P3"/>
            </text:section>
          </table:table-cell>
          <table:table-cell table:number-columns-spanned="2" office:value-type="string">
            <text:p text:style-name="P3"/>
          </table:table-cell>
          <table:covered-table-cell/>
        </table:table-row>
      </table:table>
      <table:table table:name="Table132" table:style-name="Table132">
        <table:table-column table:style-name="Table132.A"/>
        <table:table-column table:style-name="Table132.B"/>
        <table:table-column table:style-name="Table132.C"/>
        <table:table-row>
          <table:table-cell table:style-name="Table132.A1" office:value-type="string">
            <text:section text:style-name="Sect1" text:name="Section124">
              <text:p text:style-name="P3"><text:bookmark text:name="mep_413"/></text:p>
            </text:section>
          </table:table-cell>
          <table:table-cell table:style-name="Table132.A1" office:value-type="string">
            <text:p text:style-name="Table_20_Contents"><text:span text:style-name="Emphasis"><text:span text:style-name="Strong_20_Emphasis">I strongly suggest that</text:span></text:span><text:span text:style-name="Emphasis"> </text:span><text:span text:style-name="Emphasis"><text:span text:style-name="Strong_20_Emphasis">we</text:span></text:span><text:span text:style-name="Emphasis"> deal with this problem immediately.</text:span></text:p>
          </table:table-cell>
          <table:table-cell table:style-name="Table132.A1" office:value-type="string">
            <text:p text:style-name="Table_20_Contents">Sugiro fortemente que tratemos desse problema imediatamente.</text:p>
          </table:table-cell>
        </table:table-row>
        <table:table-row>
          <table:table-cell table:style-name="Table132.A1" office:value-type="string">
            <text:p text:style-name="Table_20_Contents"> </text:p>
          </table:table-cell>
          <table:table-cell table:style-name="Table132.A1" table:number-columns-spanned="2" office:value-type="string">
            <text:p text:style-name="Table_20_Contents"> </text:p>
          </table:table-cell>
          <table:covered-table-cell/>
        </table:table-row>
      </table:table>
      <text:p text:style-name="Text_20_body"><text:line-break/>I really think that's the only solution.<text:line-break/>Eu realmente acho que essa seja a única solução.<text:line-break/>Another possibility would be to have a team meeting.<text:line-break/>Outra possibilidade seria ter uma reunião de equipe.<text:line-break/>One solution could be that we hire a new manager.<text:line-break/>Uma solução seria contratar um novo gerente.<text:line-break/>I strongly suggest that we deal with this problem now.<text:line-break/>Eu sugiro firmemente que nós lidemos com esse problema agora.<text:line-break/>The only way to solve the problem is to buy them out.<text:line-break/>A única maneira de resolver o problema é comprar a parte deles.</text:p>
      <text:p text:style-name="Text_20_body"/>
      <text:p text:style-name="Text_20_body">The Clayton Harelson Company made beautiful motorcycles that were popular around the world. It cost a lot to make them in the US, so the motorcycles were expensive. Problems began when other companies, in other countries, started making similar motorcycles. Company management decided they had two choices. One solution was to move the factory to a less expensive country. Another possibility was to have fewer workers in the factory and spend a lot of money on the latest technology to make the motorcyc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21:17:41.686757174</meta:creation-date>
    <dc:date>2023-02-20T23:36:04.991104465</dc:date>
    <meta:editing-duration>PT3M39S</meta:editing-duration>
    <meta:editing-cycles>1</meta:editing-cycles>
    <meta:document-statistic meta:table-count="132" meta:image-count="0" meta:object-count="0" meta:page-count="30" meta:paragraph-count="690" meta:word-count="6151" meta:character-count="34502" meta:non-whitespace-character-count="28677"/>
    <meta:generator>LibreOffice/7.3.7.2$Linux_X86_64 LibreOffice_project/30$Build-2</meta:generator>
  </office:meta>
</office:document-meta>
</file>